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4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6.2988in" svg:height="3.5429in" svg:x="10.5071in" svg:y="0.2268in">
            <draw:object draw:notify-on-update-of-ranges="Sheet2.A2:Sheet2.A37 Sheet2.B1:Sheet2.B1 Sheet2.B2:Sheet2.B37 Sheet2.C1:Sheet2.C1 Sheet2.C2:Sheet2.C37 Sheet2.D1:Sheet2.D1 Sheet2.D2:Sheet2.D37 Sheet2.E1:Sheet2.E1 Sheet2.E2:Sheet2.E37 Sheet2.F1:Sheet2.F1 Sheet2.F2:Sheet2.F3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17.1961in" svg:y="0.2764in">
            <draw:object draw:notify-on-update-of-ranges="Sheet2.A2:Sheet2.A21 Sheet2.B1:Sheet2.B1 Sheet2.B2:Sheet2.B21 Sheet2.C1:Sheet2.C1 Sheet2.C2:Sheet2.C21 Sheet2.F1:Sheet2.F1 Sheet2.F2:Sheet2.F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6.2988in" svg:height="3.5429in" svg:x="38.2685in" svg:y="0.1283in">
            <draw:object draw:notify-on-update-of-ranges="Sheet2.S2:Sheet2.S21 Sheet2.V1:Sheet2.V1 Sheet2.V2:Sheet2.V21 Sheet2.W1:Sheet2.W1 Sheet2.W2:Sheet2.W21 Sheet2.T1:Sheet2.T1 Sheet2.T2:Sheet2.T21 Sheet2.U1:Sheet2.U1 Sheet2.U2:Sheet2.U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6.2988in" svg:height="3.5429in" svg:x="45.4874in" svg:y="0.0394in">
            <draw:object draw:notify-on-update-of-ranges="Sheet2.S2:Sheet2.S21 Sheet2.T1:Sheet2.T1 Sheet2.T2:Sheet2.T21 Sheet2.U1:Sheet2.U1 Sheet2.U2:Sheet2.U2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4" draw:style-name="gr1" draw:text-style-name="P1" svg:width="6.2988in" svg:height="3.5429in" svg:x="38.5449in" svg:y="4.1283in">
            <draw:object draw:notify-on-update-of-ranges="Sheet2.S25:Sheet2.S44 Sheet2.T24:Sheet2.T24 Sheet2.T25:Sheet2.T44 Sheet2.W24:Sheet2.W24 Sheet2.U25:Sheet2.U44 Sheet2.U24:Sheet2.U24 Sheet2.U25:Sheet2.U44 Sheet2.V24:Sheet2.V24 Sheet2.V25:Sheet2.V4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5" draw:style-name="gr1" draw:text-style-name="P1" svg:width="6.2988in" svg:height="3.5429in" svg:x="10.6in" svg:y="15.5638in">
            <draw:object draw:notify-on-update-of-ranges="Sheet2.A87:Sheet2.A122 Sheet2.B86:Sheet2.B86 Sheet2.B87:Sheet2.B122 Sheet2.C86:Sheet2.C86 Sheet2.C87:Sheet2.C122 Sheet2.D86:Sheet2.D86 Sheet2.D87:Sheet2.D122 Sheet2.E86:Sheet2.E86 Sheet2.E87:Sheet2.E122 Sheet2.F86:Sheet2.F86 Sheet2.F87:Sheet2.F12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2" table:number-columns-repeated="7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Quant. Elementos</text:p>
          </table:table-cell>
          <table:table-cell office:value-type="string" calcext:value-type="string">
            <text:p>Insertion Sort Comp</text:p>
          </table:table-cell>
          <table:table-cell office:value-type="string" calcext:value-type="string">
            <text:p>Insertion Sort Rec Comp</text:p>
          </table:table-cell>
          <table:table-cell office:value-type="string" calcext:value-type="string">
            <text:p>Selection Sort Comp</text:p>
          </table:table-cell>
          <table:table-cell office:value-type="string" calcext:value-type="string">
            <text:p>Selection Sort Rec Comp</text:p>
          </table:table-cell>
          <table:table-cell office:value-type="string" calcext:value-type="string">
            <text:p>Merge Sort Rec Comp</text:p>
          </table:table-cell>
          <table:table-cell table:number-columns-repeated="12"/>
          <table:table-cell office:value-type="string" calcext:value-type="string">
            <text:p>Quant. Elementos</text:p>
          </table:table-cell>
          <table:table-cell office:value-type="string" calcext:value-type="string">
            <text:p>Busca Binaria Comp</text:p>
          </table:table-cell>
          <table:table-cell office:value-type="string" calcext:value-type="string">
            <text:p>Busca Binaria Recursiva Comp</text:p>
          </table:table-cell>
          <table:table-cell office:value-type="string" calcext:value-type="string">
            <text:p>Busca Linear Comp</text:p>
          </table:table-cell>
          <table:table-cell office:value-type="string" calcext:value-type="string">
            <text:p>Busca Linear Recursiva Comp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 office:value-type="float" office:value="51833" calcext:value-type="float">
            <text:p>51833</text:p>
          </table:table-cell>
          <table:table-cell table:number-columns-repeated="2" office:value-type="float" office:value="12497500" calcext:value-type="float">
            <text:p>12497500</text:p>
          </table:table-cell>
          <table:table-cell office:value-type="float" office:value="29804" calcext:value-type="float">
            <text:p>29804</text:p>
          </table:table-cell>
          <table:table-cell table:number-columns-repeated="12"/>
          <table:table-cell office:value-type="float" office:value="100000000" calcext:value-type="float">
            <text:p>10000000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0000000" calcext:value-type="float">
            <text:p>100000000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13643" calcext:value-type="float">
            <text:p>113643</text:p>
          </table:table-cell>
          <table:table-cell table:number-columns-repeated="2" office:value-type="float" office:value="49995000" calcext:value-type="float">
            <text:p>49995000</text:p>
          </table:table-cell>
          <table:table-cell office:value-type="float" office:value="64608" calcext:value-type="float">
            <text:p>64608</text:p>
          </table:table-cell>
          <table:table-cell table:number-columns-repeated="12"/>
          <table:table-cell office:value-type="float" office:value="200000000" calcext:value-type="float">
            <text:p>20000000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0000000" calcext:value-type="float">
            <text:p>200000000</text:p>
          </table:table-cell>
          <table:table-cell table:number-columns-repeated="6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2" office:value-type="float" office:value="178643" calcext:value-type="float">
            <text:p>178643</text:p>
          </table:table-cell>
          <table:table-cell table:number-columns-repeated="2" office:value-type="float" office:value="112492500" calcext:value-type="float">
            <text:p>112492500</text:p>
          </table:table-cell>
          <table:table-cell office:value-type="float" office:value="102252" calcext:value-type="float">
            <text:p>102252</text:p>
          </table:table-cell>
          <table:table-cell table:number-columns-repeated="12"/>
          <table:table-cell office:value-type="float" office:value="300000000" calcext:value-type="float">
            <text:p>30000000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00000000" calcext:value-type="float">
            <text:p>300000000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2" office:value-type="float" office:value="247261" calcext:value-type="float">
            <text:p>247261</text:p>
          </table:table-cell>
          <table:table-cell table:number-columns-repeated="2" office:value-type="float" office:value="199990000" calcext:value-type="float">
            <text:p>199990000</text:p>
          </table:table-cell>
          <table:table-cell office:value-type="float" office:value="139216" calcext:value-type="float">
            <text:p>139216</text:p>
          </table:table-cell>
          <table:table-cell table:number-columns-repeated="12"/>
          <table:table-cell office:value-type="float" office:value="400000000" calcext:value-type="float">
            <text:p>40000000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00000000" calcext:value-type="float">
            <text:p>400000000</text:p>
          </table:table-cell>
          <table:table-cell table:number-columns-repeated="6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number-columns-repeated="2" office:value-type="float" office:value="317261" calcext:value-type="float">
            <text:p>317261</text:p>
          </table:table-cell>
          <table:table-cell table:number-columns-repeated="2" office:value-type="float" office:value="312487500" calcext:value-type="float">
            <text:p>312487500</text:p>
          </table:table-cell>
          <table:table-cell office:value-type="float" office:value="178756" calcext:value-type="float">
            <text:p>178756</text:p>
          </table:table-cell>
          <table:table-cell table:number-columns-repeated="12"/>
          <table:table-cell office:value-type="float" office:value="500000000" calcext:value-type="float">
            <text:p>50000000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500000000" calcext:value-type="float">
            <text:p>500000000</text:p>
          </table:table-cell>
          <table:table-cell table:number-columns-repeated="6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number-columns-repeated="2" office:value-type="float" office:value="387261" calcext:value-type="float">
            <text:p>387261</text:p>
          </table:table-cell>
          <table:table-cell table:number-columns-repeated="2" office:value-type="float" office:value="449985000" calcext:value-type="float">
            <text:p>449985000</text:p>
          </table:table-cell>
          <table:table-cell office:value-type="float" office:value="219504" calcext:value-type="float">
            <text:p>219504</text:p>
          </table:table-cell>
          <table:table-cell table:number-columns-repeated="12"/>
          <table:table-cell office:value-type="float" office:value="600000000" calcext:value-type="float">
            <text:p>60000000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600000000" calcext:value-type="float">
            <text:p>600000000</text:p>
          </table:table-cell>
          <table:table-cell table:number-columns-repeated="6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number-columns-repeated="2" office:value-type="float" office:value="459495" calcext:value-type="float">
            <text:p>459495</text:p>
          </table:table-cell>
          <table:table-cell table:number-columns-repeated="2" office:value-type="float" office:value="612482500" calcext:value-type="float">
            <text:p>612482500</text:p>
          </table:table-cell>
          <table:table-cell office:value-type="float" office:value="260100" calcext:value-type="float">
            <text:p>260100</text:p>
          </table:table-cell>
          <table:table-cell table:number-columns-repeated="12"/>
          <table:table-cell office:value-type="float" office:value="700000000" calcext:value-type="float">
            <text:p>70000000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700000000" calcext:value-type="float">
            <text:p>700000000</text:p>
          </table:table-cell>
          <table:table-cell table:number-columns-repeated="6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2" office:value-type="float" office:value="534495" calcext:value-type="float">
            <text:p>534495</text:p>
          </table:table-cell>
          <table:table-cell table:number-columns-repeated="2" office:value-type="float" office:value="799980000" calcext:value-type="float">
            <text:p>799980000</text:p>
          </table:table-cell>
          <table:table-cell office:value-type="float" office:value="298432" calcext:value-type="float">
            <text:p>298432</text:p>
          </table:table-cell>
          <table:table-cell table:number-columns-repeated="12"/>
          <table:table-cell office:value-type="float" office:value="800000000" calcext:value-type="float">
            <text:p>80000000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800000000" calcext:value-type="float">
            <text:p>800000000</text:p>
          </table:table-cell>
          <table:table-cell table:number-columns-repeated="6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number-columns-repeated="2" office:value-type="float" office:value="609495" calcext:value-type="float">
            <text:p>609495</text:p>
          </table:table-cell>
          <table:table-cell table:number-columns-repeated="2" office:value-type="float" office:value="1012477500" calcext:value-type="float">
            <text:p>1012477500</text:p>
          </table:table-cell>
          <table:table-cell office:value-type="float" office:value="339340" calcext:value-type="float">
            <text:p>339340</text:p>
          </table:table-cell>
          <table:table-cell table:number-columns-repeated="12"/>
          <table:table-cell office:value-type="float" office:value="900000000" calcext:value-type="float">
            <text:p>9000000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900000000" calcext:value-type="float">
            <text:p>900000000</text:p>
          </table:table-cell>
          <table:table-cell table:number-columns-repeated="6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2" office:value-type="float" office:value="684495" calcext:value-type="float">
            <text:p>684495</text:p>
          </table:table-cell>
          <table:table-cell table:number-columns-repeated="2" office:value-type="float" office:value="1249975000" calcext:value-type="float">
            <text:p>1249975000</text:p>
          </table:table-cell>
          <table:table-cell office:value-type="float" office:value="382512" calcext:value-type="float">
            <text:p>382512</text:p>
          </table:table-cell>
          <table:table-cell table:number-columns-repeated="12"/>
          <table:table-cell office:value-type="float" office:value="1000000000" calcext:value-type="float">
            <text:p>10000000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0000000" calcext:value-type="float">
            <text:p>1000000000</text:p>
          </table:table-cell>
          <table:table-cell table:number-columns-repeated="6"/>
        </table:table-row>
        <table:table-row table:style-name="ro1">
          <table:table-cell office:value-type="float" office:value="55000" calcext:value-type="float">
            <text:p>55000</text:p>
          </table:table-cell>
          <table:table-cell table:number-columns-repeated="2" office:value-type="float" office:value="759495" calcext:value-type="float">
            <text:p>759495</text:p>
          </table:table-cell>
          <table:table-cell table:number-columns-repeated="2" office:value-type="float" office:value="1512472500" calcext:value-type="float">
            <text:p>1512472500</text:p>
          </table:table-cell>
          <table:table-cell office:value-type="float" office:value="424028" calcext:value-type="float">
            <text:p>424028</text:p>
          </table:table-cell>
          <table:table-cell table:number-columns-repeated="12"/>
          <table:table-cell office:value-type="float" office:value="1100000000" calcext:value-type="float">
            <text:p>11000000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100000000" calcext:value-type="float">
            <text:p>1100000000</text:p>
          </table:table-cell>
          <table:table-cell table:number-columns-repeated="6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2" office:value-type="float" office:value="834495" calcext:value-type="float">
            <text:p>834495</text:p>
          </table:table-cell>
          <table:table-cell table:number-columns-repeated="2" office:value-type="float" office:value="1799970000" calcext:value-type="float">
            <text:p>1799970000</text:p>
          </table:table-cell>
          <table:table-cell office:value-type="float" office:value="469008" calcext:value-type="float">
            <text:p>469008</text:p>
          </table:table-cell>
          <table:table-cell table:number-columns-repeated="12"/>
          <table:table-cell office:value-type="float" office:value="1200000000" calcext:value-type="float">
            <text:p>12000000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200000000" calcext:value-type="float">
            <text:p>1200000000</text:p>
          </table:table-cell>
          <table:table-cell table:number-columns-repeated="6"/>
        </table:table-row>
        <table:table-row table:style-name="ro1">
          <table:table-cell office:value-type="float" office:value="65000" calcext:value-type="float">
            <text:p>65000</text:p>
          </table:table-cell>
          <table:table-cell table:number-columns-repeated="2" office:value-type="float" office:value="909495" calcext:value-type="float">
            <text:p>909495</text:p>
          </table:table-cell>
          <table:table-cell table:number-columns-repeated="2" office:value-type="float" office:value="2112467500" calcext:value-type="float">
            <text:p>2112467500</text:p>
          </table:table-cell>
          <table:table-cell office:value-type="float" office:value="518092" calcext:value-type="float">
            <text:p>518092</text:p>
          </table:table-cell>
          <table:table-cell table:number-columns-repeated="12"/>
          <table:table-cell office:value-type="float" office:value="1300000000" calcext:value-type="float">
            <text:p>13000000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300000000" calcext:value-type="float">
            <text:p>1300000000</text:p>
          </table:table-cell>
          <table:table-cell table:number-columns-repeated="6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number-columns-repeated="2" office:value-type="float" office:value="988961" calcext:value-type="float">
            <text:p>988961</text:p>
          </table:table-cell>
          <table:table-cell table:number-columns-repeated="2" office:value-type="float" office:value="2449965000" calcext:value-type="float">
            <text:p>2449965000</text:p>
          </table:table-cell>
          <table:table-cell office:value-type="float" office:value="555200" calcext:value-type="float">
            <text:p>555200</text:p>
          </table:table-cell>
          <table:table-cell table:number-columns-repeated="12"/>
          <table:table-cell office:value-type="float" office:value="1400000000" calcext:value-type="float">
            <text:p>14000000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400000000" calcext:value-type="float">
            <text:p>1400000000</text:p>
          </table:table-cell>
          <table:table-cell table:number-columns-repeated="6"/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number-columns-repeated="2" office:value-type="float" office:value="1068961" calcext:value-type="float">
            <text:p>1068961</text:p>
          </table:table-cell>
          <table:table-cell table:number-columns-repeated="2" office:value-type="float" office:value="2812462500" calcext:value-type="float">
            <text:p>2812462500</text:p>
          </table:table-cell>
          <table:table-cell office:value-type="float" office:value="594612" calcext:value-type="float">
            <text:p>594612</text:p>
          </table:table-cell>
          <table:table-cell table:number-columns-repeated="12"/>
          <table:table-cell office:value-type="float" office:value="1500000000" calcext:value-type="float">
            <text:p>15000000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00000000" calcext:value-type="float">
            <text:p>1500000000</text:p>
          </table:table-cell>
          <table:table-cell table:number-columns-repeated="6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2" office:value-type="float" office:value="1148961" calcext:value-type="float">
            <text:p>1148961</text:p>
          </table:table-cell>
          <table:table-cell table:number-columns-repeated="2" office:value-type="float" office:value="3199960000" calcext:value-type="float">
            <text:p>3199960000</text:p>
          </table:table-cell>
          <table:table-cell office:value-type="float" office:value="636864" calcext:value-type="float">
            <text:p>636864</text:p>
          </table:table-cell>
          <table:table-cell table:number-columns-repeated="12"/>
          <table:table-cell office:value-type="float" office:value="1600000000" calcext:value-type="float">
            <text:p>16000000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600000000" calcext:value-type="float">
            <text:p>1600000000</text:p>
          </table:table-cell>
          <table:table-cell table:number-columns-repeated="6"/>
        </table:table-row>
        <table:table-row table:style-name="ro1">
          <table:table-cell office:value-type="float" office:value="85000" calcext:value-type="float">
            <text:p>85000</text:p>
          </table:table-cell>
          <table:table-cell table:number-columns-repeated="2" office:value-type="float" office:value="1228961" calcext:value-type="float">
            <text:p>1228961</text:p>
          </table:table-cell>
          <table:table-cell table:number-columns-repeated="2" office:value-type="float" office:value="3612457500" calcext:value-type="float">
            <text:p>3612457500</text:p>
          </table:table-cell>
          <table:table-cell office:value-type="float" office:value="678956" calcext:value-type="float">
            <text:p>678956</text:p>
          </table:table-cell>
          <table:table-cell table:number-columns-repeated="12"/>
          <table:table-cell office:value-type="float" office:value="1700000000" calcext:value-type="float">
            <text:p>170000000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700000000" calcext:value-type="float">
            <text:p>1700000000</text:p>
          </table:table-cell>
          <table:table-cell table:number-columns-repeated="6"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number-columns-repeated="2" office:value-type="float" office:value="1308961" calcext:value-type="float">
            <text:p>1308961</text:p>
          </table:table-cell>
          <table:table-cell table:number-columns-repeated="2" office:value-type="float" office:value="4049955000" calcext:value-type="float">
            <text:p>4049955000</text:p>
          </table:table-cell>
          <table:table-cell office:value-type="float" office:value="723680" calcext:value-type="float">
            <text:p>723680</text:p>
          </table:table-cell>
          <table:table-cell table:number-columns-repeated="12"/>
          <table:table-cell office:value-type="float" office:value="1800000000" calcext:value-type="float">
            <text:p>180000000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800000000" calcext:value-type="float">
            <text:p>1800000000</text:p>
          </table:table-cell>
          <table:table-cell table:number-columns-repeated="6"/>
        </table:table-row>
        <table:table-row table:style-name="ro1">
          <table:table-cell office:value-type="float" office:value="95000" calcext:value-type="float">
            <text:p>95000</text:p>
          </table:table-cell>
          <table:table-cell table:number-columns-repeated="2" office:value-type="float" office:value="1388961" calcext:value-type="float">
            <text:p>1388961</text:p>
          </table:table-cell>
          <table:table-cell table:number-columns-repeated="2" office:value-type="float" office:value="4512452500" calcext:value-type="float">
            <text:p>4512452500</text:p>
          </table:table-cell>
          <table:table-cell office:value-type="float" office:value="768708" calcext:value-type="float">
            <text:p>768708</text:p>
          </table:table-cell>
          <table:table-cell table:number-columns-repeated="12"/>
          <table:table-cell office:value-type="float" office:value="1900000000" calcext:value-type="float">
            <text:p>190000000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900000000" calcext:value-type="float">
            <text:p>1900000000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2" office:value-type="float" office:value="1468961" calcext:value-type="float">
            <text:p>1468961</text:p>
          </table:table-cell>
          <table:table-cell table:number-columns-repeated="2" office:value-type="float" office:value="4999950000" calcext:value-type="float">
            <text:p>4999950000</text:p>
          </table:table-cell>
          <table:table-cell office:value-type="float" office:value="815024" calcext:value-type="float">
            <text:p>815024</text:p>
          </table:table-cell>
          <table:table-cell table:number-columns-repeated="12"/>
          <table:table-cell office:value-type="float" office:value="2000000000" calcext:value-type="float">
            <text:p>200000000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00000000" calcext:value-type="float">
            <text:p>2000000000</text:p>
          </table:table-cell>
          <table:table-cell table:number-columns-repeated="6"/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1868961" calcext:value-type="float">
            <text:p>1868961</text:p>
          </table:table-cell>
          <table:table-cell/>
          <table:table-cell office:value-type="float" office:value="7812437500" calcext:value-type="float">
            <text:p>7812437500</text:p>
          </table:table-cell>
          <table:table-cell/>
          <table:table-cell office:value-type="float" office:value="1048124" calcext:value-type="float">
            <text:p>1048124</text:p>
          </table:table-cell>
          <table:table-cell table:number-columns-repeated="22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2287891" calcext:value-type="float">
            <text:p>2287891</text:p>
          </table:table-cell>
          <table:table-cell/>
          <table:table-cell office:value-type="float" office:value="11249925000" calcext:value-type="float">
            <text:p>11249925000</text:p>
          </table:table-cell>
          <table:table-cell/>
          <table:table-cell office:value-type="float" office:value="1264224" calcext:value-type="float">
            <text:p>1264224</text:p>
          </table:table-cell>
          <table:table-cell table:number-columns-repeated="22"/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2712891" calcext:value-type="float">
            <text:p>2712891</text:p>
          </table:table-cell>
          <table:table-cell/>
          <table:table-cell office:value-type="float" office:value="15312412500" calcext:value-type="float">
            <text:p>15312412500</text:p>
          </table:table-cell>
          <table:table-cell/>
          <table:table-cell office:value-type="float" office:value="1487772" calcext:value-type="float">
            <text:p>1487772</text:p>
          </table:table-cell>
          <table:table-cell table:number-columns-repeated="12"/>
          <table:table-cell office:value-type="string" calcext:value-type="string">
            <text:p>Quant. Elementos</text:p>
          </table:table-cell>
          <table:table-cell office:value-type="string" calcext:value-type="string">
            <text:p>Busca Linear Tempo</text:p>
          </table:table-cell>
          <table:table-cell office:value-type="string" calcext:value-type="string">
            <text:p>Busca Binaria Tempo</text:p>
          </table:table-cell>
          <table:table-cell office:value-type="string" calcext:value-type="string">
            <text:p>Busca Binaria Recursiva Tempo</text:p>
          </table:table-cell>
          <table:table-cell office:value-type="string" calcext:value-type="string">
            <text:p>Busca Linear Recursiva Tempo</text:p>
          </table:table-cell>
          <table:table-cell table:number-columns-repeated="5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137891" calcext:value-type="float">
            <text:p>3137891</text:p>
          </table:table-cell>
          <table:table-cell/>
          <table:table-cell office:value-type="float" office:value="19999900000" calcext:value-type="float">
            <text:p>19999900000</text:p>
          </table:table-cell>
          <table:table-cell/>
          <table:table-cell office:value-type="float" office:value="1730048" calcext:value-type="float">
            <text:p>1730048</text:p>
          </table:table-cell>
          <table:table-cell table:number-columns-repeated="12"/>
          <table:table-cell office:value-type="float" office:value="100000000" calcext:value-type="float">
            <text:p>100000000</text:p>
          </table:table-cell>
          <table:table-cell office:value-type="float" office:value="0.225914" calcext:value-type="float">
            <text:p>0.225914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6"/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3562891" calcext:value-type="float">
            <text:p>3562891</text:p>
          </table:table-cell>
          <table:table-cell/>
          <table:table-cell office:value-type="float" office:value="25312387500" calcext:value-type="float">
            <text:p>25312387500</text:p>
          </table:table-cell>
          <table:table-cell/>
          <table:table-cell office:value-type="float" office:value="1966796" calcext:value-type="float">
            <text:p>1966796</text:p>
          </table:table-cell>
          <table:table-cell table:number-columns-repeated="12"/>
          <table:table-cell office:value-type="float" office:value="200000000" calcext:value-type="float">
            <text:p>200000000</text:p>
          </table:table-cell>
          <table:table-cell office:value-type="float" office:value="0.504001" calcext:value-type="float">
            <text:p>0.50400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6"/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3987891" calcext:value-type="float">
            <text:p>3987891</text:p>
          </table:table-cell>
          <table:table-cell/>
          <table:table-cell office:value-type="float" office:value="31249875000" calcext:value-type="float">
            <text:p>31249875000</text:p>
          </table:table-cell>
          <table:table-cell/>
          <table:table-cell office:value-type="float" office:value="2221248" calcext:value-type="float">
            <text:p>2221248</text:p>
          </table:table-cell>
          <table:table-cell table:number-columns-repeated="12"/>
          <table:table-cell office:value-type="float" office:value="300000000" calcext:value-type="float">
            <text:p>300000000</text:p>
          </table:table-cell>
          <table:table-cell office:value-type="float" office:value="0.675962" calcext:value-type="float">
            <text:p>0.67596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6"/>
        </table:table-row>
        <table:table-row table:style-name="ro1">
          <table:table-cell office:value-type="float" office:value="275000" calcext:value-type="float">
            <text:p>275000</text:p>
          </table:table-cell>
          <table:table-cell office:value-type="float" office:value="4425749" calcext:value-type="float">
            <text:p>4425749</text:p>
          </table:table-cell>
          <table:table-cell/>
          <table:table-cell office:value-type="float" office:value="37812362500" calcext:value-type="float">
            <text:p>37812362500</text:p>
          </table:table-cell>
          <table:table-cell/>
          <table:table-cell office:value-type="float" office:value="2457724" calcext:value-type="float">
            <text:p>2457724</text:p>
          </table:table-cell>
          <table:table-cell table:number-columns-repeated="12"/>
          <table:table-cell office:value-type="float" office:value="400000000" calcext:value-type="float">
            <text:p>400000000</text:p>
          </table:table-cell>
          <table:table-cell office:value-type="float" office:value="0.90151" calcext:value-type="float">
            <text:p>0.9015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6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4875749" calcext:value-type="float">
            <text:p>4875749</text:p>
          </table:table-cell>
          <table:table-cell/>
          <table:table-cell office:value-type="float" office:value="44999850000" calcext:value-type="float">
            <text:p>44999850000</text:p>
          </table:table-cell>
          <table:table-cell/>
          <table:table-cell office:value-type="float" office:value="2678448" calcext:value-type="float">
            <text:p>2678448</text:p>
          </table:table-cell>
          <table:table-cell table:number-columns-repeated="12"/>
          <table:table-cell office:value-type="float" office:value="500000000" calcext:value-type="float">
            <text:p>500000000</text:p>
          </table:table-cell>
          <table:table-cell office:value-type="float" office:value="1.126248" calcext:value-type="float">
            <text:p>1.126248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6"/>
        </table:table-row>
        <table:table-row table:style-name="ro1">
          <table:table-cell office:value-type="float" office:value="325000" calcext:value-type="float">
            <text:p>325000</text:p>
          </table:table-cell>
          <table:table-cell office:value-type="float" office:value="5325749" calcext:value-type="float">
            <text:p>5325749</text:p>
          </table:table-cell>
          <table:table-cell/>
          <table:table-cell office:value-type="float" office:value="52812337500" calcext:value-type="float">
            <text:p>52812337500</text:p>
          </table:table-cell>
          <table:table-cell/>
          <table:table-cell office:value-type="float" office:value="2918284" calcext:value-type="float">
            <text:p>2918284</text:p>
          </table:table-cell>
          <table:table-cell table:number-columns-repeated="12"/>
          <table:table-cell office:value-type="float" office:value="600000000" calcext:value-type="float">
            <text:p>600000000</text:p>
          </table:table-cell>
          <table:table-cell office:value-type="float" office:value="1.351503" calcext:value-type="float">
            <text:p>1.35150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6"/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5775749" calcext:value-type="float">
            <text:p>5775749</text:p>
          </table:table-cell>
          <table:table-cell/>
          <table:table-cell office:value-type="float" office:value="61249825000" calcext:value-type="float">
            <text:p>61249825000</text:p>
          </table:table-cell>
          <table:table-cell/>
          <table:table-cell office:value-type="float" office:value="3150544" calcext:value-type="float">
            <text:p>3150544</text:p>
          </table:table-cell>
          <table:table-cell table:number-columns-repeated="12"/>
          <table:table-cell office:value-type="float" office:value="700000000" calcext:value-type="float">
            <text:p>700000000</text:p>
          </table:table-cell>
          <table:table-cell office:value-type="float" office:value="1.57692" calcext:value-type="float">
            <text:p>1.5769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6"/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6225749" calcext:value-type="float">
            <text:p>6225749</text:p>
          </table:table-cell>
          <table:table-cell/>
          <table:table-cell office:value-type="float" office:value="70312312500" calcext:value-type="float">
            <text:p>70312312500</text:p>
          </table:table-cell>
          <table:table-cell/>
          <table:table-cell office:value-type="float" office:value="3402804" calcext:value-type="float">
            <text:p>3402804</text:p>
          </table:table-cell>
          <table:table-cell table:number-columns-repeated="12"/>
          <table:table-cell office:value-type="float" office:value="800000000" calcext:value-type="float">
            <text:p>800000000</text:p>
          </table:table-cell>
          <table:table-cell office:value-type="float" office:value="1.801748" calcext:value-type="float">
            <text:p>1.801748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6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6675749" calcext:value-type="float">
            <text:p>6675749</text:p>
          </table:table-cell>
          <table:table-cell/>
          <table:table-cell office:value-type="float" office:value="79999800000" calcext:value-type="float">
            <text:p>79999800000</text:p>
          </table:table-cell>
          <table:table-cell/>
          <table:table-cell office:value-type="float" office:value="3660096" calcext:value-type="float">
            <text:p>3660096</text:p>
          </table:table-cell>
          <table:table-cell table:number-columns-repeated="12"/>
          <table:table-cell office:value-type="float" office:value="900000000" calcext:value-type="float">
            <text:p>900000000</text:p>
          </table:table-cell>
          <table:table-cell office:value-type="float" office:value="2.026609" calcext:value-type="float">
            <text:p>2.026609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6"/>
        </table:table-row>
        <table:table-row table:style-name="ro1">
          <table:table-cell office:value-type="float" office:value="425000" calcext:value-type="float">
            <text:p>425000</text:p>
          </table:table-cell>
          <table:table-cell office:value-type="float" office:value="7125749" calcext:value-type="float">
            <text:p>7125749</text:p>
          </table:table-cell>
          <table:table-cell/>
          <table:table-cell office:value-type="float" office:value="90312287500" calcext:value-type="float">
            <text:p>90312287500</text:p>
          </table:table-cell>
          <table:table-cell/>
          <table:table-cell office:value-type="float" office:value="3903868" calcext:value-type="float">
            <text:p>3903868</text:p>
          </table:table-cell>
          <table:table-cell table:number-columns-repeated="12"/>
          <table:table-cell office:value-type="float" office:value="1000000000" calcext:value-type="float">
            <text:p>1000000000</text:p>
          </table:table-cell>
          <table:table-cell office:value-type="float" office:value="2.251768" calcext:value-type="float">
            <text:p>2.251768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6"/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7575749" calcext:value-type="float">
            <text:p>7575749</text:p>
          </table:table-cell>
          <table:table-cell/>
          <table:table-cell office:value-type="float" office:value="101249775000" calcext:value-type="float">
            <text:p>101249775000</text:p>
          </table:table-cell>
          <table:table-cell/>
          <table:table-cell office:value-type="float" office:value="4158592" calcext:value-type="float">
            <text:p>4158592</text:p>
          </table:table-cell>
          <table:table-cell table:number-columns-repeated="12"/>
          <table:table-cell office:value-type="float" office:value="1100000000" calcext:value-type="float">
            <text:p>1100000000</text:p>
          </table:table-cell>
          <table:table-cell office:value-type="float" office:value="2.475943" calcext:value-type="float">
            <text:p>2.47594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6"/>
        </table:table-row>
        <table:table-row table:style-name="ro1">
          <table:table-cell office:value-type="float" office:value="475000" calcext:value-type="float">
            <text:p>475000</text:p>
          </table:table-cell>
          <table:table-cell office:value-type="float" office:value="8025749" calcext:value-type="float">
            <text:p>8025749</text:p>
          </table:table-cell>
          <table:table-cell/>
          <table:table-cell office:value-type="float" office:value="112812262500" calcext:value-type="float">
            <text:p>112812262500</text:p>
          </table:table-cell>
          <table:table-cell/>
          <table:table-cell office:value-type="float" office:value="4421836" calcext:value-type="float">
            <text:p>4421836</text:p>
          </table:table-cell>
          <table:table-cell table:number-columns-repeated="12"/>
          <table:table-cell office:value-type="float" office:value="1200000000" calcext:value-type="float">
            <text:p>1200000000</text:p>
          </table:table-cell>
          <table:table-cell office:value-type="float" office:value="2.701216" calcext:value-type="float">
            <text:p>2.701216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6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8475749" calcext:value-type="float">
            <text:p>8475749</text:p>
          </table:table-cell>
          <table:table-cell/>
          <table:table-cell office:value-type="float" office:value="124999750000" calcext:value-type="float">
            <text:p>124999750000</text:p>
          </table:table-cell>
          <table:table-cell/>
          <table:table-cell office:value-type="float" office:value="4692496" calcext:value-type="float">
            <text:p>4692496</text:p>
          </table:table-cell>
          <table:table-cell table:number-columns-repeated="12"/>
          <table:table-cell office:value-type="float" office:value="1300000000" calcext:value-type="float">
            <text:p>1300000000</text:p>
          </table:table-cell>
          <table:table-cell office:value-type="float" office:value="2.926251" calcext:value-type="float">
            <text:p>2.926251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01" calcext:value-type="float">
            <text:p>0.000001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1400000000" calcext:value-type="float">
            <text:p>1400000000</text:p>
          </table:table-cell>
          <table:table-cell office:value-type="float" office:value="3.150586" calcext:value-type="float">
            <text:p>3.150586</text:p>
          </table:table-cell>
          <table:table-cell table:number-columns-repeated="2" office:value-type="float" office:value="0.000001" calcext:value-type="float">
            <text:p>0.000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string" calcext:value-type="string">
            <text:p>insertion rec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selection rec</text:p>
          </table:table-cell>
          <table:table-cell office:value-type="string" calcext:value-type="string">
            <text:p>merge</text:p>
          </table:table-cell>
          <table:table-cell table:number-columns-repeated="13"/>
          <table:table-cell office:value-type="float" office:value="1500000000" calcext:value-type="float">
            <text:p>1500000000</text:p>
          </table:table-cell>
          <table:table-cell office:value-type="float" office:value="3.376608" calcext:value-type="float">
            <text:p>3.376608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6"/>
        </table:table-row>
        <table:table-row table:style-name="ro1">
          <table:table-cell table:formula="of:=COM.MICROSOFT.CONCAT(&quot;    &quot;;[.$A6];&quot;    &quot;; [.B6]; &quot;\\&quot;)" office:value-type="string" office:string-value="    25000    317261\\" calcext:value-type="string">
            <text:p><text:s text:c="4"/>25000 <text:s text:c="3"/>317261\\</text:p>
          </table:table-cell>
          <table:table-cell table:formula="of:=COM.MICROSOFT.CONCAT(&quot;    &quot;;[.$A6];&quot;    &quot;; [.C6]; &quot;\\&quot;)" office:value-type="string" office:string-value="    25000    317261\\" calcext:value-type="string">
            <text:p><text:s text:c="4"/>25000 <text:s text:c="3"/>317261\\</text:p>
          </table:table-cell>
          <table:table-cell table:formula="of:=COM.MICROSOFT.CONCAT(&quot;    &quot;;[.$A6];&quot;    &quot;; [.D6]; &quot;\\&quot;)" office:value-type="string" office:string-value="    25000    312487500\\" calcext:value-type="string">
            <text:p><text:s text:c="4"/>25000 <text:s text:c="3"/>312487500\\</text:p>
          </table:table-cell>
          <table:table-cell table:formula="of:=COM.MICROSOFT.CONCAT(&quot;    &quot;;[.$A6];&quot;    &quot;; [.E6]; &quot;\\&quot;)" office:value-type="string" office:string-value="    25000    312487500\\" calcext:value-type="string">
            <text:p><text:s text:c="4"/>25000 <text:s text:c="3"/>312487500\\</text:p>
          </table:table-cell>
          <table:table-cell table:formula="of:=COM.MICROSOFT.CONCAT(&quot;    &quot;;[.$A6];&quot;    &quot;; [.F6]; &quot;\\&quot;)" office:value-type="string" office:string-value="    25000    178756\\" calcext:value-type="string">
            <text:p><text:s text:c="4"/>25000 <text:s text:c="3"/>178756\\</text:p>
          </table:table-cell>
          <table:table-cell table:number-columns-repeated="13"/>
          <table:table-cell office:value-type="float" office:value="1600000000" calcext:value-type="float">
            <text:p>1600000000</text:p>
          </table:table-cell>
          <table:table-cell office:value-type="float" office:value="3.601239" calcext:value-type="float">
            <text:p>3.601239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6"/>
        </table:table-row>
        <table:table-row table:style-name="ro1">
          <table:table-cell table:formula="of:=COM.MICROSOFT.CONCAT(&quot;    &quot;;[.$A11];&quot;    &quot;; [.B11]; &quot;\\&quot;)" office:value-type="string" office:string-value="    50000    684495\\" calcext:value-type="string">
            <text:p><text:s text:c="4"/>50000 <text:s text:c="3"/>684495\\</text:p>
          </table:table-cell>
          <table:table-cell table:formula="of:=COM.MICROSOFT.CONCAT(&quot;    &quot;;[.$A11];&quot;    &quot;; [.C11]; &quot;\\&quot;)" office:value-type="string" office:string-value="    50000    684495\\" calcext:value-type="string">
            <text:p><text:s text:c="4"/>50000 <text:s text:c="3"/>684495\\</text:p>
          </table:table-cell>
          <table:table-cell table:formula="of:=COM.MICROSOFT.CONCAT(&quot;    &quot;;[.$A11];&quot;    &quot;; [.D11]; &quot;\\&quot;)" office:value-type="string" office:string-value="    50000    1249975000\\" calcext:value-type="string">
            <text:p><text:s text:c="4"/>50000 <text:s text:c="3"/>1249975000\\</text:p>
          </table:table-cell>
          <table:table-cell table:formula="of:=COM.MICROSOFT.CONCAT(&quot;    &quot;;[.$A11];&quot;    &quot;; [.E11]; &quot;\\&quot;)" office:value-type="string" office:string-value="    50000    1249975000\\" calcext:value-type="string">
            <text:p><text:s text:c="4"/>50000 <text:s text:c="3"/>1249975000\\</text:p>
          </table:table-cell>
          <table:table-cell table:formula="of:=COM.MICROSOFT.CONCAT(&quot;    &quot;;[.$A11];&quot;    &quot;; [.F11]; &quot;\\&quot;)" office:value-type="string" office:string-value="    50000    382512\\" calcext:value-type="string">
            <text:p><text:s text:c="4"/>50000 <text:s text:c="3"/>382512\\</text:p>
          </table:table-cell>
          <table:table-cell table:number-columns-repeated="13"/>
          <table:table-cell office:value-type="float" office:value="1700000000" calcext:value-type="float">
            <text:p>1700000000</text:p>
          </table:table-cell>
          <table:table-cell office:value-type="float" office:value="3.826417" calcext:value-type="float">
            <text:p>3.826417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01" calcext:value-type="float">
            <text:p>0.000001</text:p>
          </table:table-cell>
          <table:table-cell table:number-columns-repeated="6"/>
        </table:table-row>
        <table:table-row table:style-name="ro1">
          <table:table-cell table:formula="of:=COM.MICROSOFT.CONCAT(&quot;    &quot;;[.$A16];&quot;    &quot;; [.B16]; &quot;\\&quot;)" office:value-type="string" office:string-value="    75000    1068961\\" calcext:value-type="string">
            <text:p><text:s text:c="4"/>75000 <text:s text:c="3"/>1068961\\</text:p>
          </table:table-cell>
          <table:table-cell table:formula="of:=COM.MICROSOFT.CONCAT(&quot;    &quot;;[.$A16];&quot;    &quot;; [.C16]; &quot;\\&quot;)" office:value-type="string" office:string-value="    75000    1068961\\" calcext:value-type="string">
            <text:p><text:s text:c="4"/>75000 <text:s text:c="3"/>1068961\\</text:p>
          </table:table-cell>
          <table:table-cell table:formula="of:=COM.MICROSOFT.CONCAT(&quot;    &quot;;[.$A16];&quot;    &quot;; [.D16]; &quot;\\&quot;)" office:value-type="string" office:string-value="    75000    2812462500\\" calcext:value-type="string">
            <text:p><text:s text:c="4"/>75000 <text:s text:c="3"/>2812462500\\</text:p>
          </table:table-cell>
          <table:table-cell table:formula="of:=COM.MICROSOFT.CONCAT(&quot;    &quot;;[.$A16];&quot;    &quot;; [.E16]; &quot;\\&quot;)" office:value-type="string" office:string-value="    75000    2812462500\\" calcext:value-type="string">
            <text:p><text:s text:c="4"/>75000 <text:s text:c="3"/>2812462500\\</text:p>
          </table:table-cell>
          <table:table-cell table:formula="of:=COM.MICROSOFT.CONCAT(&quot;    &quot;;[.$A16];&quot;    &quot;; [.F16]; &quot;\\&quot;)" office:value-type="string" office:string-value="    75000    594612\\" calcext:value-type="string">
            <text:p><text:s text:c="4"/>75000 <text:s text:c="3"/>594612\\</text:p>
          </table:table-cell>
          <table:table-cell table:number-columns-repeated="13"/>
          <table:table-cell office:value-type="float" office:value="1800000000" calcext:value-type="float">
            <text:p>1800000000</text:p>
          </table:table-cell>
          <table:table-cell office:value-type="float" office:value="4.050175" calcext:value-type="float">
            <text:p>4.050175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6"/>
        </table:table-row>
        <table:table-row table:style-name="ro1">
          <table:table-cell table:formula="of:=COM.MICROSOFT.CONCAT(&quot;    &quot;;[.$A21];&quot;    &quot;; [.B21]; &quot;\\&quot;)" office:value-type="string" office:string-value="    100000    1468961\\" calcext:value-type="string">
            <text:p><text:s text:c="4"/>100000 <text:s text:c="3"/>1468961\\</text:p>
          </table:table-cell>
          <table:table-cell table:formula="of:=COM.MICROSOFT.CONCAT(&quot;    &quot;;[.$A21];&quot;    &quot;; [.C21]; &quot;\\&quot;)" office:value-type="string" office:string-value="    100000    1468961\\" calcext:value-type="string">
            <text:p><text:s text:c="4"/>100000 <text:s text:c="3"/>1468961\\</text:p>
          </table:table-cell>
          <table:table-cell table:formula="of:=COM.MICROSOFT.CONCAT(&quot;    &quot;;[.$A21];&quot;    &quot;; [.D21]; &quot;\\&quot;)" office:value-type="string" office:string-value="    100000    4999950000\\" calcext:value-type="string">
            <text:p><text:s text:c="4"/>100000 <text:s text:c="3"/>4999950000\\</text:p>
          </table:table-cell>
          <table:table-cell table:formula="of:=COM.MICROSOFT.CONCAT(&quot;    &quot;;[.$A21];&quot;    &quot;; [.E21]; &quot;\\&quot;)" office:value-type="string" office:string-value="    100000    4999950000\\" calcext:value-type="string">
            <text:p><text:s text:c="4"/>100000 <text:s text:c="3"/>4999950000\\</text:p>
          </table:table-cell>
          <table:table-cell table:formula="of:=COM.MICROSOFT.CONCAT(&quot;    &quot;;[.$A21];&quot;    &quot;; [.F21]; &quot;\\&quot;)" office:value-type="string" office:string-value="    100000    815024\\" calcext:value-type="string">
            <text:p><text:s text:c="4"/>100000 <text:s text:c="3"/>815024\\</text:p>
          </table:table-cell>
          <table:table-cell table:number-columns-repeated="13"/>
          <table:table-cell office:value-type="float" office:value="1900000000" calcext:value-type="float">
            <text:p>1900000000</text:p>
          </table:table-cell>
          <table:table-cell office:value-type="float" office:value="4.276939" calcext:value-type="float">
            <text:p>4.276939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6"/>
        </table:table-row>
        <table:table-row table:style-name="ro1">
          <table:table-cell table:formula="of:=COM.MICROSOFT.CONCAT(&quot;    &quot;;[.$A22];&quot;    &quot;; [.B22]; &quot;\\&quot;)" office:value-type="string" office:string-value="    125000    1868961\\" calcext:value-type="string">
            <text:p><text:s text:c="4"/>125000 <text:s text:c="3"/>1868961\\</text:p>
          </table:table-cell>
          <table:table-cell table:formula="of:=COM.MICROSOFT.CONCAT(&quot;    &quot;;[.$A22];&quot;    &quot;; [.C22]; &quot;\\&quot;)" office:value-type="string" office:string-value="    125000    \\" calcext:value-type="string">
            <text:p><text:s text:c="4"/>125000 <text:s text:c="3"/>\\</text:p>
          </table:table-cell>
          <table:table-cell table:formula="of:=COM.MICROSOFT.CONCAT(&quot;    &quot;;[.$A22];&quot;    &quot;; [.D22]; &quot;\\&quot;)" office:value-type="string" office:string-value="    125000    7812437500\\" calcext:value-type="string">
            <text:p><text:s text:c="4"/>125000 <text:s text:c="3"/>7812437500\\</text:p>
          </table:table-cell>
          <table:table-cell table:formula="of:=COM.MICROSOFT.CONCAT(&quot;    &quot;;[.$A22];&quot;    &quot;; [.E22]; &quot;\\&quot;)" office:value-type="string" office:string-value="    125000    \\" calcext:value-type="string">
            <text:p><text:s text:c="4"/>125000 <text:s text:c="3"/>\\</text:p>
          </table:table-cell>
          <table:table-cell table:formula="of:=COM.MICROSOFT.CONCAT(&quot;    &quot;;[.$A22];&quot;    &quot;; [.F22]; &quot;\\&quot;)" office:value-type="string" office:string-value="    125000    1048124\\" calcext:value-type="string">
            <text:p><text:s text:c="4"/>125000 <text:s text:c="3"/>1048124\\</text:p>
          </table:table-cell>
          <table:table-cell table:number-columns-repeated="13"/>
          <table:table-cell office:value-type="float" office:value="2000000000" calcext:value-type="float">
            <text:p>2000000000</text:p>
          </table:table-cell>
          <table:table-cell office:value-type="float" office:value="4.500762" calcext:value-type="float">
            <text:p>4.50076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6"/>
        </table:table-row>
        <table:table-row table:style-name="ro1">
          <table:table-cell table:formula="of:=COM.MICROSOFT.CONCAT(&quot;    &quot;;[.$A23];&quot;    &quot;; [.B23]; &quot;\\&quot;)" office:value-type="string" office:string-value="    150000    2287891\\" calcext:value-type="string">
            <text:p><text:s text:c="4"/>150000 <text:s text:c="3"/>2287891\\</text:p>
          </table:table-cell>
          <table:table-cell table:formula="of:=COM.MICROSOFT.CONCAT(&quot;    &quot;;[.$A23];&quot;    &quot;; [.C23]; &quot;\\&quot;)" office:value-type="string" office:string-value="    150000    \\" calcext:value-type="string">
            <text:p><text:s text:c="4"/>150000 <text:s text:c="3"/>\\</text:p>
          </table:table-cell>
          <table:table-cell table:formula="of:=COM.MICROSOFT.CONCAT(&quot;    &quot;;[.$A23];&quot;    &quot;; [.D23]; &quot;\\&quot;)" office:value-type="string" office:string-value="    150000    11249925000\\" calcext:value-type="string">
            <text:p><text:s text:c="4"/>150000 <text:s text:c="3"/>11249925000\\</text:p>
          </table:table-cell>
          <table:table-cell table:formula="of:=COM.MICROSOFT.CONCAT(&quot;    &quot;;[.$A23];&quot;    &quot;; [.E23]; &quot;\\&quot;)" office:value-type="string" office:string-value="    150000    \\" calcext:value-type="string">
            <text:p><text:s text:c="4"/>150000 <text:s text:c="3"/>\\</text:p>
          </table:table-cell>
          <table:table-cell table:formula="of:=COM.MICROSOFT.CONCAT(&quot;    &quot;;[.$A23];&quot;    &quot;; [.F23]; &quot;\\&quot;)" office:value-type="string" office:string-value="    150000    1264224\\" calcext:value-type="string">
            <text:p><text:s text:c="4"/>150000 <text:s text:c="3"/>1264224\\</text:p>
          </table:table-cell>
          <table:table-cell table:number-columns-repeated="23"/>
        </table:table-row>
        <table:table-row table:style-name="ro1">
          <table:table-cell table:formula="of:=COM.MICROSOFT.CONCAT(&quot;    &quot;;[.$A24];&quot;    &quot;; [.B24]; &quot;\\&quot;)" office:value-type="string" office:string-value="    175000    2712891\\" calcext:value-type="string">
            <text:p><text:s text:c="4"/>175000 <text:s text:c="3"/>2712891\\</text:p>
          </table:table-cell>
          <table:table-cell table:formula="of:=COM.MICROSOFT.CONCAT(&quot;    &quot;;[.$A24];&quot;    &quot;; [.C24]; &quot;\\&quot;)" office:value-type="string" office:string-value="    175000    \\" calcext:value-type="string">
            <text:p><text:s text:c="4"/>175000 <text:s text:c="3"/>\\</text:p>
          </table:table-cell>
          <table:table-cell table:formula="of:=COM.MICROSOFT.CONCAT(&quot;    &quot;;[.$A24];&quot;    &quot;; [.D24]; &quot;\\&quot;)" office:value-type="string" office:string-value="    175000    15312412500\\" calcext:value-type="string">
            <text:p><text:s text:c="4"/>175000 <text:s text:c="3"/>15312412500\\</text:p>
          </table:table-cell>
          <table:table-cell table:formula="of:=COM.MICROSOFT.CONCAT(&quot;    &quot;;[.$A24];&quot;    &quot;; [.E24]; &quot;\\&quot;)" office:value-type="string" office:string-value="    175000    \\" calcext:value-type="string">
            <text:p><text:s text:c="4"/>175000 <text:s text:c="3"/>\\</text:p>
          </table:table-cell>
          <table:table-cell table:formula="of:=COM.MICROSOFT.CONCAT(&quot;    &quot;;[.$A24];&quot;    &quot;; [.F24]; &quot;\\&quot;)" office:value-type="string" office:string-value="    175000    1487772\\" calcext:value-type="string">
            <text:p><text:s text:c="4"/>175000 <text:s text:c="3"/>1487772\\</text:p>
          </table:table-cell>
          <table:table-cell table:number-columns-repeated="23"/>
        </table:table-row>
        <table:table-row table:style-name="ro1">
          <table:table-cell table:formula="of:=COM.MICROSOFT.CONCAT(&quot;    &quot;;[.$A25];&quot;    &quot;; [.B25]; &quot;\\&quot;)" office:value-type="string" office:string-value="    200000    3137891\\" calcext:value-type="string">
            <text:p><text:s text:c="4"/>200000 <text:s text:c="3"/>3137891\\</text:p>
          </table:table-cell>
          <table:table-cell table:formula="of:=COM.MICROSOFT.CONCAT(&quot;    &quot;;[.$A25];&quot;    &quot;; [.C25]; &quot;\\&quot;)" office:value-type="string" office:string-value="    200000    \\" calcext:value-type="string">
            <text:p><text:s text:c="4"/>200000 <text:s text:c="3"/>\\</text:p>
          </table:table-cell>
          <table:table-cell table:formula="of:=COM.MICROSOFT.CONCAT(&quot;    &quot;;[.$A25];&quot;    &quot;; [.D25]; &quot;\\&quot;)" office:value-type="string" office:string-value="    200000    19999900000\\" calcext:value-type="string">
            <text:p><text:s text:c="4"/>200000 <text:s text:c="3"/>19999900000\\</text:p>
          </table:table-cell>
          <table:table-cell table:formula="of:=COM.MICROSOFT.CONCAT(&quot;    &quot;;[.$A25];&quot;    &quot;; [.E25]; &quot;\\&quot;)" office:value-type="string" office:string-value="    200000    \\" calcext:value-type="string">
            <text:p><text:s text:c="4"/>200000 <text:s text:c="3"/>\\</text:p>
          </table:table-cell>
          <table:table-cell table:formula="of:=COM.MICROSOFT.CONCAT(&quot;    &quot;;[.$A25];&quot;    &quot;; [.F25]; &quot;\\&quot;)" office:value-type="string" office:string-value="    200000    1730048\\" calcext:value-type="string">
            <text:p><text:s text:c="4"/>200000 <text:s text:c="3"/>1730048\\</text:p>
          </table:table-cell>
          <table:table-cell table:number-columns-repeated="23"/>
        </table:table-row>
        <table:table-row table:style-name="ro1">
          <table:table-cell table:formula="of:=COM.MICROSOFT.CONCAT(&quot;    &quot;;[.$A26];&quot;    &quot;; [.B26]; &quot;\\&quot;)" office:value-type="string" office:string-value="    225000    3562891\\" calcext:value-type="string">
            <text:p><text:s text:c="4"/>225000 <text:s text:c="3"/>3562891\\</text:p>
          </table:table-cell>
          <table:table-cell table:formula="of:=COM.MICROSOFT.CONCAT(&quot;    &quot;;[.$A26];&quot;    &quot;; [.C26]; &quot;\\&quot;)" office:value-type="string" office:string-value="    225000    \\" calcext:value-type="string">
            <text:p><text:s text:c="4"/>225000 <text:s text:c="3"/>\\</text:p>
          </table:table-cell>
          <table:table-cell table:formula="of:=COM.MICROSOFT.CONCAT(&quot;    &quot;;[.$A26];&quot;    &quot;; [.D26]; &quot;\\&quot;)" office:value-type="string" office:string-value="    225000    25312387500\\" calcext:value-type="string">
            <text:p><text:s text:c="4"/>225000 <text:s text:c="3"/>25312387500\\</text:p>
          </table:table-cell>
          <table:table-cell table:formula="of:=COM.MICROSOFT.CONCAT(&quot;    &quot;;[.$A26];&quot;    &quot;; [.E26]; &quot;\\&quot;)" office:value-type="string" office:string-value="    225000    \\" calcext:value-type="string">
            <text:p><text:s text:c="4"/>225000 <text:s text:c="3"/>\\</text:p>
          </table:table-cell>
          <table:table-cell table:formula="of:=COM.MICROSOFT.CONCAT(&quot;    &quot;;[.$A26];&quot;    &quot;; [.F26]; &quot;\\&quot;)" office:value-type="string" office:string-value="    225000    1966796\\" calcext:value-type="string">
            <text:p><text:s text:c="4"/>225000 <text:s text:c="3"/>1966796\\</text:p>
          </table:table-cell>
          <table:table-cell table:number-columns-repeated="13"/>
          <table:table-cell office:value-type="string" calcext:value-type="string">
            <text:p>Busca Binaria Comp</text:p>
          </table:table-cell>
          <table:table-cell office:value-type="string" calcext:value-type="string">
            <text:p>Busca Binaria Recursiva Comp</text:p>
          </table:table-cell>
          <table:table-cell office:value-type="string" calcext:value-type="string">
            <text:p>Busca Linear Comp</text:p>
          </table:table-cell>
          <table:table-cell table:number-columns-repeated="7"/>
        </table:table-row>
        <table:table-row table:style-name="ro1">
          <table:table-cell table:formula="of:=COM.MICROSOFT.CONCAT(&quot;    &quot;;[.$A27];&quot;    &quot;; [.B27]; &quot;\\&quot;)" office:value-type="string" office:string-value="    250000    3987891\\" calcext:value-type="string">
            <text:p><text:s text:c="4"/>250000 <text:s text:c="3"/>3987891\\</text:p>
          </table:table-cell>
          <table:table-cell table:formula="of:=COM.MICROSOFT.CONCAT(&quot;    &quot;;[.$A27];&quot;    &quot;; [.C27]; &quot;\\&quot;)" office:value-type="string" office:string-value="    250000    \\" calcext:value-type="string">
            <text:p><text:s text:c="4"/>250000 <text:s text:c="3"/>\\</text:p>
          </table:table-cell>
          <table:table-cell table:formula="of:=COM.MICROSOFT.CONCAT(&quot;    &quot;;[.$A27];&quot;    &quot;; [.D27]; &quot;\\&quot;)" office:value-type="string" office:string-value="    250000    31249875000\\" calcext:value-type="string">
            <text:p><text:s text:c="4"/>250000 <text:s text:c="3"/>31249875000\\</text:p>
          </table:table-cell>
          <table:table-cell table:formula="of:=COM.MICROSOFT.CONCAT(&quot;    &quot;;[.$A27];&quot;    &quot;; [.E27]; &quot;\\&quot;)" office:value-type="string" office:string-value="    250000    \\" calcext:value-type="string">
            <text:p><text:s text:c="4"/>250000 <text:s text:c="3"/>\\</text:p>
          </table:table-cell>
          <table:table-cell table:formula="of:=COM.MICROSOFT.CONCAT(&quot;    &quot;;[.$A27];&quot;    &quot;; [.F27]; &quot;\\&quot;)" office:value-type="string" office:string-value="    250000    2221248\\" calcext:value-type="string">
            <text:p><text:s text:c="4"/>250000 <text:s text:c="3"/>2221248\\</text:p>
          </table:table-cell>
          <table:table-cell table:number-columns-repeated="13"/>
          <table:table-cell table:formula="of:=COM.MICROSOFT.CONCAT(&quot;    &quot;;[.$S2];&quot;    &quot;; [.T2]; &quot;\\&quot;)" office:value-type="string" office:string-value="    100000000    26\\" calcext:value-type="string">
            <text:p><text:s text:c="4"/>100000000 <text:s text:c="3"/>26\\</text:p>
          </table:table-cell>
          <table:table-cell table:formula="of:=COM.MICROSOFT.CONCAT(&quot;    &quot;;[.$S2];&quot;    &quot;; [.U2]; &quot;\\&quot;)" office:value-type="string" office:string-value="    100000000    26\\" calcext:value-type="string">
            <text:p><text:s text:c="4"/>100000000 <text:s text:c="3"/>26\\</text:p>
          </table:table-cell>
          <table:table-cell table:formula="of:=COM.MICROSOFT.CONCAT(&quot;    &quot;;[.$S2];&quot;    &quot;; [.V2]; &quot;\\&quot;)" office:value-type="string" office:string-value="    100000000    100000000\\" calcext:value-type="string">
            <text:p><text:s text:c="4"/>100000000 <text:s text:c="3"/>100000000\\</text:p>
          </table:table-cell>
          <table:table-cell table:number-columns-repeated="7"/>
        </table:table-row>
        <table:table-row table:style-name="ro1">
          <table:table-cell table:formula="of:=COM.MICROSOFT.CONCAT(&quot;    &quot;;[.$A28];&quot;    &quot;; [.B28]; &quot;\\&quot;)" office:value-type="string" office:string-value="    275000    4425749\\" calcext:value-type="string">
            <text:p><text:s text:c="4"/>275000 <text:s text:c="3"/>4425749\\</text:p>
          </table:table-cell>
          <table:table-cell table:formula="of:=COM.MICROSOFT.CONCAT(&quot;    &quot;;[.$A28];&quot;    &quot;; [.C28]; &quot;\\&quot;)" office:value-type="string" office:string-value="    275000    \\" calcext:value-type="string">
            <text:p><text:s text:c="4"/>275000 <text:s text:c="3"/>\\</text:p>
          </table:table-cell>
          <table:table-cell table:formula="of:=COM.MICROSOFT.CONCAT(&quot;    &quot;;[.$A28];&quot;    &quot;; [.D28]; &quot;\\&quot;)" office:value-type="string" office:string-value="    275000    37812362500\\" calcext:value-type="string">
            <text:p><text:s text:c="4"/>275000 <text:s text:c="3"/>37812362500\\</text:p>
          </table:table-cell>
          <table:table-cell table:formula="of:=COM.MICROSOFT.CONCAT(&quot;    &quot;;[.$A28];&quot;    &quot;; [.E28]; &quot;\\&quot;)" office:value-type="string" office:string-value="    275000    \\" calcext:value-type="string">
            <text:p><text:s text:c="4"/>275000 <text:s text:c="3"/>\\</text:p>
          </table:table-cell>
          <table:table-cell table:formula="of:=COM.MICROSOFT.CONCAT(&quot;    &quot;;[.$A28];&quot;    &quot;; [.F28]; &quot;\\&quot;)" office:value-type="string" office:string-value="    275000    2457724\\" calcext:value-type="string">
            <text:p><text:s text:c="4"/>275000 <text:s text:c="3"/>2457724\\</text:p>
          </table:table-cell>
          <table:table-cell table:number-columns-repeated="13"/>
          <table:table-cell table:formula="of:=COM.MICROSOFT.CONCAT(&quot;    &quot;;[.$S3];&quot;    &quot;; [.T3]; &quot;\\&quot;)" office:value-type="string" office:string-value="    200000000    27\\" calcext:value-type="string">
            <text:p><text:s text:c="4"/>200000000 <text:s text:c="3"/>27\\</text:p>
          </table:table-cell>
          <table:table-cell table:formula="of:=COM.MICROSOFT.CONCAT(&quot;    &quot;;[.$S3];&quot;    &quot;; [.U3]; &quot;\\&quot;)" office:value-type="string" office:string-value="    200000000    27\\" calcext:value-type="string">
            <text:p><text:s text:c="4"/>200000000 <text:s text:c="3"/>27\\</text:p>
          </table:table-cell>
          <table:table-cell table:formula="of:=COM.MICROSOFT.CONCAT(&quot;    &quot;;[.$S3];&quot;    &quot;; [.V3]; &quot;\\&quot;)" office:value-type="string" office:string-value="    200000000    200000000\\" calcext:value-type="string">
            <text:p><text:s text:c="4"/>200000000 <text:s text:c="3"/>200000000\\</text:p>
          </table:table-cell>
          <table:table-cell table:number-columns-repeated="7"/>
        </table:table-row>
        <table:table-row table:style-name="ro1">
          <table:table-cell table:formula="of:=COM.MICROSOFT.CONCAT(&quot;    &quot;;[.$A29];&quot;    &quot;; [.B29]; &quot;\\&quot;)" office:value-type="string" office:string-value="    300000    4875749\\" calcext:value-type="string">
            <text:p><text:s text:c="4"/>300000 <text:s text:c="3"/>4875749\\</text:p>
          </table:table-cell>
          <table:table-cell table:formula="of:=COM.MICROSOFT.CONCAT(&quot;    &quot;;[.$A29];&quot;    &quot;; [.C29]; &quot;\\&quot;)" office:value-type="string" office:string-value="    300000    \\" calcext:value-type="string">
            <text:p><text:s text:c="4"/>300000 <text:s text:c="3"/>\\</text:p>
          </table:table-cell>
          <table:table-cell table:formula="of:=COM.MICROSOFT.CONCAT(&quot;    &quot;;[.$A29];&quot;    &quot;; [.D29]; &quot;\\&quot;)" office:value-type="string" office:string-value="    300000    44999850000\\" calcext:value-type="string">
            <text:p><text:s text:c="4"/>300000 <text:s text:c="3"/>44999850000\\</text:p>
          </table:table-cell>
          <table:table-cell table:formula="of:=COM.MICROSOFT.CONCAT(&quot;    &quot;;[.$A29];&quot;    &quot;; [.E29]; &quot;\\&quot;)" office:value-type="string" office:string-value="    300000    \\" calcext:value-type="string">
            <text:p><text:s text:c="4"/>300000 <text:s text:c="3"/>\\</text:p>
          </table:table-cell>
          <table:table-cell table:formula="of:=COM.MICROSOFT.CONCAT(&quot;    &quot;;[.$A29];&quot;    &quot;; [.F29]; &quot;\\&quot;)" office:value-type="string" office:string-value="    300000    2678448\\" calcext:value-type="string">
            <text:p><text:s text:c="4"/>300000 <text:s text:c="3"/>2678448\\</text:p>
          </table:table-cell>
          <table:table-cell table:number-columns-repeated="13"/>
          <table:table-cell table:formula="of:=COM.MICROSOFT.CONCAT(&quot;    &quot;;[.$S4];&quot;    &quot;; [.T4]; &quot;\\&quot;)" office:value-type="string" office:string-value="    300000000    28\\" calcext:value-type="string">
            <text:p><text:s text:c="4"/>300000000 <text:s text:c="3"/>28\\</text:p>
          </table:table-cell>
          <table:table-cell table:formula="of:=COM.MICROSOFT.CONCAT(&quot;    &quot;;[.$S4];&quot;    &quot;; [.U4]; &quot;\\&quot;)" office:value-type="string" office:string-value="    300000000    28\\" calcext:value-type="string">
            <text:p><text:s text:c="4"/>300000000 <text:s text:c="3"/>28\\</text:p>
          </table:table-cell>
          <table:table-cell table:formula="of:=COM.MICROSOFT.CONCAT(&quot;    &quot;;[.$S4];&quot;    &quot;; [.V4]; &quot;\\&quot;)" office:value-type="string" office:string-value="    300000000    300000000\\" calcext:value-type="string">
            <text:p><text:s text:c="4"/>300000000 <text:s text:c="3"/>300000000\\</text:p>
          </table:table-cell>
          <table:table-cell table:number-columns-repeated="7"/>
        </table:table-row>
        <table:table-row table:style-name="ro1">
          <table:table-cell table:formula="of:=COM.MICROSOFT.CONCAT(&quot;    &quot;;[.$A30];&quot;    &quot;; [.B30]; &quot;\\&quot;)" office:value-type="string" office:string-value="    325000    5325749\\" calcext:value-type="string">
            <text:p><text:s text:c="4"/>325000 <text:s text:c="3"/>5325749\\</text:p>
          </table:table-cell>
          <table:table-cell table:formula="of:=COM.MICROSOFT.CONCAT(&quot;    &quot;;[.$A30];&quot;    &quot;; [.C30]; &quot;\\&quot;)" office:value-type="string" office:string-value="    325000    \\" calcext:value-type="string">
            <text:p><text:s text:c="4"/>325000 <text:s text:c="3"/>\\</text:p>
          </table:table-cell>
          <table:table-cell table:formula="of:=COM.MICROSOFT.CONCAT(&quot;    &quot;;[.$A30];&quot;    &quot;; [.D30]; &quot;\\&quot;)" office:value-type="string" office:string-value="    325000    52812337500\\" calcext:value-type="string">
            <text:p><text:s text:c="4"/>325000 <text:s text:c="3"/>52812337500\\</text:p>
          </table:table-cell>
          <table:table-cell table:formula="of:=COM.MICROSOFT.CONCAT(&quot;    &quot;;[.$A30];&quot;    &quot;; [.E30]; &quot;\\&quot;)" office:value-type="string" office:string-value="    325000    \\" calcext:value-type="string">
            <text:p><text:s text:c="4"/>325000 <text:s text:c="3"/>\\</text:p>
          </table:table-cell>
          <table:table-cell table:formula="of:=COM.MICROSOFT.CONCAT(&quot;    &quot;;[.$A30];&quot;    &quot;; [.F30]; &quot;\\&quot;)" office:value-type="string" office:string-value="    325000    2918284\\" calcext:value-type="string">
            <text:p><text:s text:c="4"/>325000 <text:s text:c="3"/>2918284\\</text:p>
          </table:table-cell>
          <table:table-cell table:number-columns-repeated="13"/>
          <table:table-cell table:formula="of:=COM.MICROSOFT.CONCAT(&quot;    &quot;;[.$S5];&quot;    &quot;; [.T5]; &quot;\\&quot;)" office:value-type="string" office:string-value="    400000000    28\\" calcext:value-type="string">
            <text:p><text:s text:c="4"/>400000000 <text:s text:c="3"/>28\\</text:p>
          </table:table-cell>
          <table:table-cell table:formula="of:=COM.MICROSOFT.CONCAT(&quot;    &quot;;[.$S5];&quot;    &quot;; [.U5]; &quot;\\&quot;)" office:value-type="string" office:string-value="    400000000    28\\" calcext:value-type="string">
            <text:p><text:s text:c="4"/>400000000 <text:s text:c="3"/>28\\</text:p>
          </table:table-cell>
          <table:table-cell table:formula="of:=COM.MICROSOFT.CONCAT(&quot;    &quot;;[.$S5];&quot;    &quot;; [.V5]; &quot;\\&quot;)" office:value-type="string" office:string-value="    400000000    400000000\\" calcext:value-type="string">
            <text:p><text:s text:c="4"/>400000000 <text:s text:c="3"/>400000000\\</text:p>
          </table:table-cell>
          <table:table-cell table:number-columns-repeated="7"/>
        </table:table-row>
        <table:table-row table:style-name="ro1">
          <table:table-cell table:formula="of:=COM.MICROSOFT.CONCAT(&quot;    &quot;;[.$A31];&quot;    &quot;; [.B31]; &quot;\\&quot;)" office:value-type="string" office:string-value="    350000    5775749\\" calcext:value-type="string">
            <text:p><text:s text:c="4"/>350000 <text:s text:c="3"/>5775749\\</text:p>
          </table:table-cell>
          <table:table-cell table:formula="of:=COM.MICROSOFT.CONCAT(&quot;    &quot;;[.$A31];&quot;    &quot;; [.C31]; &quot;\\&quot;)" office:value-type="string" office:string-value="    350000    \\" calcext:value-type="string">
            <text:p><text:s text:c="4"/>350000 <text:s text:c="3"/>\\</text:p>
          </table:table-cell>
          <table:table-cell table:formula="of:=COM.MICROSOFT.CONCAT(&quot;    &quot;;[.$A31];&quot;    &quot;; [.D31]; &quot;\\&quot;)" office:value-type="string" office:string-value="    350000    61249825000\\" calcext:value-type="string">
            <text:p><text:s text:c="4"/>350000 <text:s text:c="3"/>61249825000\\</text:p>
          </table:table-cell>
          <table:table-cell table:formula="of:=COM.MICROSOFT.CONCAT(&quot;    &quot;;[.$A31];&quot;    &quot;; [.E31]; &quot;\\&quot;)" office:value-type="string" office:string-value="    350000    \\" calcext:value-type="string">
            <text:p><text:s text:c="4"/>350000 <text:s text:c="3"/>\\</text:p>
          </table:table-cell>
          <table:table-cell table:formula="of:=COM.MICROSOFT.CONCAT(&quot;    &quot;;[.$A31];&quot;    &quot;; [.F31]; &quot;\\&quot;)" office:value-type="string" office:string-value="    350000    3150544\\" calcext:value-type="string">
            <text:p><text:s text:c="4"/>350000 <text:s text:c="3"/>3150544\\</text:p>
          </table:table-cell>
          <table:table-cell table:number-columns-repeated="13"/>
          <table:table-cell table:formula="of:=COM.MICROSOFT.CONCAT(&quot;    &quot;;[.$S6];&quot;    &quot;; [.T6]; &quot;\\&quot;)" office:value-type="string" office:string-value="    500000000    29\\" calcext:value-type="string">
            <text:p><text:s text:c="4"/>500000000 <text:s text:c="3"/>29\\</text:p>
          </table:table-cell>
          <table:table-cell table:formula="of:=COM.MICROSOFT.CONCAT(&quot;    &quot;;[.$S6];&quot;    &quot;; [.U6]; &quot;\\&quot;)" office:value-type="string" office:string-value="    500000000    29\\" calcext:value-type="string">
            <text:p><text:s text:c="4"/>500000000 <text:s text:c="3"/>29\\</text:p>
          </table:table-cell>
          <table:table-cell table:formula="of:=COM.MICROSOFT.CONCAT(&quot;    &quot;;[.$S6];&quot;    &quot;; [.V6]; &quot;\\&quot;)" office:value-type="string" office:string-value="    500000000    500000000\\" calcext:value-type="string">
            <text:p><text:s text:c="4"/>500000000 <text:s text:c="3"/>500000000\\</text:p>
          </table:table-cell>
          <table:table-cell table:number-columns-repeated="7"/>
        </table:table-row>
        <table:table-row table:style-name="ro1">
          <table:table-cell table:formula="of:=COM.MICROSOFT.CONCAT(&quot;    &quot;;[.$A32];&quot;    &quot;; [.B32]; &quot;\\&quot;)" office:value-type="string" office:string-value="    375000    6225749\\" calcext:value-type="string">
            <text:p><text:s text:c="4"/>375000 <text:s text:c="3"/>6225749\\</text:p>
          </table:table-cell>
          <table:table-cell table:formula="of:=COM.MICROSOFT.CONCAT(&quot;    &quot;;[.$A32];&quot;    &quot;; [.C32]; &quot;\\&quot;)" office:value-type="string" office:string-value="    375000    \\" calcext:value-type="string">
            <text:p><text:s text:c="4"/>375000 <text:s text:c="3"/>\\</text:p>
          </table:table-cell>
          <table:table-cell table:formula="of:=COM.MICROSOFT.CONCAT(&quot;    &quot;;[.$A32];&quot;    &quot;; [.D32]; &quot;\\&quot;)" office:value-type="string" office:string-value="    375000    70312312500\\" calcext:value-type="string">
            <text:p><text:s text:c="4"/>375000 <text:s text:c="3"/>70312312500\\</text:p>
          </table:table-cell>
          <table:table-cell table:formula="of:=COM.MICROSOFT.CONCAT(&quot;    &quot;;[.$A32];&quot;    &quot;; [.E32]; &quot;\\&quot;)" office:value-type="string" office:string-value="    375000    \\" calcext:value-type="string">
            <text:p><text:s text:c="4"/>375000 <text:s text:c="3"/>\\</text:p>
          </table:table-cell>
          <table:table-cell table:formula="of:=COM.MICROSOFT.CONCAT(&quot;    &quot;;[.$A32];&quot;    &quot;; [.F32]; &quot;\\&quot;)" office:value-type="string" office:string-value="    375000    3402804\\" calcext:value-type="string">
            <text:p><text:s text:c="4"/>375000 <text:s text:c="3"/>3402804\\</text:p>
          </table:table-cell>
          <table:table-cell table:number-columns-repeated="13"/>
          <table:table-cell table:formula="of:=COM.MICROSOFT.CONCAT(&quot;    &quot;;[.$S7];&quot;    &quot;; [.T7]; &quot;\\&quot;)" office:value-type="string" office:string-value="    600000000    29\\" calcext:value-type="string">
            <text:p><text:s text:c="4"/>600000000 <text:s text:c="3"/>29\\</text:p>
          </table:table-cell>
          <table:table-cell table:formula="of:=COM.MICROSOFT.CONCAT(&quot;    &quot;;[.$S7];&quot;    &quot;; [.U7]; &quot;\\&quot;)" office:value-type="string" office:string-value="    600000000    29\\" calcext:value-type="string">
            <text:p><text:s text:c="4"/>600000000 <text:s text:c="3"/>29\\</text:p>
          </table:table-cell>
          <table:table-cell table:formula="of:=COM.MICROSOFT.CONCAT(&quot;    &quot;;[.$S7];&quot;    &quot;; [.V7]; &quot;\\&quot;)" office:value-type="string" office:string-value="    600000000    600000000\\" calcext:value-type="string">
            <text:p><text:s text:c="4"/>600000000 <text:s text:c="3"/>600000000\\</text:p>
          </table:table-cell>
          <table:table-cell table:number-columns-repeated="7"/>
        </table:table-row>
        <table:table-row table:style-name="ro1">
          <table:table-cell table:formula="of:=COM.MICROSOFT.CONCAT(&quot;    &quot;;[.$A33];&quot;    &quot;; [.B33]; &quot;\\&quot;)" office:value-type="string" office:string-value="    400000    6675749\\" calcext:value-type="string">
            <text:p><text:s text:c="4"/>400000 <text:s text:c="3"/>6675749\\</text:p>
          </table:table-cell>
          <table:table-cell table:formula="of:=COM.MICROSOFT.CONCAT(&quot;    &quot;;[.$A33];&quot;    &quot;; [.C33]; &quot;\\&quot;)" office:value-type="string" office:string-value="    400000    \\" calcext:value-type="string">
            <text:p><text:s text:c="4"/>400000 <text:s text:c="3"/>\\</text:p>
          </table:table-cell>
          <table:table-cell table:formula="of:=COM.MICROSOFT.CONCAT(&quot;    &quot;;[.$A33];&quot;    &quot;; [.D33]; &quot;\\&quot;)" office:value-type="string" office:string-value="    400000    79999800000\\" calcext:value-type="string">
            <text:p><text:s text:c="4"/>400000 <text:s text:c="3"/>79999800000\\</text:p>
          </table:table-cell>
          <table:table-cell table:formula="of:=COM.MICROSOFT.CONCAT(&quot;    &quot;;[.$A33];&quot;    &quot;; [.E33]; &quot;\\&quot;)" office:value-type="string" office:string-value="    400000    \\" calcext:value-type="string">
            <text:p><text:s text:c="4"/>400000 <text:s text:c="3"/>\\</text:p>
          </table:table-cell>
          <table:table-cell table:formula="of:=COM.MICROSOFT.CONCAT(&quot;    &quot;;[.$A33];&quot;    &quot;; [.F33]; &quot;\\&quot;)" office:value-type="string" office:string-value="    400000    3660096\\" calcext:value-type="string">
            <text:p><text:s text:c="4"/>400000 <text:s text:c="3"/>3660096\\</text:p>
          </table:table-cell>
          <table:table-cell table:number-columns-repeated="13"/>
          <table:table-cell table:formula="of:=COM.MICROSOFT.CONCAT(&quot;    &quot;;[.$S8];&quot;    &quot;; [.T8]; &quot;\\&quot;)" office:value-type="string" office:string-value="    700000000    29\\" calcext:value-type="string">
            <text:p><text:s text:c="4"/>700000000 <text:s text:c="3"/>29\\</text:p>
          </table:table-cell>
          <table:table-cell table:formula="of:=COM.MICROSOFT.CONCAT(&quot;    &quot;;[.$S8];&quot;    &quot;; [.U8]; &quot;\\&quot;)" office:value-type="string" office:string-value="    700000000    29\\" calcext:value-type="string">
            <text:p><text:s text:c="4"/>700000000 <text:s text:c="3"/>29\\</text:p>
          </table:table-cell>
          <table:table-cell table:formula="of:=COM.MICROSOFT.CONCAT(&quot;    &quot;;[.$S8];&quot;    &quot;; [.V8]; &quot;\\&quot;)" office:value-type="string" office:string-value="    700000000    700000000\\" calcext:value-type="string">
            <text:p><text:s text:c="4"/>700000000 <text:s text:c="3"/>700000000\\</text:p>
          </table:table-cell>
          <table:table-cell table:number-columns-repeated="7"/>
        </table:table-row>
        <table:table-row table:style-name="ro1">
          <table:table-cell table:formula="of:=COM.MICROSOFT.CONCAT(&quot;    &quot;;[.$A34];&quot;    &quot;; [.B34]; &quot;\\&quot;)" office:value-type="string" office:string-value="    425000    7125749\\" calcext:value-type="string">
            <text:p><text:s text:c="4"/>425000 <text:s text:c="3"/>7125749\\</text:p>
          </table:table-cell>
          <table:table-cell table:formula="of:=COM.MICROSOFT.CONCAT(&quot;    &quot;;[.$A34];&quot;    &quot;; [.C34]; &quot;\\&quot;)" office:value-type="string" office:string-value="    425000    \\" calcext:value-type="string">
            <text:p><text:s text:c="4"/>425000 <text:s text:c="3"/>\\</text:p>
          </table:table-cell>
          <table:table-cell table:formula="of:=COM.MICROSOFT.CONCAT(&quot;    &quot;;[.$A34];&quot;    &quot;; [.D34]; &quot;\\&quot;)" office:value-type="string" office:string-value="    425000    90312287500\\" calcext:value-type="string">
            <text:p><text:s text:c="4"/>425000 <text:s text:c="3"/>90312287500\\</text:p>
          </table:table-cell>
          <table:table-cell table:formula="of:=COM.MICROSOFT.CONCAT(&quot;    &quot;;[.$A34];&quot;    &quot;; [.E34]; &quot;\\&quot;)" office:value-type="string" office:string-value="    425000    \\" calcext:value-type="string">
            <text:p><text:s text:c="4"/>425000 <text:s text:c="3"/>\\</text:p>
          </table:table-cell>
          <table:table-cell table:formula="of:=COM.MICROSOFT.CONCAT(&quot;    &quot;;[.$A34];&quot;    &quot;; [.F34]; &quot;\\&quot;)" office:value-type="string" office:string-value="    425000    3903868\\" calcext:value-type="string">
            <text:p><text:s text:c="4"/>425000 <text:s text:c="3"/>3903868\\</text:p>
          </table:table-cell>
          <table:table-cell table:number-columns-repeated="13"/>
          <table:table-cell table:formula="of:=COM.MICROSOFT.CONCAT(&quot;    &quot;;[.$S9];&quot;    &quot;; [.T9]; &quot;\\&quot;)" office:value-type="string" office:string-value="    800000000    29\\" calcext:value-type="string">
            <text:p><text:s text:c="4"/>800000000 <text:s text:c="3"/>29\\</text:p>
          </table:table-cell>
          <table:table-cell table:formula="of:=COM.MICROSOFT.CONCAT(&quot;    &quot;;[.$S9];&quot;    &quot;; [.U9]; &quot;\\&quot;)" office:value-type="string" office:string-value="    800000000    29\\" calcext:value-type="string">
            <text:p><text:s text:c="4"/>800000000 <text:s text:c="3"/>29\\</text:p>
          </table:table-cell>
          <table:table-cell table:formula="of:=COM.MICROSOFT.CONCAT(&quot;    &quot;;[.$S9];&quot;    &quot;; [.V9]; &quot;\\&quot;)" office:value-type="string" office:string-value="    800000000    800000000\\" calcext:value-type="string">
            <text:p><text:s text:c="4"/>800000000 <text:s text:c="3"/>800000000\\</text:p>
          </table:table-cell>
          <table:table-cell table:number-columns-repeated="7"/>
        </table:table-row>
        <table:table-row table:style-name="ro1">
          <table:table-cell table:formula="of:=COM.MICROSOFT.CONCAT(&quot;    &quot;;[.$A35];&quot;    &quot;; [.B35]; &quot;\\&quot;)" office:value-type="string" office:string-value="    450000    7575749\\" calcext:value-type="string">
            <text:p><text:s text:c="4"/>450000 <text:s text:c="3"/>7575749\\</text:p>
          </table:table-cell>
          <table:table-cell table:formula="of:=COM.MICROSOFT.CONCAT(&quot;    &quot;;[.$A35];&quot;    &quot;; [.C35]; &quot;\\&quot;)" office:value-type="string" office:string-value="    450000    \\" calcext:value-type="string">
            <text:p><text:s text:c="4"/>450000 <text:s text:c="3"/>\\</text:p>
          </table:table-cell>
          <table:table-cell table:formula="of:=COM.MICROSOFT.CONCAT(&quot;    &quot;;[.$A35];&quot;    &quot;; [.D35]; &quot;\\&quot;)" office:value-type="string" office:string-value="    450000    101249775000\\" calcext:value-type="string">
            <text:p><text:s text:c="4"/>450000 <text:s text:c="3"/>101249775000\\</text:p>
          </table:table-cell>
          <table:table-cell table:formula="of:=COM.MICROSOFT.CONCAT(&quot;    &quot;;[.$A35];&quot;    &quot;; [.E35]; &quot;\\&quot;)" office:value-type="string" office:string-value="    450000    \\" calcext:value-type="string">
            <text:p><text:s text:c="4"/>450000 <text:s text:c="3"/>\\</text:p>
          </table:table-cell>
          <table:table-cell table:formula="of:=COM.MICROSOFT.CONCAT(&quot;    &quot;;[.$A35];&quot;    &quot;; [.F35]; &quot;\\&quot;)" office:value-type="string" office:string-value="    450000    4158592\\" calcext:value-type="string">
            <text:p><text:s text:c="4"/>450000 <text:s text:c="3"/>4158592\\</text:p>
          </table:table-cell>
          <table:table-cell table:number-columns-repeated="13"/>
          <table:table-cell table:formula="of:=COM.MICROSOFT.CONCAT(&quot;    &quot;;[.$S10];&quot;    &quot;; [.T10]; &quot;\\&quot;)" office:value-type="string" office:string-value="    900000000    30\\" calcext:value-type="string">
            <text:p><text:s text:c="4"/>900000000 <text:s text:c="3"/>30\\</text:p>
          </table:table-cell>
          <table:table-cell table:formula="of:=COM.MICROSOFT.CONCAT(&quot;    &quot;;[.$S10];&quot;    &quot;; [.U10]; &quot;\\&quot;)" office:value-type="string" office:string-value="    900000000    30\\" calcext:value-type="string">
            <text:p><text:s text:c="4"/>900000000 <text:s text:c="3"/>30\\</text:p>
          </table:table-cell>
          <table:table-cell table:formula="of:=COM.MICROSOFT.CONCAT(&quot;    &quot;;[.$S10];&quot;    &quot;; [.V10]; &quot;\\&quot;)" office:value-type="string" office:string-value="    900000000    900000000\\" calcext:value-type="string">
            <text:p><text:s text:c="4"/>900000000 <text:s text:c="3"/>900000000\\</text:p>
          </table:table-cell>
          <table:table-cell table:number-columns-repeated="7"/>
        </table:table-row>
        <table:table-row table:style-name="ro1">
          <table:table-cell table:formula="of:=COM.MICROSOFT.CONCAT(&quot;    &quot;;[.$A36];&quot;    &quot;; [.B36]; &quot;\\&quot;)" office:value-type="string" office:string-value="    475000    8025749\\" calcext:value-type="string">
            <text:p><text:s text:c="4"/>475000 <text:s text:c="3"/>8025749\\</text:p>
          </table:table-cell>
          <table:table-cell table:formula="of:=COM.MICROSOFT.CONCAT(&quot;    &quot;;[.$A36];&quot;    &quot;; [.C36]; &quot;\\&quot;)" office:value-type="string" office:string-value="    475000    \\" calcext:value-type="string">
            <text:p><text:s text:c="4"/>475000 <text:s text:c="3"/>\\</text:p>
          </table:table-cell>
          <table:table-cell table:formula="of:=COM.MICROSOFT.CONCAT(&quot;    &quot;;[.$A36];&quot;    &quot;; [.D36]; &quot;\\&quot;)" office:value-type="string" office:string-value="    475000    112812262500\\" calcext:value-type="string">
            <text:p><text:s text:c="4"/>475000 <text:s text:c="3"/>112812262500\\</text:p>
          </table:table-cell>
          <table:table-cell table:formula="of:=COM.MICROSOFT.CONCAT(&quot;    &quot;;[.$A36];&quot;    &quot;; [.E36]; &quot;\\&quot;)" office:value-type="string" office:string-value="    475000    \\" calcext:value-type="string">
            <text:p><text:s text:c="4"/>475000 <text:s text:c="3"/>\\</text:p>
          </table:table-cell>
          <table:table-cell table:formula="of:=COM.MICROSOFT.CONCAT(&quot;    &quot;;[.$A36];&quot;    &quot;; [.F36]; &quot;\\&quot;)" office:value-type="string" office:string-value="    475000    4421836\\" calcext:value-type="string">
            <text:p><text:s text:c="4"/>475000 <text:s text:c="3"/>4421836\\</text:p>
          </table:table-cell>
          <table:table-cell table:number-columns-repeated="13"/>
          <table:table-cell table:formula="of:=COM.MICROSOFT.CONCAT(&quot;    &quot;;[.$S11];&quot;    &quot;; [.T11]; &quot;\\&quot;)" office:value-type="string" office:string-value="    1000000000    30\\" calcext:value-type="string">
            <text:p><text:s text:c="4"/>1000000000 <text:s text:c="3"/>30\\</text:p>
          </table:table-cell>
          <table:table-cell table:formula="of:=COM.MICROSOFT.CONCAT(&quot;    &quot;;[.$S11];&quot;    &quot;; [.U11]; &quot;\\&quot;)" office:value-type="string" office:string-value="    1000000000    30\\" calcext:value-type="string">
            <text:p><text:s text:c="4"/>1000000000 <text:s text:c="3"/>30\\</text:p>
          </table:table-cell>
          <table:table-cell table:formula="of:=COM.MICROSOFT.CONCAT(&quot;    &quot;;[.$S11];&quot;    &quot;; [.V11]; &quot;\\&quot;)" office:value-type="string" office:string-value="    1000000000    1000000000\\" calcext:value-type="string">
            <text:p><text:s text:c="4"/>1000000000 <text:s text:c="3"/>1000000000\\</text:p>
          </table:table-cell>
          <table:table-cell table:number-columns-repeated="7"/>
        </table:table-row>
        <table:table-row table:style-name="ro1">
          <table:table-cell table:formula="of:=COM.MICROSOFT.CONCAT(&quot;    &quot;;[.$A37];&quot;    &quot;; [.B37]; &quot;\\&quot;)" office:value-type="string" office:string-value="    500000    8475749\\" calcext:value-type="string">
            <text:p><text:s text:c="4"/>500000 <text:s text:c="3"/>8475749\\</text:p>
          </table:table-cell>
          <table:table-cell table:formula="of:=COM.MICROSOFT.CONCAT(&quot;    &quot;;[.$A37];&quot;    &quot;; [.C37]; &quot;\\&quot;)" office:value-type="string" office:string-value="    500000    \\" calcext:value-type="string">
            <text:p><text:s text:c="4"/>500000 <text:s text:c="3"/>\\</text:p>
          </table:table-cell>
          <table:table-cell table:formula="of:=COM.MICROSOFT.CONCAT(&quot;    &quot;;[.$A37];&quot;    &quot;; [.D37]; &quot;\\&quot;)" office:value-type="string" office:string-value="    500000    124999750000\\" calcext:value-type="string">
            <text:p><text:s text:c="4"/>500000 <text:s text:c="3"/>124999750000\\</text:p>
          </table:table-cell>
          <table:table-cell table:formula="of:=COM.MICROSOFT.CONCAT(&quot;    &quot;;[.$A37];&quot;    &quot;; [.E37]; &quot;\\&quot;)" office:value-type="string" office:string-value="    500000    \\" calcext:value-type="string">
            <text:p><text:s text:c="4"/>500000 <text:s text:c="3"/>\\</text:p>
          </table:table-cell>
          <table:table-cell table:formula="of:=COM.MICROSOFT.CONCAT(&quot;    &quot;;[.$A37];&quot;    &quot;; [.F37]; &quot;\\&quot;)" office:value-type="string" office:string-value="    500000    4692496\\" calcext:value-type="string">
            <text:p><text:s text:c="4"/>500000 <text:s text:c="3"/>4692496\\</text:p>
          </table:table-cell>
          <table:table-cell table:number-columns-repeated="13"/>
          <table:table-cell table:formula="of:=COM.MICROSOFT.CONCAT(&quot;    &quot;;[.$S12];&quot;    &quot;; [.T12]; &quot;\\&quot;)" office:value-type="string" office:string-value="    1100000000    30\\" calcext:value-type="string">
            <text:p><text:s text:c="4"/>1100000000 <text:s text:c="3"/>30\\</text:p>
          </table:table-cell>
          <table:table-cell table:formula="of:=COM.MICROSOFT.CONCAT(&quot;    &quot;;[.$S12];&quot;    &quot;; [.U12]; &quot;\\&quot;)" office:value-type="string" office:string-value="    1100000000    30\\" calcext:value-type="string">
            <text:p><text:s text:c="4"/>1100000000 <text:s text:c="3"/>30\\</text:p>
          </table:table-cell>
          <table:table-cell table:formula="of:=COM.MICROSOFT.CONCAT(&quot;    &quot;;[.$S12];&quot;    &quot;; [.V12]; &quot;\\&quot;)" office:value-type="string" office:string-value="    1100000000    1100000000\\" calcext:value-type="string">
            <text:p><text:s text:c="4"/>1100000000 <text:s text:c="3"/>1100000000\\</text:p>
          </table:table-cell>
          <table:table-cell table:number-columns-repeated="7"/>
        </table:table-row>
        <table:table-row table:style-name="ro1">
          <table:table-cell table:number-columns-repeated="18"/>
          <table:table-cell table:formula="of:=COM.MICROSOFT.CONCAT(&quot;    &quot;;[.$S13];&quot;    &quot;; [.T13]; &quot;\\&quot;)" office:value-type="string" office:string-value="    1200000000    30\\" calcext:value-type="string">
            <text:p><text:s text:c="4"/>1200000000 <text:s text:c="3"/>30\\</text:p>
          </table:table-cell>
          <table:table-cell table:formula="of:=COM.MICROSOFT.CONCAT(&quot;    &quot;;[.$S13];&quot;    &quot;; [.U13]; &quot;\\&quot;)" office:value-type="string" office:string-value="    1200000000    30\\" calcext:value-type="string">
            <text:p><text:s text:c="4"/>1200000000 <text:s text:c="3"/>30\\</text:p>
          </table:table-cell>
          <table:table-cell table:formula="of:=COM.MICROSOFT.CONCAT(&quot;    &quot;;[.$S13];&quot;    &quot;; [.V13]; &quot;\\&quot;)" office:value-type="string" office:string-value="    1200000000    1200000000\\" calcext:value-type="string">
            <text:p><text:s text:c="4"/>1200000000 <text:s text:c="3"/>1200000000\\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string" calcext:value-type="string">
            <text:p>insertion rec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selection rec</text:p>
          </table:table-cell>
          <table:table-cell office:value-type="string" calcext:value-type="string">
            <text:p>merge</text:p>
          </table:table-cell>
          <table:table-cell table:number-columns-repeated="13"/>
          <table:table-cell table:formula="of:=COM.MICROSOFT.CONCAT(&quot;    &quot;;[.$S14];&quot;    &quot;; [.T14]; &quot;\\&quot;)" office:value-type="string" office:string-value="    1300000000    30\\" calcext:value-type="string">
            <text:p><text:s text:c="4"/>1300000000 <text:s text:c="3"/>30\\</text:p>
          </table:table-cell>
          <table:table-cell table:formula="of:=COM.MICROSOFT.CONCAT(&quot;    &quot;;[.$S14];&quot;    &quot;; [.U14]; &quot;\\&quot;)" office:value-type="string" office:string-value="    1300000000    30\\" calcext:value-type="string">
            <text:p><text:s text:c="4"/>1300000000 <text:s text:c="3"/>30\\</text:p>
          </table:table-cell>
          <table:table-cell table:formula="of:=COM.MICROSOFT.CONCAT(&quot;    &quot;;[.$S14];&quot;    &quot;; [.V14]; &quot;\\&quot;)" office:value-type="string" office:string-value="    1300000000    1300000000\\" calcext:value-type="string">
            <text:p><text:s text:c="4"/>1300000000 <text:s text:c="3"/>1300000000\\</text:p>
          </table:table-cell>
          <table:table-cell table:number-columns-repeated="7"/>
        </table:table-row>
        <table:table-row table:style-name="ro1">
          <table:table-cell table:formula="of:=COM.MICROSOFT.CONCAT(&quot;    &quot;;[.$A2];&quot;    &quot;; [.B2]; &quot;\\&quot;)" office:value-type="string" office:string-value="    5000    51833\\" calcext:value-type="string">
            <text:p><text:s text:c="4"/>5000 <text:s text:c="3"/>51833\\</text:p>
          </table:table-cell>
          <table:table-cell table:formula="of:=COM.MICROSOFT.CONCAT(&quot;    &quot;;[.$A2];&quot;    &quot;; [.C2]; &quot;\\&quot;)" office:value-type="string" office:string-value="    5000    51833\\" calcext:value-type="string">
            <text:p><text:s text:c="4"/>5000 <text:s text:c="3"/>51833\\</text:p>
          </table:table-cell>
          <table:table-cell table:formula="of:=COM.MICROSOFT.CONCAT(&quot;    &quot;;[.$A2];&quot;    &quot;; [.D2]; &quot;\\&quot;)" office:value-type="string" office:string-value="    5000    12497500\\" calcext:value-type="string">
            <text:p><text:s text:c="4"/>5000 <text:s text:c="3"/>12497500\\</text:p>
          </table:table-cell>
          <table:table-cell table:formula="of:=COM.MICROSOFT.CONCAT(&quot;    &quot;;[.$A2];&quot;    &quot;; [.E2]; &quot;\\&quot;)" office:value-type="string" office:string-value="    5000    12497500\\" calcext:value-type="string">
            <text:p><text:s text:c="4"/>5000 <text:s text:c="3"/>12497500\\</text:p>
          </table:table-cell>
          <table:table-cell table:formula="of:=COM.MICROSOFT.CONCAT(&quot;    &quot;;[.$A2];&quot;    &quot;; [.F2]; &quot;\\&quot;)" office:value-type="string" office:string-value="    5000    29804\\" calcext:value-type="string">
            <text:p><text:s text:c="4"/>5000 <text:s text:c="3"/>29804\\</text:p>
          </table:table-cell>
          <table:table-cell table:number-columns-repeated="13"/>
          <table:table-cell table:formula="of:=COM.MICROSOFT.CONCAT(&quot;    &quot;;[.$S15];&quot;    &quot;; [.T15]; &quot;\\&quot;)" office:value-type="string" office:string-value="    1400000000    30\\" calcext:value-type="string">
            <text:p><text:s text:c="4"/>1400000000 <text:s text:c="3"/>30\\</text:p>
          </table:table-cell>
          <table:table-cell table:formula="of:=COM.MICROSOFT.CONCAT(&quot;    &quot;;[.$S15];&quot;    &quot;; [.U15]; &quot;\\&quot;)" office:value-type="string" office:string-value="    1400000000    30\\" calcext:value-type="string">
            <text:p><text:s text:c="4"/>1400000000 <text:s text:c="3"/>30\\</text:p>
          </table:table-cell>
          <table:table-cell table:formula="of:=COM.MICROSOFT.CONCAT(&quot;    &quot;;[.$S15];&quot;    &quot;; [.V15]; &quot;\\&quot;)" office:value-type="string" office:string-value="    1400000000    1400000000\\" calcext:value-type="string">
            <text:p><text:s text:c="4"/>1400000000 <text:s text:c="3"/>1400000000\\</text:p>
          </table:table-cell>
          <table:table-cell table:number-columns-repeated="7"/>
        </table:table-row>
        <table:table-row table:style-name="ro1">
          <table:table-cell table:formula="of:=COM.MICROSOFT.CONCAT(&quot;    &quot;;[.$A3];&quot;    &quot;; [.B3]; &quot;\\&quot;)" office:value-type="string" office:string-value="    10000    113643\\" calcext:value-type="string">
            <text:p><text:s text:c="4"/>10000 <text:s text:c="3"/>113643\\</text:p>
          </table:table-cell>
          <table:table-cell table:formula="of:=COM.MICROSOFT.CONCAT(&quot;    &quot;;[.$A3];&quot;    &quot;; [.C3]; &quot;\\&quot;)" office:value-type="string" office:string-value="    10000    113643\\" calcext:value-type="string">
            <text:p><text:s text:c="4"/>10000 <text:s text:c="3"/>113643\\</text:p>
          </table:table-cell>
          <table:table-cell table:formula="of:=COM.MICROSOFT.CONCAT(&quot;    &quot;;[.$A3];&quot;    &quot;; [.D3]; &quot;\\&quot;)" office:value-type="string" office:string-value="    10000    49995000\\" calcext:value-type="string">
            <text:p><text:s text:c="4"/>10000 <text:s text:c="3"/>49995000\\</text:p>
          </table:table-cell>
          <table:table-cell table:formula="of:=COM.MICROSOFT.CONCAT(&quot;    &quot;;[.$A3];&quot;    &quot;; [.E3]; &quot;\\&quot;)" office:value-type="string" office:string-value="    10000    49995000\\" calcext:value-type="string">
            <text:p><text:s text:c="4"/>10000 <text:s text:c="3"/>49995000\\</text:p>
          </table:table-cell>
          <table:table-cell table:formula="of:=COM.MICROSOFT.CONCAT(&quot;    &quot;;[.$A3];&quot;    &quot;; [.F3]; &quot;\\&quot;)" office:value-type="string" office:string-value="    10000    64608\\" calcext:value-type="string">
            <text:p><text:s text:c="4"/>10000 <text:s text:c="3"/>64608\\</text:p>
          </table:table-cell>
          <table:table-cell table:number-columns-repeated="13"/>
          <table:table-cell table:formula="of:=COM.MICROSOFT.CONCAT(&quot;    &quot;;[.$S16];&quot;    &quot;; [.T16]; &quot;\\&quot;)" office:value-type="string" office:string-value="    1500000000    30\\" calcext:value-type="string">
            <text:p><text:s text:c="4"/>1500000000 <text:s text:c="3"/>30\\</text:p>
          </table:table-cell>
          <table:table-cell table:formula="of:=COM.MICROSOFT.CONCAT(&quot;    &quot;;[.$S16];&quot;    &quot;; [.U16]; &quot;\\&quot;)" office:value-type="string" office:string-value="    1500000000    30\\" calcext:value-type="string">
            <text:p><text:s text:c="4"/>1500000000 <text:s text:c="3"/>30\\</text:p>
          </table:table-cell>
          <table:table-cell table:formula="of:=COM.MICROSOFT.CONCAT(&quot;    &quot;;[.$S16];&quot;    &quot;; [.V16]; &quot;\\&quot;)" office:value-type="string" office:string-value="    1500000000    1500000000\\" calcext:value-type="string">
            <text:p><text:s text:c="4"/>1500000000 <text:s text:c="3"/>1500000000\\</text:p>
          </table:table-cell>
          <table:table-cell table:number-columns-repeated="7"/>
        </table:table-row>
        <table:table-row table:style-name="ro1">
          <table:table-cell table:formula="of:=COM.MICROSOFT.CONCAT(&quot;    &quot;;[.$A4];&quot;    &quot;; [.B4]; &quot;\\&quot;)" office:value-type="string" office:string-value="    15000    178643\\" calcext:value-type="string">
            <text:p><text:s text:c="4"/>15000 <text:s text:c="3"/>178643\\</text:p>
          </table:table-cell>
          <table:table-cell table:formula="of:=COM.MICROSOFT.CONCAT(&quot;    &quot;;[.$A4];&quot;    &quot;; [.C4]; &quot;\\&quot;)" office:value-type="string" office:string-value="    15000    178643\\" calcext:value-type="string">
            <text:p><text:s text:c="4"/>15000 <text:s text:c="3"/>178643\\</text:p>
          </table:table-cell>
          <table:table-cell table:formula="of:=COM.MICROSOFT.CONCAT(&quot;    &quot;;[.$A4];&quot;    &quot;; [.D4]; &quot;\\&quot;)" office:value-type="string" office:string-value="    15000    112492500\\" calcext:value-type="string">
            <text:p><text:s text:c="4"/>15000 <text:s text:c="3"/>112492500\\</text:p>
          </table:table-cell>
          <table:table-cell table:formula="of:=COM.MICROSOFT.CONCAT(&quot;    &quot;;[.$A4];&quot;    &quot;; [.E4]; &quot;\\&quot;)" office:value-type="string" office:string-value="    15000    112492500\\" calcext:value-type="string">
            <text:p><text:s text:c="4"/>15000 <text:s text:c="3"/>112492500\\</text:p>
          </table:table-cell>
          <table:table-cell table:formula="of:=COM.MICROSOFT.CONCAT(&quot;    &quot;;[.$A4];&quot;    &quot;; [.F4]; &quot;\\&quot;)" office:value-type="string" office:string-value="    15000    102252\\" calcext:value-type="string">
            <text:p><text:s text:c="4"/>15000 <text:s text:c="3"/>102252\\</text:p>
          </table:table-cell>
          <table:table-cell table:number-columns-repeated="13"/>
          <table:table-cell table:formula="of:=COM.MICROSOFT.CONCAT(&quot;    &quot;;[.$S17];&quot;    &quot;; [.T17]; &quot;\\&quot;)" office:value-type="string" office:string-value="    1600000000    30\\" calcext:value-type="string">
            <text:p><text:s text:c="4"/>1600000000 <text:s text:c="3"/>30\\</text:p>
          </table:table-cell>
          <table:table-cell table:formula="of:=COM.MICROSOFT.CONCAT(&quot;    &quot;;[.$S17];&quot;    &quot;; [.U17]; &quot;\\&quot;)" office:value-type="string" office:string-value="    1600000000    30\\" calcext:value-type="string">
            <text:p><text:s text:c="4"/>1600000000 <text:s text:c="3"/>30\\</text:p>
          </table:table-cell>
          <table:table-cell table:formula="of:=COM.MICROSOFT.CONCAT(&quot;    &quot;;[.$S17];&quot;    &quot;; [.V17]; &quot;\\&quot;)" office:value-type="string" office:string-value="    1600000000    1600000000\\" calcext:value-type="string">
            <text:p><text:s text:c="4"/>1600000000 <text:s text:c="3"/>1600000000\\</text:p>
          </table:table-cell>
          <table:table-cell table:number-columns-repeated="7"/>
        </table:table-row>
        <table:table-row table:style-name="ro1">
          <table:table-cell table:formula="of:=COM.MICROSOFT.CONCAT(&quot;    &quot;;[.$A5];&quot;    &quot;; [.B5]; &quot;\\&quot;)" office:value-type="string" office:string-value="    20000    247261\\" calcext:value-type="string">
            <text:p><text:s text:c="4"/>20000 <text:s text:c="3"/>247261\\</text:p>
          </table:table-cell>
          <table:table-cell table:formula="of:=COM.MICROSOFT.CONCAT(&quot;    &quot;;[.$A5];&quot;    &quot;; [.C5]; &quot;\\&quot;)" office:value-type="string" office:string-value="    20000    247261\\" calcext:value-type="string">
            <text:p><text:s text:c="4"/>20000 <text:s text:c="3"/>247261\\</text:p>
          </table:table-cell>
          <table:table-cell table:formula="of:=COM.MICROSOFT.CONCAT(&quot;    &quot;;[.$A5];&quot;    &quot;; [.D5]; &quot;\\&quot;)" office:value-type="string" office:string-value="    20000    199990000\\" calcext:value-type="string">
            <text:p><text:s text:c="4"/>20000 <text:s text:c="3"/>199990000\\</text:p>
          </table:table-cell>
          <table:table-cell table:formula="of:=COM.MICROSOFT.CONCAT(&quot;    &quot;;[.$A5];&quot;    &quot;; [.E5]; &quot;\\&quot;)" office:value-type="string" office:string-value="    20000    199990000\\" calcext:value-type="string">
            <text:p><text:s text:c="4"/>20000 <text:s text:c="3"/>199990000\\</text:p>
          </table:table-cell>
          <table:table-cell table:formula="of:=COM.MICROSOFT.CONCAT(&quot;    &quot;;[.$A5];&quot;    &quot;; [.F5]; &quot;\\&quot;)" office:value-type="string" office:string-value="    20000    139216\\" calcext:value-type="string">
            <text:p><text:s text:c="4"/>20000 <text:s text:c="3"/>139216\\</text:p>
          </table:table-cell>
          <table:table-cell table:number-columns-repeated="13"/>
          <table:table-cell table:formula="of:=COM.MICROSOFT.CONCAT(&quot;    &quot;;[.$S18];&quot;    &quot;; [.T18]; &quot;\\&quot;)" office:value-type="string" office:string-value="    1700000000    31\\" calcext:value-type="string">
            <text:p><text:s text:c="4"/>1700000000 <text:s text:c="3"/>31\\</text:p>
          </table:table-cell>
          <table:table-cell table:formula="of:=COM.MICROSOFT.CONCAT(&quot;    &quot;;[.$S18];&quot;    &quot;; [.U18]; &quot;\\&quot;)" office:value-type="string" office:string-value="    1700000000    31\\" calcext:value-type="string">
            <text:p><text:s text:c="4"/>1700000000 <text:s text:c="3"/>31\\</text:p>
          </table:table-cell>
          <table:table-cell table:formula="of:=COM.MICROSOFT.CONCAT(&quot;    &quot;;[.$S18];&quot;    &quot;; [.V18]; &quot;\\&quot;)" office:value-type="string" office:string-value="    1700000000    1700000000\\" calcext:value-type="string">
            <text:p><text:s text:c="4"/>1700000000 <text:s text:c="3"/>1700000000\\</text:p>
          </table:table-cell>
          <table:table-cell table:number-columns-repeated="7"/>
        </table:table-row>
        <table:table-row table:style-name="ro1">
          <table:table-cell table:formula="of:=COM.MICROSOFT.CONCAT(&quot;    &quot;;[.$A6];&quot;    &quot;; [.B6]; &quot;\\&quot;)" office:value-type="string" office:string-value="    25000    317261\\" calcext:value-type="string">
            <text:p><text:s text:c="4"/>25000 <text:s text:c="3"/>317261\\</text:p>
          </table:table-cell>
          <table:table-cell table:formula="of:=COM.MICROSOFT.CONCAT(&quot;    &quot;;[.$A6];&quot;    &quot;; [.C6]; &quot;\\&quot;)" office:value-type="string" office:string-value="    25000    317261\\" calcext:value-type="string">
            <text:p><text:s text:c="4"/>25000 <text:s text:c="3"/>317261\\</text:p>
          </table:table-cell>
          <table:table-cell table:formula="of:=COM.MICROSOFT.CONCAT(&quot;    &quot;;[.$A6];&quot;    &quot;; [.D6]; &quot;\\&quot;)" office:value-type="string" office:string-value="    25000    312487500\\" calcext:value-type="string">
            <text:p><text:s text:c="4"/>25000 <text:s text:c="3"/>312487500\\</text:p>
          </table:table-cell>
          <table:table-cell table:formula="of:=COM.MICROSOFT.CONCAT(&quot;    &quot;;[.$A6];&quot;    &quot;; [.E6]; &quot;\\&quot;)" office:value-type="string" office:string-value="    25000    312487500\\" calcext:value-type="string">
            <text:p><text:s text:c="4"/>25000 <text:s text:c="3"/>312487500\\</text:p>
          </table:table-cell>
          <table:table-cell table:formula="of:=COM.MICROSOFT.CONCAT(&quot;    &quot;;[.$A6];&quot;    &quot;; [.F6]; &quot;\\&quot;)" office:value-type="string" office:string-value="    25000    178756\\" calcext:value-type="string">
            <text:p><text:s text:c="4"/>25000 <text:s text:c="3"/>178756\\</text:p>
          </table:table-cell>
          <table:table-cell table:number-columns-repeated="13"/>
          <table:table-cell table:formula="of:=COM.MICROSOFT.CONCAT(&quot;    &quot;;[.$S19];&quot;    &quot;; [.T19]; &quot;\\&quot;)" office:value-type="string" office:string-value="    1800000000    31\\" calcext:value-type="string">
            <text:p><text:s text:c="4"/>1800000000 <text:s text:c="3"/>31\\</text:p>
          </table:table-cell>
          <table:table-cell table:formula="of:=COM.MICROSOFT.CONCAT(&quot;    &quot;;[.$S19];&quot;    &quot;; [.U19]; &quot;\\&quot;)" office:value-type="string" office:string-value="    1800000000    31\\" calcext:value-type="string">
            <text:p><text:s text:c="4"/>1800000000 <text:s text:c="3"/>31\\</text:p>
          </table:table-cell>
          <table:table-cell table:formula="of:=COM.MICROSOFT.CONCAT(&quot;    &quot;;[.$S19];&quot;    &quot;; [.V19]; &quot;\\&quot;)" office:value-type="string" office:string-value="    1800000000    1800000000\\" calcext:value-type="string">
            <text:p><text:s text:c="4"/>1800000000 <text:s text:c="3"/>1800000000\\</text:p>
          </table:table-cell>
          <table:table-cell table:number-columns-repeated="7"/>
        </table:table-row>
        <table:table-row table:style-name="ro1">
          <table:table-cell table:formula="of:=COM.MICROSOFT.CONCAT(&quot;    &quot;;[.$A7];&quot;    &quot;; [.B7]; &quot;\\&quot;)" office:value-type="string" office:string-value="    30000    387261\\" calcext:value-type="string">
            <text:p><text:s text:c="4"/>30000 <text:s text:c="3"/>387261\\</text:p>
          </table:table-cell>
          <table:table-cell table:formula="of:=COM.MICROSOFT.CONCAT(&quot;    &quot;;[.$A7];&quot;    &quot;; [.C7]; &quot;\\&quot;)" office:value-type="string" office:string-value="    30000    387261\\" calcext:value-type="string">
            <text:p><text:s text:c="4"/>30000 <text:s text:c="3"/>387261\\</text:p>
          </table:table-cell>
          <table:table-cell table:formula="of:=COM.MICROSOFT.CONCAT(&quot;    &quot;;[.$A7];&quot;    &quot;; [.D7]; &quot;\\&quot;)" office:value-type="string" office:string-value="    30000    449985000\\" calcext:value-type="string">
            <text:p><text:s text:c="4"/>30000 <text:s text:c="3"/>449985000\\</text:p>
          </table:table-cell>
          <table:table-cell table:formula="of:=COM.MICROSOFT.CONCAT(&quot;    &quot;;[.$A7];&quot;    &quot;; [.E7]; &quot;\\&quot;)" office:value-type="string" office:string-value="    30000    449985000\\" calcext:value-type="string">
            <text:p><text:s text:c="4"/>30000 <text:s text:c="3"/>449985000\\</text:p>
          </table:table-cell>
          <table:table-cell table:formula="of:=COM.MICROSOFT.CONCAT(&quot;    &quot;;[.$A7];&quot;    &quot;; [.F7]; &quot;\\&quot;)" office:value-type="string" office:string-value="    30000    219504\\" calcext:value-type="string">
            <text:p><text:s text:c="4"/>30000 <text:s text:c="3"/>219504\\</text:p>
          </table:table-cell>
          <table:table-cell table:number-columns-repeated="13"/>
          <table:table-cell table:formula="of:=COM.MICROSOFT.CONCAT(&quot;    &quot;;[.$S20];&quot;    &quot;; [.T20]; &quot;\\&quot;)" office:value-type="string" office:string-value="    1900000000    31\\" calcext:value-type="string">
            <text:p><text:s text:c="4"/>1900000000 <text:s text:c="3"/>31\\</text:p>
          </table:table-cell>
          <table:table-cell table:formula="of:=COM.MICROSOFT.CONCAT(&quot;    &quot;;[.$S20];&quot;    &quot;; [.U20]; &quot;\\&quot;)" office:value-type="string" office:string-value="    1900000000    31\\" calcext:value-type="string">
            <text:p><text:s text:c="4"/>1900000000 <text:s text:c="3"/>31\\</text:p>
          </table:table-cell>
          <table:table-cell table:formula="of:=COM.MICROSOFT.CONCAT(&quot;    &quot;;[.$S20];&quot;    &quot;; [.V20]; &quot;\\&quot;)" office:value-type="string" office:string-value="    1900000000    1900000000\\" calcext:value-type="string">
            <text:p><text:s text:c="4"/>1900000000 <text:s text:c="3"/>1900000000\\</text:p>
          </table:table-cell>
          <table:table-cell table:number-columns-repeated="7"/>
        </table:table-row>
        <table:table-row table:style-name="ro1">
          <table:table-cell table:formula="of:=COM.MICROSOFT.CONCAT(&quot;    &quot;;[.$A8];&quot;    &quot;; [.B8]; &quot;\\&quot;)" office:value-type="string" office:string-value="    35000    459495\\" calcext:value-type="string">
            <text:p><text:s text:c="4"/>35000 <text:s text:c="3"/>459495\\</text:p>
          </table:table-cell>
          <table:table-cell table:formula="of:=COM.MICROSOFT.CONCAT(&quot;    &quot;;[.$A8];&quot;    &quot;; [.C8]; &quot;\\&quot;)" office:value-type="string" office:string-value="    35000    459495\\" calcext:value-type="string">
            <text:p><text:s text:c="4"/>35000 <text:s text:c="3"/>459495\\</text:p>
          </table:table-cell>
          <table:table-cell table:formula="of:=COM.MICROSOFT.CONCAT(&quot;    &quot;;[.$A8];&quot;    &quot;; [.D8]; &quot;\\&quot;)" office:value-type="string" office:string-value="    35000    612482500\\" calcext:value-type="string">
            <text:p><text:s text:c="4"/>35000 <text:s text:c="3"/>612482500\\</text:p>
          </table:table-cell>
          <table:table-cell table:formula="of:=COM.MICROSOFT.CONCAT(&quot;    &quot;;[.$A8];&quot;    &quot;; [.E8]; &quot;\\&quot;)" office:value-type="string" office:string-value="    35000    612482500\\" calcext:value-type="string">
            <text:p><text:s text:c="4"/>35000 <text:s text:c="3"/>612482500\\</text:p>
          </table:table-cell>
          <table:table-cell table:formula="of:=COM.MICROSOFT.CONCAT(&quot;    &quot;;[.$A8];&quot;    &quot;; [.F8]; &quot;\\&quot;)" office:value-type="string" office:string-value="    35000    260100\\" calcext:value-type="string">
            <text:p><text:s text:c="4"/>35000 <text:s text:c="3"/>260100\\</text:p>
          </table:table-cell>
          <table:table-cell table:number-columns-repeated="13"/>
          <table:table-cell table:formula="of:=COM.MICROSOFT.CONCAT(&quot;    &quot;;[.$S21];&quot;    &quot;; [.T21]; &quot;\\&quot;)" office:value-type="string" office:string-value="    2000000000    31\\" calcext:value-type="string">
            <text:p><text:s text:c="4"/>2000000000 <text:s text:c="3"/>31\\</text:p>
          </table:table-cell>
          <table:table-cell table:formula="of:=COM.MICROSOFT.CONCAT(&quot;    &quot;;[.$S21];&quot;    &quot;; [.U21]; &quot;\\&quot;)" office:value-type="string" office:string-value="    2000000000    31\\" calcext:value-type="string">
            <text:p><text:s text:c="4"/>2000000000 <text:s text:c="3"/>31\\</text:p>
          </table:table-cell>
          <table:table-cell table:formula="of:=COM.MICROSOFT.CONCAT(&quot;    &quot;;[.$S21];&quot;    &quot;; [.V21]; &quot;\\&quot;)" office:value-type="string" office:string-value="    2000000000    2000000000\\" calcext:value-type="string">
            <text:p><text:s text:c="4"/>2000000000 <text:s text:c="3"/>2000000000\\</text:p>
          </table:table-cell>
          <table:table-cell table:number-columns-repeated="7"/>
        </table:table-row>
        <table:table-row table:style-name="ro1">
          <table:table-cell table:formula="of:=COM.MICROSOFT.CONCAT(&quot;    &quot;;[.$A9];&quot;    &quot;; [.B9]; &quot;\\&quot;)" office:value-type="string" office:string-value="    40000    534495\\" calcext:value-type="string">
            <text:p><text:s text:c="4"/>40000 <text:s text:c="3"/>534495\\</text:p>
          </table:table-cell>
          <table:table-cell table:formula="of:=COM.MICROSOFT.CONCAT(&quot;    &quot;;[.$A9];&quot;    &quot;; [.C9]; &quot;\\&quot;)" office:value-type="string" office:string-value="    40000    534495\\" calcext:value-type="string">
            <text:p><text:s text:c="4"/>40000 <text:s text:c="3"/>534495\\</text:p>
          </table:table-cell>
          <table:table-cell table:formula="of:=COM.MICROSOFT.CONCAT(&quot;    &quot;;[.$A9];&quot;    &quot;; [.D9]; &quot;\\&quot;)" office:value-type="string" office:string-value="    40000    799980000\\" calcext:value-type="string">
            <text:p><text:s text:c="4"/>40000 <text:s text:c="3"/>799980000\\</text:p>
          </table:table-cell>
          <table:table-cell table:formula="of:=COM.MICROSOFT.CONCAT(&quot;    &quot;;[.$A9];&quot;    &quot;; [.E9]; &quot;\\&quot;)" office:value-type="string" office:string-value="    40000    799980000\\" calcext:value-type="string">
            <text:p><text:s text:c="4"/>40000 <text:s text:c="3"/>799980000\\</text:p>
          </table:table-cell>
          <table:table-cell table:formula="of:=COM.MICROSOFT.CONCAT(&quot;    &quot;;[.$A9];&quot;    &quot;; [.F9]; &quot;\\&quot;)" office:value-type="string" office:string-value="    40000    298432\\" calcext:value-type="string">
            <text:p><text:s text:c="4"/>40000 <text:s text:c="3"/>298432\\</text:p>
          </table:table-cell>
          <table:table-cell table:number-columns-repeated="23"/>
        </table:table-row>
        <table:table-row table:style-name="ro1">
          <table:table-cell table:formula="of:=COM.MICROSOFT.CONCAT(&quot;    &quot;;[.$A10];&quot;    &quot;; [.B10]; &quot;\\&quot;)" office:value-type="string" office:string-value="    45000    609495\\" calcext:value-type="string">
            <text:p><text:s text:c="4"/>45000 <text:s text:c="3"/>609495\\</text:p>
          </table:table-cell>
          <table:table-cell table:formula="of:=COM.MICROSOFT.CONCAT(&quot;    &quot;;[.$A10];&quot;    &quot;; [.C10]; &quot;\\&quot;)" office:value-type="string" office:string-value="    45000    609495\\" calcext:value-type="string">
            <text:p><text:s text:c="4"/>45000 <text:s text:c="3"/>609495\\</text:p>
          </table:table-cell>
          <table:table-cell table:formula="of:=COM.MICROSOFT.CONCAT(&quot;    &quot;;[.$A10];&quot;    &quot;; [.D10]; &quot;\\&quot;)" office:value-type="string" office:string-value="    45000    1012477500\\" calcext:value-type="string">
            <text:p><text:s text:c="4"/>45000 <text:s text:c="3"/>1012477500\\</text:p>
          </table:table-cell>
          <table:table-cell table:formula="of:=COM.MICROSOFT.CONCAT(&quot;    &quot;;[.$A10];&quot;    &quot;; [.E10]; &quot;\\&quot;)" office:value-type="string" office:string-value="    45000    1012477500\\" calcext:value-type="string">
            <text:p><text:s text:c="4"/>45000 <text:s text:c="3"/>1012477500\\</text:p>
          </table:table-cell>
          <table:table-cell table:formula="of:=COM.MICROSOFT.CONCAT(&quot;    &quot;;[.$A10];&quot;    &quot;; [.F10]; &quot;\\&quot;)" office:value-type="string" office:string-value="    45000    339340\\" calcext:value-type="string">
            <text:p><text:s text:c="4"/>45000 <text:s text:c="3"/>339340\\</text:p>
          </table:table-cell>
          <table:table-cell table:number-columns-repeated="13"/>
          <table:table-cell office:value-type="string" calcext:value-type="string">
            <text:p>Busca Linear Tempo</text:p>
          </table:table-cell>
          <table:table-cell office:value-type="string" calcext:value-type="string">
            <text:p>Busca Binaria Tempo</text:p>
          </table:table-cell>
          <table:table-cell office:value-type="string" calcext:value-type="string">
            <text:p>Busca Binaria Recursiva Tempo</text:p>
          </table:table-cell>
          <table:table-cell table:number-columns-repeated="7"/>
        </table:table-row>
        <table:table-row table:style-name="ro1">
          <table:table-cell table:formula="of:=COM.MICROSOFT.CONCAT(&quot;    &quot;;[.$A11];&quot;    &quot;; [.B11]; &quot;\\&quot;)" office:value-type="string" office:string-value="    50000    684495\\" calcext:value-type="string">
            <text:p><text:s text:c="4"/>50000 <text:s text:c="3"/>684495\\</text:p>
          </table:table-cell>
          <table:table-cell table:formula="of:=COM.MICROSOFT.CONCAT(&quot;    &quot;;[.$A11];&quot;    &quot;; [.C11]; &quot;\\&quot;)" office:value-type="string" office:string-value="    50000    684495\\" calcext:value-type="string">
            <text:p><text:s text:c="4"/>50000 <text:s text:c="3"/>684495\\</text:p>
          </table:table-cell>
          <table:table-cell table:formula="of:=COM.MICROSOFT.CONCAT(&quot;    &quot;;[.$A11];&quot;    &quot;; [.D11]; &quot;\\&quot;)" office:value-type="string" office:string-value="    50000    1249975000\\" calcext:value-type="string">
            <text:p><text:s text:c="4"/>50000 <text:s text:c="3"/>1249975000\\</text:p>
          </table:table-cell>
          <table:table-cell table:formula="of:=COM.MICROSOFT.CONCAT(&quot;    &quot;;[.$A11];&quot;    &quot;; [.E11]; &quot;\\&quot;)" office:value-type="string" office:string-value="    50000    1249975000\\" calcext:value-type="string">
            <text:p><text:s text:c="4"/>50000 <text:s text:c="3"/>1249975000\\</text:p>
          </table:table-cell>
          <table:table-cell table:formula="of:=COM.MICROSOFT.CONCAT(&quot;    &quot;;[.$A11];&quot;    &quot;; [.F11]; &quot;\\&quot;)" office:value-type="string" office:string-value="    50000    382512\\" calcext:value-type="string">
            <text:p><text:s text:c="4"/>50000 <text:s text:c="3"/>382512\\</text:p>
          </table:table-cell>
          <table:table-cell table:number-columns-repeated="13"/>
          <table:table-cell table:formula="of:=COM.MICROSOFT.CONCAT(&quot;    &quot;;[.$S25];&quot;    &quot;; [.T25]; &quot;\\&quot;)" office:value-type="string" office:string-value="    100000000    0.225914\\" calcext:value-type="string">
            <text:p><text:s text:c="4"/>100000000 <text:s text:c="3"/>0.225914\\</text:p>
          </table:table-cell>
          <table:table-cell table:formula="of:=COM.MICROSOFT.CONCAT(&quot;    &quot;;[.$S25];&quot;    &quot;; [.U25]; &quot;\\&quot;)" office:value-type="string" office:string-value="    100000000    0.000002\\" calcext:value-type="string">
            <text:p><text:s text:c="4"/>100000000 <text:s text:c="3"/>0.000002\\</text:p>
          </table:table-cell>
          <table:table-cell table:formula="of:=COM.MICROSOFT.CONCAT(&quot;    &quot;;[.$S25];&quot;    &quot;; [.V25]; &quot;\\&quot;)" office:value-type="string" office:string-value="    100000000    0.000001\\" calcext:value-type="string">
            <text:p><text:s text:c="4"/>100000000 <text:s text:c="3"/>0.000001\\</text:p>
          </table:table-cell>
          <table:table-cell table:number-columns-repeated="7"/>
        </table:table-row>
        <table:table-row table:style-name="ro1">
          <table:table-cell table:formula="of:=COM.MICROSOFT.CONCAT(&quot;    &quot;;[.$A12];&quot;    &quot;; [.B12]; &quot;\\&quot;)" office:value-type="string" office:string-value="    55000    759495\\" calcext:value-type="string">
            <text:p><text:s text:c="4"/>55000 <text:s text:c="3"/>759495\\</text:p>
          </table:table-cell>
          <table:table-cell table:formula="of:=COM.MICROSOFT.CONCAT(&quot;    &quot;;[.$A12];&quot;    &quot;; [.C12]; &quot;\\&quot;)" office:value-type="string" office:string-value="    55000    759495\\" calcext:value-type="string">
            <text:p><text:s text:c="4"/>55000 <text:s text:c="3"/>759495\\</text:p>
          </table:table-cell>
          <table:table-cell table:formula="of:=COM.MICROSOFT.CONCAT(&quot;    &quot;;[.$A12];&quot;    &quot;; [.D12]; &quot;\\&quot;)" office:value-type="string" office:string-value="    55000    1512472500\\" calcext:value-type="string">
            <text:p><text:s text:c="4"/>55000 <text:s text:c="3"/>1512472500\\</text:p>
          </table:table-cell>
          <table:table-cell table:formula="of:=COM.MICROSOFT.CONCAT(&quot;    &quot;;[.$A12];&quot;    &quot;; [.E12]; &quot;\\&quot;)" office:value-type="string" office:string-value="    55000    1512472500\\" calcext:value-type="string">
            <text:p><text:s text:c="4"/>55000 <text:s text:c="3"/>1512472500\\</text:p>
          </table:table-cell>
          <table:table-cell table:formula="of:=COM.MICROSOFT.CONCAT(&quot;    &quot;;[.$A12];&quot;    &quot;; [.F12]; &quot;\\&quot;)" office:value-type="string" office:string-value="    55000    424028\\" calcext:value-type="string">
            <text:p><text:s text:c="4"/>55000 <text:s text:c="3"/>424028\\</text:p>
          </table:table-cell>
          <table:table-cell table:number-columns-repeated="13"/>
          <table:table-cell table:formula="of:=COM.MICROSOFT.CONCAT(&quot;    &quot;;[.$S26];&quot;    &quot;; [.T26]; &quot;\\&quot;)" office:value-type="string" office:string-value="    200000000    0.504001\\" calcext:value-type="string">
            <text:p><text:s text:c="4"/>200000000 <text:s text:c="3"/>0.504001\\</text:p>
          </table:table-cell>
          <table:table-cell table:formula="of:=COM.MICROSOFT.CONCAT(&quot;    &quot;;[.$S26];&quot;    &quot;; [.U26]; &quot;\\&quot;)" office:value-type="string" office:string-value="    200000000    0.000002\\" calcext:value-type="string">
            <text:p><text:s text:c="4"/>200000000 <text:s text:c="3"/>0.000002\\</text:p>
          </table:table-cell>
          <table:table-cell table:formula="of:=COM.MICROSOFT.CONCAT(&quot;    &quot;;[.$S26];&quot;    &quot;; [.V26]; &quot;\\&quot;)" office:value-type="string" office:string-value="    200000000    0.000001\\" calcext:value-type="string">
            <text:p><text:s text:c="4"/>200000000 <text:s text:c="3"/>0.000001\\</text:p>
          </table:table-cell>
          <table:table-cell table:number-columns-repeated="7"/>
        </table:table-row>
        <table:table-row table:style-name="ro1">
          <table:table-cell table:formula="of:=COM.MICROSOFT.CONCAT(&quot;    &quot;;[.$A13];&quot;    &quot;; [.B13]; &quot;\\&quot;)" office:value-type="string" office:string-value="    60000    834495\\" calcext:value-type="string">
            <text:p><text:s text:c="4"/>60000 <text:s text:c="3"/>834495\\</text:p>
          </table:table-cell>
          <table:table-cell table:formula="of:=COM.MICROSOFT.CONCAT(&quot;    &quot;;[.$A13];&quot;    &quot;; [.C13]; &quot;\\&quot;)" office:value-type="string" office:string-value="    60000    834495\\" calcext:value-type="string">
            <text:p><text:s text:c="4"/>60000 <text:s text:c="3"/>834495\\</text:p>
          </table:table-cell>
          <table:table-cell table:formula="of:=COM.MICROSOFT.CONCAT(&quot;    &quot;;[.$A13];&quot;    &quot;; [.D13]; &quot;\\&quot;)" office:value-type="string" office:string-value="    60000    1799970000\\" calcext:value-type="string">
            <text:p><text:s text:c="4"/>60000 <text:s text:c="3"/>1799970000\\</text:p>
          </table:table-cell>
          <table:table-cell table:formula="of:=COM.MICROSOFT.CONCAT(&quot;    &quot;;[.$A13];&quot;    &quot;; [.E13]; &quot;\\&quot;)" office:value-type="string" office:string-value="    60000    1799970000\\" calcext:value-type="string">
            <text:p><text:s text:c="4"/>60000 <text:s text:c="3"/>1799970000\\</text:p>
          </table:table-cell>
          <table:table-cell table:formula="of:=COM.MICROSOFT.CONCAT(&quot;    &quot;;[.$A13];&quot;    &quot;; [.F13]; &quot;\\&quot;)" office:value-type="string" office:string-value="    60000    469008\\" calcext:value-type="string">
            <text:p><text:s text:c="4"/>60000 <text:s text:c="3"/>469008\\</text:p>
          </table:table-cell>
          <table:table-cell table:number-columns-repeated="13"/>
          <table:table-cell table:formula="of:=COM.MICROSOFT.CONCAT(&quot;    &quot;;[.$S27];&quot;    &quot;; [.T27]; &quot;\\&quot;)" office:value-type="string" office:string-value="    300000000    0.675962\\" calcext:value-type="string">
            <text:p><text:s text:c="4"/>300000000 <text:s text:c="3"/>0.675962\\</text:p>
          </table:table-cell>
          <table:table-cell table:formula="of:=COM.MICROSOFT.CONCAT(&quot;    &quot;;[.$S27];&quot;    &quot;; [.U27]; &quot;\\&quot;)" office:value-type="string" office:string-value="    300000000    0.000002\\" calcext:value-type="string">
            <text:p><text:s text:c="4"/>300000000 <text:s text:c="3"/>0.000002\\</text:p>
          </table:table-cell>
          <table:table-cell table:formula="of:=COM.MICROSOFT.CONCAT(&quot;    &quot;;[.$S27];&quot;    &quot;; [.V27]; &quot;\\&quot;)" office:value-type="string" office:string-value="    300000000    0.000001\\" calcext:value-type="string">
            <text:p><text:s text:c="4"/>300000000 <text:s text:c="3"/>0.000001\\</text:p>
          </table:table-cell>
          <table:table-cell table:number-columns-repeated="7"/>
        </table:table-row>
        <table:table-row table:style-name="ro1">
          <table:table-cell table:formula="of:=COM.MICROSOFT.CONCAT(&quot;    &quot;;[.$A14];&quot;    &quot;; [.B14]; &quot;\\&quot;)" office:value-type="string" office:string-value="    65000    909495\\" calcext:value-type="string">
            <text:p><text:s text:c="4"/>65000 <text:s text:c="3"/>909495\\</text:p>
          </table:table-cell>
          <table:table-cell table:formula="of:=COM.MICROSOFT.CONCAT(&quot;    &quot;;[.$A14];&quot;    &quot;; [.C14]; &quot;\\&quot;)" office:value-type="string" office:string-value="    65000    909495\\" calcext:value-type="string">
            <text:p><text:s text:c="4"/>65000 <text:s text:c="3"/>909495\\</text:p>
          </table:table-cell>
          <table:table-cell table:formula="of:=COM.MICROSOFT.CONCAT(&quot;    &quot;;[.$A14];&quot;    &quot;; [.D14]; &quot;\\&quot;)" office:value-type="string" office:string-value="    65000    2112467500\\" calcext:value-type="string">
            <text:p><text:s text:c="4"/>65000 <text:s text:c="3"/>2112467500\\</text:p>
          </table:table-cell>
          <table:table-cell table:formula="of:=COM.MICROSOFT.CONCAT(&quot;    &quot;;[.$A14];&quot;    &quot;; [.E14]; &quot;\\&quot;)" office:value-type="string" office:string-value="    65000    2112467500\\" calcext:value-type="string">
            <text:p><text:s text:c="4"/>65000 <text:s text:c="3"/>2112467500\\</text:p>
          </table:table-cell>
          <table:table-cell table:formula="of:=COM.MICROSOFT.CONCAT(&quot;    &quot;;[.$A14];&quot;    &quot;; [.F14]; &quot;\\&quot;)" office:value-type="string" office:string-value="    65000    518092\\" calcext:value-type="string">
            <text:p><text:s text:c="4"/>65000 <text:s text:c="3"/>518092\\</text:p>
          </table:table-cell>
          <table:table-cell table:number-columns-repeated="13"/>
          <table:table-cell table:formula="of:=COM.MICROSOFT.CONCAT(&quot;    &quot;;[.$S28];&quot;    &quot;; [.T28]; &quot;\\&quot;)" office:value-type="string" office:string-value="    400000000    0.90151\\" calcext:value-type="string">
            <text:p><text:s text:c="4"/>400000000 <text:s text:c="3"/>0.90151\\</text:p>
          </table:table-cell>
          <table:table-cell table:formula="of:=COM.MICROSOFT.CONCAT(&quot;    &quot;;[.$S28];&quot;    &quot;; [.U28]; &quot;\\&quot;)" office:value-type="string" office:string-value="    400000000    0.000002\\" calcext:value-type="string">
            <text:p><text:s text:c="4"/>400000000 <text:s text:c="3"/>0.000002\\</text:p>
          </table:table-cell>
          <table:table-cell table:formula="of:=COM.MICROSOFT.CONCAT(&quot;    &quot;;[.$S28];&quot;    &quot;; [.V28]; &quot;\\&quot;)" office:value-type="string" office:string-value="    400000000    0.000001\\" calcext:value-type="string">
            <text:p><text:s text:c="4"/>400000000 <text:s text:c="3"/>0.000001\\</text:p>
          </table:table-cell>
          <table:table-cell table:number-columns-repeated="7"/>
        </table:table-row>
        <table:table-row table:style-name="ro1">
          <table:table-cell table:formula="of:=COM.MICROSOFT.CONCAT(&quot;    &quot;;[.$A15];&quot;    &quot;; [.B15]; &quot;\\&quot;)" office:value-type="string" office:string-value="    70000    988961\\" calcext:value-type="string">
            <text:p><text:s text:c="4"/>70000 <text:s text:c="3"/>988961\\</text:p>
          </table:table-cell>
          <table:table-cell table:formula="of:=COM.MICROSOFT.CONCAT(&quot;    &quot;;[.$A15];&quot;    &quot;; [.C15]; &quot;\\&quot;)" office:value-type="string" office:string-value="    70000    988961\\" calcext:value-type="string">
            <text:p><text:s text:c="4"/>70000 <text:s text:c="3"/>988961\\</text:p>
          </table:table-cell>
          <table:table-cell table:formula="of:=COM.MICROSOFT.CONCAT(&quot;    &quot;;[.$A15];&quot;    &quot;; [.D15]; &quot;\\&quot;)" office:value-type="string" office:string-value="    70000    2449965000\\" calcext:value-type="string">
            <text:p><text:s text:c="4"/>70000 <text:s text:c="3"/>2449965000\\</text:p>
          </table:table-cell>
          <table:table-cell table:formula="of:=COM.MICROSOFT.CONCAT(&quot;    &quot;;[.$A15];&quot;    &quot;; [.E15]; &quot;\\&quot;)" office:value-type="string" office:string-value="    70000    2449965000\\" calcext:value-type="string">
            <text:p><text:s text:c="4"/>70000 <text:s text:c="3"/>2449965000\\</text:p>
          </table:table-cell>
          <table:table-cell table:formula="of:=COM.MICROSOFT.CONCAT(&quot;    &quot;;[.$A15];&quot;    &quot;; [.F15]; &quot;\\&quot;)" office:value-type="string" office:string-value="    70000    555200\\" calcext:value-type="string">
            <text:p><text:s text:c="4"/>70000 <text:s text:c="3"/>555200\\</text:p>
          </table:table-cell>
          <table:table-cell table:number-columns-repeated="13"/>
          <table:table-cell table:formula="of:=COM.MICROSOFT.CONCAT(&quot;    &quot;;[.$S29];&quot;    &quot;; [.T29]; &quot;\\&quot;)" office:value-type="string" office:string-value="    500000000    1.126248\\" calcext:value-type="string">
            <text:p><text:s text:c="4"/>500000000 <text:s text:c="3"/>1.126248\\</text:p>
          </table:table-cell>
          <table:table-cell table:formula="of:=COM.MICROSOFT.CONCAT(&quot;    &quot;;[.$S29];&quot;    &quot;; [.U29]; &quot;\\&quot;)" office:value-type="string" office:string-value="    500000000    0.000002\\" calcext:value-type="string">
            <text:p><text:s text:c="4"/>500000000 <text:s text:c="3"/>0.000002\\</text:p>
          </table:table-cell>
          <table:table-cell table:formula="of:=COM.MICROSOFT.CONCAT(&quot;    &quot;;[.$S29];&quot;    &quot;; [.V29]; &quot;\\&quot;)" office:value-type="string" office:string-value="    500000000    0.000001\\" calcext:value-type="string">
            <text:p><text:s text:c="4"/>500000000 <text:s text:c="3"/>0.000001\\</text:p>
          </table:table-cell>
          <table:table-cell table:number-columns-repeated="7"/>
        </table:table-row>
        <table:table-row table:style-name="ro1">
          <table:table-cell table:formula="of:=COM.MICROSOFT.CONCAT(&quot;    &quot;;[.$A16];&quot;    &quot;; [.B16]; &quot;\\&quot;)" office:value-type="string" office:string-value="    75000    1068961\\" calcext:value-type="string">
            <text:p><text:s text:c="4"/>75000 <text:s text:c="3"/>1068961\\</text:p>
          </table:table-cell>
          <table:table-cell table:formula="of:=COM.MICROSOFT.CONCAT(&quot;    &quot;;[.$A16];&quot;    &quot;; [.C16]; &quot;\\&quot;)" office:value-type="string" office:string-value="    75000    1068961\\" calcext:value-type="string">
            <text:p><text:s text:c="4"/>75000 <text:s text:c="3"/>1068961\\</text:p>
          </table:table-cell>
          <table:table-cell table:formula="of:=COM.MICROSOFT.CONCAT(&quot;    &quot;;[.$A16];&quot;    &quot;; [.D16]; &quot;\\&quot;)" office:value-type="string" office:string-value="    75000    2812462500\\" calcext:value-type="string">
            <text:p><text:s text:c="4"/>75000 <text:s text:c="3"/>2812462500\\</text:p>
          </table:table-cell>
          <table:table-cell table:formula="of:=COM.MICROSOFT.CONCAT(&quot;    &quot;;[.$A16];&quot;    &quot;; [.E16]; &quot;\\&quot;)" office:value-type="string" office:string-value="    75000    2812462500\\" calcext:value-type="string">
            <text:p><text:s text:c="4"/>75000 <text:s text:c="3"/>2812462500\\</text:p>
          </table:table-cell>
          <table:table-cell table:formula="of:=COM.MICROSOFT.CONCAT(&quot;    &quot;;[.$A16];&quot;    &quot;; [.F16]; &quot;\\&quot;)" office:value-type="string" office:string-value="    75000    594612\\" calcext:value-type="string">
            <text:p><text:s text:c="4"/>75000 <text:s text:c="3"/>594612\\</text:p>
          </table:table-cell>
          <table:table-cell table:number-columns-repeated="13"/>
          <table:table-cell table:formula="of:=COM.MICROSOFT.CONCAT(&quot;    &quot;;[.$S30];&quot;    &quot;; [.T30]; &quot;\\&quot;)" office:value-type="string" office:string-value="    600000000    1.351503\\" calcext:value-type="string">
            <text:p><text:s text:c="4"/>600000000 <text:s text:c="3"/>1.351503\\</text:p>
          </table:table-cell>
          <table:table-cell table:formula="of:=COM.MICROSOFT.CONCAT(&quot;    &quot;;[.$S30];&quot;    &quot;; [.U30]; &quot;\\&quot;)" office:value-type="string" office:string-value="    600000000    0.000002\\" calcext:value-type="string">
            <text:p><text:s text:c="4"/>600000000 <text:s text:c="3"/>0.000002\\</text:p>
          </table:table-cell>
          <table:table-cell table:formula="of:=COM.MICROSOFT.CONCAT(&quot;    &quot;;[.$S30];&quot;    &quot;; [.V30]; &quot;\\&quot;)" office:value-type="string" office:string-value="    600000000    0.000001\\" calcext:value-type="string">
            <text:p><text:s text:c="4"/>600000000 <text:s text:c="3"/>0.000001\\</text:p>
          </table:table-cell>
          <table:table-cell table:number-columns-repeated="7"/>
        </table:table-row>
        <table:table-row table:style-name="ro1">
          <table:table-cell table:formula="of:=COM.MICROSOFT.CONCAT(&quot;    &quot;;[.$A17];&quot;    &quot;; [.B17]; &quot;\\&quot;)" office:value-type="string" office:string-value="    80000    1148961\\" calcext:value-type="string">
            <text:p><text:s text:c="4"/>80000 <text:s text:c="3"/>1148961\\</text:p>
          </table:table-cell>
          <table:table-cell table:formula="of:=COM.MICROSOFT.CONCAT(&quot;    &quot;;[.$A17];&quot;    &quot;; [.C17]; &quot;\\&quot;)" office:value-type="string" office:string-value="    80000    1148961\\" calcext:value-type="string">
            <text:p><text:s text:c="4"/>80000 <text:s text:c="3"/>1148961\\</text:p>
          </table:table-cell>
          <table:table-cell table:formula="of:=COM.MICROSOFT.CONCAT(&quot;    &quot;;[.$A17];&quot;    &quot;; [.D17]; &quot;\\&quot;)" office:value-type="string" office:string-value="    80000    3199960000\\" calcext:value-type="string">
            <text:p><text:s text:c="4"/>80000 <text:s text:c="3"/>3199960000\\</text:p>
          </table:table-cell>
          <table:table-cell table:formula="of:=COM.MICROSOFT.CONCAT(&quot;    &quot;;[.$A17];&quot;    &quot;; [.E17]; &quot;\\&quot;)" office:value-type="string" office:string-value="    80000    3199960000\\" calcext:value-type="string">
            <text:p><text:s text:c="4"/>80000 <text:s text:c="3"/>3199960000\\</text:p>
          </table:table-cell>
          <table:table-cell table:formula="of:=COM.MICROSOFT.CONCAT(&quot;    &quot;;[.$A17];&quot;    &quot;; [.F17]; &quot;\\&quot;)" office:value-type="string" office:string-value="    80000    636864\\" calcext:value-type="string">
            <text:p><text:s text:c="4"/>80000 <text:s text:c="3"/>636864\\</text:p>
          </table:table-cell>
          <table:table-cell table:number-columns-repeated="13"/>
          <table:table-cell table:formula="of:=COM.MICROSOFT.CONCAT(&quot;    &quot;;[.$S31];&quot;    &quot;; [.T31]; &quot;\\&quot;)" office:value-type="string" office:string-value="    700000000    1.57692\\" calcext:value-type="string">
            <text:p><text:s text:c="4"/>700000000 <text:s text:c="3"/>1.57692\\</text:p>
          </table:table-cell>
          <table:table-cell table:formula="of:=COM.MICROSOFT.CONCAT(&quot;    &quot;;[.$S31];&quot;    &quot;; [.U31]; &quot;\\&quot;)" office:value-type="string" office:string-value="    700000000    0.000002\\" calcext:value-type="string">
            <text:p><text:s text:c="4"/>700000000 <text:s text:c="3"/>0.000002\\</text:p>
          </table:table-cell>
          <table:table-cell table:formula="of:=COM.MICROSOFT.CONCAT(&quot;    &quot;;[.$S31];&quot;    &quot;; [.V31]; &quot;\\&quot;)" office:value-type="string" office:string-value="    700000000    0.000001\\" calcext:value-type="string">
            <text:p><text:s text:c="4"/>700000000 <text:s text:c="3"/>0.000001\\</text:p>
          </table:table-cell>
          <table:table-cell table:number-columns-repeated="7"/>
        </table:table-row>
        <table:table-row table:style-name="ro1">
          <table:table-cell table:formula="of:=COM.MICROSOFT.CONCAT(&quot;    &quot;;[.$A18];&quot;    &quot;; [.B18]; &quot;\\&quot;)" office:value-type="string" office:string-value="    85000    1228961\\" calcext:value-type="string">
            <text:p><text:s text:c="4"/>85000 <text:s text:c="3"/>1228961\\</text:p>
          </table:table-cell>
          <table:table-cell table:formula="of:=COM.MICROSOFT.CONCAT(&quot;    &quot;;[.$A18];&quot;    &quot;; [.C18]; &quot;\\&quot;)" office:value-type="string" office:string-value="    85000    1228961\\" calcext:value-type="string">
            <text:p><text:s text:c="4"/>85000 <text:s text:c="3"/>1228961\\</text:p>
          </table:table-cell>
          <table:table-cell table:formula="of:=COM.MICROSOFT.CONCAT(&quot;    &quot;;[.$A18];&quot;    &quot;; [.D18]; &quot;\\&quot;)" office:value-type="string" office:string-value="    85000    3612457500\\" calcext:value-type="string">
            <text:p><text:s text:c="4"/>85000 <text:s text:c="3"/>3612457500\\</text:p>
          </table:table-cell>
          <table:table-cell table:formula="of:=COM.MICROSOFT.CONCAT(&quot;    &quot;;[.$A18];&quot;    &quot;; [.E18]; &quot;\\&quot;)" office:value-type="string" office:string-value="    85000    3612457500\\" calcext:value-type="string">
            <text:p><text:s text:c="4"/>85000 <text:s text:c="3"/>3612457500\\</text:p>
          </table:table-cell>
          <table:table-cell table:formula="of:=COM.MICROSOFT.CONCAT(&quot;    &quot;;[.$A18];&quot;    &quot;; [.F18]; &quot;\\&quot;)" office:value-type="string" office:string-value="    85000    678956\\" calcext:value-type="string">
            <text:p><text:s text:c="4"/>85000 <text:s text:c="3"/>678956\\</text:p>
          </table:table-cell>
          <table:table-cell table:number-columns-repeated="13"/>
          <table:table-cell table:formula="of:=COM.MICROSOFT.CONCAT(&quot;    &quot;;[.$S32];&quot;    &quot;; [.T32]; &quot;\\&quot;)" office:value-type="string" office:string-value="    800000000    1.801748\\" calcext:value-type="string">
            <text:p><text:s text:c="4"/>800000000 <text:s text:c="3"/>1.801748\\</text:p>
          </table:table-cell>
          <table:table-cell table:formula="of:=COM.MICROSOFT.CONCAT(&quot;    &quot;;[.$S32];&quot;    &quot;; [.U32]; &quot;\\&quot;)" office:value-type="string" office:string-value="    800000000    0.000002\\" calcext:value-type="string">
            <text:p><text:s text:c="4"/>800000000 <text:s text:c="3"/>0.000002\\</text:p>
          </table:table-cell>
          <table:table-cell table:formula="of:=COM.MICROSOFT.CONCAT(&quot;    &quot;;[.$S32];&quot;    &quot;; [.V32]; &quot;\\&quot;)" office:value-type="string" office:string-value="    800000000    0.000001\\" calcext:value-type="string">
            <text:p><text:s text:c="4"/>800000000 <text:s text:c="3"/>0.000001\\</text:p>
          </table:table-cell>
          <table:table-cell table:number-columns-repeated="7"/>
        </table:table-row>
        <table:table-row table:style-name="ro1">
          <table:table-cell table:formula="of:=COM.MICROSOFT.CONCAT(&quot;    &quot;;[.$A19];&quot;    &quot;; [.B19]; &quot;\\&quot;)" office:value-type="string" office:string-value="    90000    1308961\\" calcext:value-type="string">
            <text:p><text:s text:c="4"/>90000 <text:s text:c="3"/>1308961\\</text:p>
          </table:table-cell>
          <table:table-cell table:formula="of:=COM.MICROSOFT.CONCAT(&quot;    &quot;;[.$A19];&quot;    &quot;; [.C19]; &quot;\\&quot;)" office:value-type="string" office:string-value="    90000    1308961\\" calcext:value-type="string">
            <text:p><text:s text:c="4"/>90000 <text:s text:c="3"/>1308961\\</text:p>
          </table:table-cell>
          <table:table-cell table:formula="of:=COM.MICROSOFT.CONCAT(&quot;    &quot;;[.$A19];&quot;    &quot;; [.D19]; &quot;\\&quot;)" office:value-type="string" office:string-value="    90000    4049955000\\" calcext:value-type="string">
            <text:p><text:s text:c="4"/>90000 <text:s text:c="3"/>4049955000\\</text:p>
          </table:table-cell>
          <table:table-cell table:formula="of:=COM.MICROSOFT.CONCAT(&quot;    &quot;;[.$A19];&quot;    &quot;; [.E19]; &quot;\\&quot;)" office:value-type="string" office:string-value="    90000    4049955000\\" calcext:value-type="string">
            <text:p><text:s text:c="4"/>90000 <text:s text:c="3"/>4049955000\\</text:p>
          </table:table-cell>
          <table:table-cell table:formula="of:=COM.MICROSOFT.CONCAT(&quot;    &quot;;[.$A19];&quot;    &quot;; [.F19]; &quot;\\&quot;)" office:value-type="string" office:string-value="    90000    723680\\" calcext:value-type="string">
            <text:p><text:s text:c="4"/>90000 <text:s text:c="3"/>723680\\</text:p>
          </table:table-cell>
          <table:table-cell table:number-columns-repeated="13"/>
          <table:table-cell table:formula="of:=COM.MICROSOFT.CONCAT(&quot;    &quot;;[.$S33];&quot;    &quot;; [.T33]; &quot;\\&quot;)" office:value-type="string" office:string-value="    900000000    2.026609\\" calcext:value-type="string">
            <text:p><text:s text:c="4"/>900000000 <text:s text:c="3"/>2.026609\\</text:p>
          </table:table-cell>
          <table:table-cell table:formula="of:=COM.MICROSOFT.CONCAT(&quot;    &quot;;[.$S33];&quot;    &quot;; [.U33]; &quot;\\&quot;)" office:value-type="string" office:string-value="    900000000    0.000002\\" calcext:value-type="string">
            <text:p><text:s text:c="4"/>900000000 <text:s text:c="3"/>0.000002\\</text:p>
          </table:table-cell>
          <table:table-cell table:formula="of:=COM.MICROSOFT.CONCAT(&quot;    &quot;;[.$S33];&quot;    &quot;; [.V33]; &quot;\\&quot;)" office:value-type="string" office:string-value="    900000000    0.000001\\" calcext:value-type="string">
            <text:p><text:s text:c="4"/>900000000 <text:s text:c="3"/>0.000001\\</text:p>
          </table:table-cell>
          <table:table-cell table:number-columns-repeated="7"/>
        </table:table-row>
        <table:table-row table:style-name="ro1">
          <table:table-cell table:formula="of:=COM.MICROSOFT.CONCAT(&quot;    &quot;;[.$A20];&quot;    &quot;; [.B20]; &quot;\\&quot;)" office:value-type="string" office:string-value="    95000    1388961\\" calcext:value-type="string">
            <text:p><text:s text:c="4"/>95000 <text:s text:c="3"/>1388961\\</text:p>
          </table:table-cell>
          <table:table-cell table:formula="of:=COM.MICROSOFT.CONCAT(&quot;    &quot;;[.$A20];&quot;    &quot;; [.C20]; &quot;\\&quot;)" office:value-type="string" office:string-value="    95000    1388961\\" calcext:value-type="string">
            <text:p><text:s text:c="4"/>95000 <text:s text:c="3"/>1388961\\</text:p>
          </table:table-cell>
          <table:table-cell table:formula="of:=COM.MICROSOFT.CONCAT(&quot;    &quot;;[.$A20];&quot;    &quot;; [.D20]; &quot;\\&quot;)" office:value-type="string" office:string-value="    95000    4512452500\\" calcext:value-type="string">
            <text:p><text:s text:c="4"/>95000 <text:s text:c="3"/>4512452500\\</text:p>
          </table:table-cell>
          <table:table-cell table:formula="of:=COM.MICROSOFT.CONCAT(&quot;    &quot;;[.$A20];&quot;    &quot;; [.E20]; &quot;\\&quot;)" office:value-type="string" office:string-value="    95000    4512452500\\" calcext:value-type="string">
            <text:p><text:s text:c="4"/>95000 <text:s text:c="3"/>4512452500\\</text:p>
          </table:table-cell>
          <table:table-cell table:formula="of:=COM.MICROSOFT.CONCAT(&quot;    &quot;;[.$A20];&quot;    &quot;; [.F20]; &quot;\\&quot;)" office:value-type="string" office:string-value="    95000    768708\\" calcext:value-type="string">
            <text:p><text:s text:c="4"/>95000 <text:s text:c="3"/>768708\\</text:p>
          </table:table-cell>
          <table:table-cell table:number-columns-repeated="13"/>
          <table:table-cell table:formula="of:=COM.MICROSOFT.CONCAT(&quot;    &quot;;[.$S34];&quot;    &quot;; [.T34]; &quot;\\&quot;)" office:value-type="string" office:string-value="    1000000000    2.251768\\" calcext:value-type="string">
            <text:p><text:s text:c="4"/>1000000000 <text:s text:c="3"/>2.251768\\</text:p>
          </table:table-cell>
          <table:table-cell table:formula="of:=COM.MICROSOFT.CONCAT(&quot;    &quot;;[.$S34];&quot;    &quot;; [.U34]; &quot;\\&quot;)" office:value-type="string" office:string-value="    1000000000    0.000002\\" calcext:value-type="string">
            <text:p><text:s text:c="4"/>1000000000 <text:s text:c="3"/>0.000002\\</text:p>
          </table:table-cell>
          <table:table-cell table:formula="of:=COM.MICROSOFT.CONCAT(&quot;    &quot;;[.$S34];&quot;    &quot;; [.V34]; &quot;\\&quot;)" office:value-type="string" office:string-value="    1000000000    0.000001\\" calcext:value-type="string">
            <text:p><text:s text:c="4"/>1000000000 <text:s text:c="3"/>0.000001\\</text:p>
          </table:table-cell>
          <table:table-cell table:number-columns-repeated="7"/>
        </table:table-row>
        <table:table-row table:style-name="ro2">
          <table:table-cell table:formula="of:=COM.MICROSOFT.CONCAT(&quot;    &quot;;[.$A21];&quot;    &quot;; [.B21]; &quot;\\&quot;)" office:value-type="string" office:string-value="    100000    1468961\\" calcext:value-type="string">
            <text:p><text:s text:c="4"/>100000 <text:s text:c="3"/>1468961\\</text:p>
          </table:table-cell>
          <table:table-cell table:formula="of:=COM.MICROSOFT.CONCAT(&quot;    &quot;;[.$A21];&quot;    &quot;; [.C21]; &quot;\\&quot;)" office:value-type="string" office:string-value="    100000    1468961\\" calcext:value-type="string">
            <text:p><text:s text:c="4"/>100000 <text:s text:c="3"/>1468961\\</text:p>
          </table:table-cell>
          <table:table-cell table:formula="of:=COM.MICROSOFT.CONCAT(&quot;    &quot;;[.$A21];&quot;    &quot;; [.D21]; &quot;\\&quot;)" office:value-type="string" office:string-value="    100000    4999950000\\" calcext:value-type="string">
            <text:p><text:s text:c="4"/>100000 <text:s text:c="3"/>4999950000\\</text:p>
          </table:table-cell>
          <table:table-cell table:formula="of:=COM.MICROSOFT.CONCAT(&quot;    &quot;;[.$A21];&quot;    &quot;; [.E21]; &quot;\\&quot;)" office:value-type="string" office:string-value="    100000    4999950000\\" calcext:value-type="string">
            <text:p><text:s text:c="4"/>100000 <text:s text:c="3"/>4999950000\\</text:p>
          </table:table-cell>
          <table:table-cell table:formula="of:=COM.MICROSOFT.CONCAT(&quot;    &quot;;[.$A21];&quot;    &quot;; [.F21]; &quot;\\&quot;)" office:value-type="string" office:string-value="    100000    815024\\" calcext:value-type="string">
            <text:p><text:s text:c="4"/>100000 <text:s text:c="3"/>815024\\</text:p>
          </table:table-cell>
          <table:table-cell table:number-columns-repeated="13"/>
          <table:table-cell table:formula="of:=COM.MICROSOFT.CONCAT(&quot;    &quot;;[.$S35];&quot;    &quot;; [.T35]; &quot;\\&quot;)" office:value-type="string" office:string-value="    1100000000    2.475943\\" calcext:value-type="string">
            <text:p><text:s text:c="4"/>1100000000 <text:s text:c="3"/>2.475943\\</text:p>
          </table:table-cell>
          <table:table-cell table:formula="of:=COM.MICROSOFT.CONCAT(&quot;    &quot;;[.$S35];&quot;    &quot;; [.U35]; &quot;\\&quot;)" office:value-type="string" office:string-value="    1100000000    0.000002\\" calcext:value-type="string">
            <text:p><text:s text:c="4"/>1100000000 <text:s text:c="3"/>0.000002\\</text:p>
          </table:table-cell>
          <table:table-cell table:formula="of:=COM.MICROSOFT.CONCAT(&quot;    &quot;;[.$S35];&quot;    &quot;; [.V35]; &quot;\\&quot;)" office:value-type="string" office:string-value="    1100000000    0.000001\\" calcext:value-type="string">
            <text:p><text:s text:c="4"/>1100000000 <text:s text:c="3"/>0.000001\\</text:p>
          </table:table-cell>
          <table:table-cell table:number-columns-repeated="7"/>
        </table:table-row>
        <table:table-row table:style-name="ro2">
          <table:table-cell table:number-columns-repeated="18"/>
          <table:table-cell table:formula="of:=COM.MICROSOFT.CONCAT(&quot;    &quot;;[.$S36];&quot;    &quot;; [.T36]; &quot;\\&quot;)" office:value-type="string" office:string-value="    1200000000    2.701216\\" calcext:value-type="string">
            <text:p><text:s text:c="4"/>1200000000 <text:s text:c="3"/>2.701216\\</text:p>
          </table:table-cell>
          <table:table-cell table:formula="of:=COM.MICROSOFT.CONCAT(&quot;    &quot;;[.$S36];&quot;    &quot;; [.U36]; &quot;\\&quot;)" office:value-type="string" office:string-value="    1200000000    0.000002\\" calcext:value-type="string">
            <text:p><text:s text:c="4"/>1200000000 <text:s text:c="3"/>0.000002\\</text:p>
          </table:table-cell>
          <table:table-cell table:formula="of:=COM.MICROSOFT.CONCAT(&quot;    &quot;;[.$S36];&quot;    &quot;; [.V36]; &quot;\\&quot;)" office:value-type="string" office:string-value="    1200000000    0.000001\\" calcext:value-type="string">
            <text:p><text:s text:c="4"/>1200000000 <text:s text:c="3"/>0.000001\\</text:p>
          </table:table-cell>
          <table:table-cell table:number-columns-repeated="7"/>
        </table:table-row>
        <table:table-row table:style-name="ro1">
          <table:table-cell table:number-columns-repeated="18"/>
          <table:table-cell table:formula="of:=COM.MICROSOFT.CONCAT(&quot;    &quot;;[.$S37];&quot;    &quot;; [.T37]; &quot;\\&quot;)" office:value-type="string" office:string-value="    1300000000    2.926251\\" calcext:value-type="string">
            <text:p><text:s text:c="4"/>1300000000 <text:s text:c="3"/>2.926251\\</text:p>
          </table:table-cell>
          <table:table-cell table:formula="of:=COM.MICROSOFT.CONCAT(&quot;    &quot;;[.$S37];&quot;    &quot;; [.U37]; &quot;\\&quot;)" office:value-type="string" office:string-value="    1300000000    0.000003\\" calcext:value-type="string">
            <text:p><text:s text:c="4"/>1300000000 <text:s text:c="3"/>0.000003\\</text:p>
          </table:table-cell>
          <table:table-cell table:formula="of:=COM.MICROSOFT.CONCAT(&quot;    &quot;;[.$S37];&quot;    &quot;; [.V37]; &quot;\\&quot;)" office:value-type="string" office:string-value="    1300000000    0.000001\\" calcext:value-type="string">
            <text:p><text:s text:c="4"/>1300000000 <text:s text:c="3"/>0.000001\\</text:p>
          </table:table-cell>
          <table:table-cell table:number-columns-repeated="7"/>
        </table:table-row>
        <table:table-row table:style-name="ro1">
          <table:table-cell table:number-columns-repeated="18"/>
          <table:table-cell table:formula="of:=COM.MICROSOFT.CONCAT(&quot;    &quot;;[.$S38];&quot;    &quot;; [.T38]; &quot;\\&quot;)" office:value-type="string" office:string-value="    1400000000    3.150586\\" calcext:value-type="string">
            <text:p><text:s text:c="4"/>1400000000 <text:s text:c="3"/>3.150586\\</text:p>
          </table:table-cell>
          <table:table-cell table:formula="of:=COM.MICROSOFT.CONCAT(&quot;    &quot;;[.$S38];&quot;    &quot;; [.U38]; &quot;\\&quot;)" office:value-type="string" office:string-value="    1400000000    0.000001\\" calcext:value-type="string">
            <text:p><text:s text:c="4"/>1400000000 <text:s text:c="3"/>0.000001\\</text:p>
          </table:table-cell>
          <table:table-cell table:formula="of:=COM.MICROSOFT.CONCAT(&quot;    &quot;;[.$S38];&quot;    &quot;; [.V38]; &quot;\\&quot;)" office:value-type="string" office:string-value="    1400000000    0.000001\\" calcext:value-type="string">
            <text:p><text:s text:c="4"/>1400000000 <text:s text:c="3"/>0.000001\\</text:p>
          </table:table-cell>
          <table:table-cell table:number-columns-repeated="7"/>
        </table:table-row>
        <table:table-row table:style-name="ro1">
          <table:table-cell table:number-columns-repeated="18"/>
          <table:table-cell table:formula="of:=COM.MICROSOFT.CONCAT(&quot;    &quot;;[.$S39];&quot;    &quot;; [.T39]; &quot;\\&quot;)" office:value-type="string" office:string-value="    1500000000    3.376608\\" calcext:value-type="string">
            <text:p><text:s text:c="4"/>1500000000 <text:s text:c="3"/>3.376608\\</text:p>
          </table:table-cell>
          <table:table-cell table:formula="of:=COM.MICROSOFT.CONCAT(&quot;    &quot;;[.$S39];&quot;    &quot;; [.U39]; &quot;\\&quot;)" office:value-type="string" office:string-value="    1500000000    0.000002\\" calcext:value-type="string">
            <text:p><text:s text:c="4"/>1500000000 <text:s text:c="3"/>0.000002\\</text:p>
          </table:table-cell>
          <table:table-cell table:formula="of:=COM.MICROSOFT.CONCAT(&quot;    &quot;;[.$S39];&quot;    &quot;; [.V39]; &quot;\\&quot;)" office:value-type="string" office:string-value="    1500000000    0.000001\\" calcext:value-type="string">
            <text:p><text:s text:c="4"/>1500000000 <text:s text:c="3"/>0.000001\\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. Elementos</text:p>
          </table:table-cell>
          <table:table-cell office:value-type="string" calcext:value-type="string">
            <text:p>Insertion Sort Tempo</text:p>
          </table:table-cell>
          <table:table-cell office:value-type="string" calcext:value-type="string">
            <text:p>Insertion Sort Rec Tempo</text:p>
          </table:table-cell>
          <table:table-cell office:value-type="string" calcext:value-type="string">
            <text:p>Selection Sort Tempo</text:p>
          </table:table-cell>
          <table:table-cell office:value-type="string" calcext:value-type="string">
            <text:p>Selection Sort Rec Tempo</text:p>
          </table:table-cell>
          <table:table-cell office:value-type="string" calcext:value-type="string">
            <text:p>Merge Sort Rec Tempo</text:p>
          </table:table-cell>
          <table:table-cell table:number-columns-repeated="12"/>
          <table:table-cell table:formula="of:=COM.MICROSOFT.CONCAT(&quot;    &quot;;[.$S40];&quot;    &quot;; [.T40]; &quot;\\&quot;)" office:value-type="string" office:string-value="    1600000000    3.601239\\" calcext:value-type="string">
            <text:p><text:s text:c="4"/>1600000000 <text:s text:c="3"/>3.601239\\</text:p>
          </table:table-cell>
          <table:table-cell table:formula="of:=COM.MICROSOFT.CONCAT(&quot;    &quot;;[.$S40];&quot;    &quot;; [.U40]; &quot;\\&quot;)" office:value-type="string" office:string-value="    1600000000    0.000002\\" calcext:value-type="string">
            <text:p><text:s text:c="4"/>1600000000 <text:s text:c="3"/>0.000002\\</text:p>
          </table:table-cell>
          <table:table-cell table:formula="of:=COM.MICROSOFT.CONCAT(&quot;    &quot;;[.$S40];&quot;    &quot;; [.V40]; &quot;\\&quot;)" office:value-type="string" office:string-value="    1600000000    0.000001\\" calcext:value-type="string">
            <text:p><text:s text:c="4"/>1600000000 <text:s text:c="3"/>0.000001\\</text:p>
          </table:table-cell>
          <table:table-cell table:number-columns-repeated="7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118168" calcext:value-type="float">
            <text:p>0.118168</text:p>
          </table:table-cell>
          <table:table-cell office:value-type="float" office:value="0.098027" calcext:value-type="float">
            <text:p>0.098027</text:p>
          </table:table-cell>
          <table:table-cell office:value-type="float" office:value="0.029911" calcext:value-type="float">
            <text:p>0.029911</text:p>
          </table:table-cell>
          <table:table-cell office:value-type="float" office:value="0.029717" calcext:value-type="float">
            <text:p>0.029717</text:p>
          </table:table-cell>
          <table:table-cell office:value-type="float" office:value="0.00044" calcext:value-type="float">
            <text:p>0.00044</text:p>
          </table:table-cell>
          <table:table-cell table:number-columns-repeated="12"/>
          <table:table-cell table:formula="of:=COM.MICROSOFT.CONCAT(&quot;    &quot;;[.$S41];&quot;    &quot;; [.T41]; &quot;\\&quot;)" office:value-type="string" office:string-value="    1700000000    3.826417\\" calcext:value-type="string">
            <text:p><text:s text:c="4"/>1700000000 <text:s text:c="3"/>3.826417\\</text:p>
          </table:table-cell>
          <table:table-cell table:formula="of:=COM.MICROSOFT.CONCAT(&quot;    &quot;;[.$S41];&quot;    &quot;; [.U41]; &quot;\\&quot;)" office:value-type="string" office:string-value="    1700000000    0.000003\\" calcext:value-type="string">
            <text:p><text:s text:c="4"/>1700000000 <text:s text:c="3"/>0.000003\\</text:p>
          </table:table-cell>
          <table:table-cell table:formula="of:=COM.MICROSOFT.CONCAT(&quot;    &quot;;[.$S41];&quot;    &quot;; [.V41]; &quot;\\&quot;)" office:value-type="string" office:string-value="    1700000000    0.000001\\" calcext:value-type="string">
            <text:p><text:s text:c="4"/>1700000000 <text:s text:c="3"/>0.000001\\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52599" calcext:value-type="float">
            <text:p>0.252599</text:p>
          </table:table-cell>
          <table:table-cell office:value-type="float" office:value="0.503795" calcext:value-type="float">
            <text:p>0.503795</text:p>
          </table:table-cell>
          <table:table-cell office:value-type="float" office:value="0.119238" calcext:value-type="float">
            <text:p>0.119238</text:p>
          </table:table-cell>
          <table:table-cell office:value-type="float" office:value="0.118908" calcext:value-type="float">
            <text:p>0.118908</text:p>
          </table:table-cell>
          <table:table-cell office:value-type="float" office:value="0.000961" calcext:value-type="float">
            <text:p>0.000961</text:p>
          </table:table-cell>
          <table:table-cell table:number-columns-repeated="12"/>
          <table:table-cell table:formula="of:=COM.MICROSOFT.CONCAT(&quot;    &quot;;[.$S42];&quot;    &quot;; [.T42]; &quot;\\&quot;)" office:value-type="string" office:string-value="    1800000000    4.050175\\" calcext:value-type="string">
            <text:p><text:s text:c="4"/>1800000000 <text:s text:c="3"/>4.050175\\</text:p>
          </table:table-cell>
          <table:table-cell table:formula="of:=COM.MICROSOFT.CONCAT(&quot;    &quot;;[.$S42];&quot;    &quot;; [.U42]; &quot;\\&quot;)" office:value-type="string" office:string-value="    1800000000    0.000002\\" calcext:value-type="string">
            <text:p><text:s text:c="4"/>1800000000 <text:s text:c="3"/>0.000002\\</text:p>
          </table:table-cell>
          <table:table-cell table:formula="of:=COM.MICROSOFT.CONCAT(&quot;    &quot;;[.$S42];&quot;    &quot;; [.V42]; &quot;\\&quot;)" office:value-type="string" office:string-value="    1800000000    0.000001\\" calcext:value-type="string">
            <text:p><text:s text:c="4"/>1800000000 <text:s text:c="3"/>0.000001\\</text:p>
          </table:table-cell>
          <table:table-cell table:number-columns-repeated="7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568063" calcext:value-type="float">
            <text:p>0.568063</text:p>
          </table:table-cell>
          <table:table-cell office:value-type="float" office:value="1.229309" calcext:value-type="float">
            <text:p>1.229309</text:p>
          </table:table-cell>
          <table:table-cell office:value-type="float" office:value="0.268246" calcext:value-type="float">
            <text:p>0.268246</text:p>
          </table:table-cell>
          <table:table-cell office:value-type="float" office:value="0.265534" calcext:value-type="float">
            <text:p>0.265534</text:p>
          </table:table-cell>
          <table:table-cell office:value-type="float" office:value="0.001569" calcext:value-type="float">
            <text:p>0.001569</text:p>
          </table:table-cell>
          <table:table-cell table:number-columns-repeated="12"/>
          <table:table-cell table:formula="of:=COM.MICROSOFT.CONCAT(&quot;    &quot;;[.$S43];&quot;    &quot;; [.T43]; &quot;\\&quot;)" office:value-type="string" office:string-value="    1900000000    4.276939\\" calcext:value-type="string">
            <text:p><text:s text:c="4"/>1900000000 <text:s text:c="3"/>4.276939\\</text:p>
          </table:table-cell>
          <table:table-cell table:formula="of:=COM.MICROSOFT.CONCAT(&quot;    &quot;;[.$S43];&quot;    &quot;; [.U43]; &quot;\\&quot;)" office:value-type="string" office:string-value="    1900000000    0.000002\\" calcext:value-type="string">
            <text:p><text:s text:c="4"/>1900000000 <text:s text:c="3"/>0.000002\\</text:p>
          </table:table-cell>
          <table:table-cell table:formula="of:=COM.MICROSOFT.CONCAT(&quot;    &quot;;[.$S43];&quot;    &quot;; [.V43]; &quot;\\&quot;)" office:value-type="string" office:string-value="    1900000000    0.000001\\" calcext:value-type="string">
            <text:p><text:s text:c="4"/>1900000000 <text:s text:c="3"/>0.000001\\</text:p>
          </table:table-cell>
          <table:table-cell table:number-columns-repeated="7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007184" calcext:value-type="float">
            <text:p>1.007184</text:p>
          </table:table-cell>
          <table:table-cell office:value-type="float" office:value="1.825658" calcext:value-type="float">
            <text:p>1.825658</text:p>
          </table:table-cell>
          <table:table-cell office:value-type="float" office:value="0.477937" calcext:value-type="float">
            <text:p>0.477937</text:p>
          </table:table-cell>
          <table:table-cell office:value-type="float" office:value="0.472452" calcext:value-type="float">
            <text:p>0.472452</text:p>
          </table:table-cell>
          <table:table-cell office:value-type="float" office:value="0.00225" calcext:value-type="float">
            <text:p>0.00225</text:p>
          </table:table-cell>
          <table:table-cell table:number-columns-repeated="12"/>
          <table:table-cell table:formula="of:=COM.MICROSOFT.CONCAT(&quot;    &quot;;[.$S44];&quot;    &quot;; [.T44]; &quot;\\&quot;)" office:value-type="string" office:string-value="    2000000000    4.500762\\" calcext:value-type="string">
            <text:p><text:s text:c="4"/>2000000000 <text:s text:c="3"/>4.500762\\</text:p>
          </table:table-cell>
          <table:table-cell table:formula="of:=COM.MICROSOFT.CONCAT(&quot;    &quot;;[.$S44];&quot;    &quot;; [.U44]; &quot;\\&quot;)" office:value-type="string" office:string-value="    2000000000    0.000002\\" calcext:value-type="string">
            <text:p><text:s text:c="4"/>2000000000 <text:s text:c="3"/>0.000002\\</text:p>
          </table:table-cell>
          <table:table-cell table:formula="of:=COM.MICROSOFT.CONCAT(&quot;    &quot;;[.$S44];&quot;    &quot;; [.V44]; &quot;\\&quot;)" office:value-type="string" office:string-value="    2000000000    0.000001\\" calcext:value-type="string">
            <text:p><text:s text:c="4"/>2000000000 <text:s text:c="3"/>0.000001\\</text:p>
          </table:table-cell>
          <table:table-cell table:number-columns-repeated="7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.571726" calcext:value-type="float">
            <text:p>1.571726</text:p>
          </table:table-cell>
          <table:table-cell office:value-type="float" office:value="3.125818" calcext:value-type="float">
            <text:p>3.125818</text:p>
          </table:table-cell>
          <table:table-cell office:value-type="float" office:value="0.744849" calcext:value-type="float">
            <text:p>0.744849</text:p>
          </table:table-cell>
          <table:table-cell office:value-type="float" office:value="0.738623" calcext:value-type="float">
            <text:p>0.738623</text:p>
          </table:table-cell>
          <table:table-cell office:value-type="float" office:value="0.002808" calcext:value-type="float">
            <text:p>0.002808</text:p>
          </table:table-cell>
          <table:table-cell table:number-columns-repeated="2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263041" calcext:value-type="float">
            <text:p>2.263041</text:p>
          </table:table-cell>
          <table:table-cell office:value-type="float" office:value="4.850871" calcext:value-type="float">
            <text:p>4.850871</text:p>
          </table:table-cell>
          <table:table-cell office:value-type="float" office:value="1.072423" calcext:value-type="float">
            <text:p>1.072423</text:p>
          </table:table-cell>
          <table:table-cell office:value-type="float" office:value="1.063283" calcext:value-type="float">
            <text:p>1.063283</text:p>
          </table:table-cell>
          <table:table-cell office:value-type="float" office:value="0.003001" calcext:value-type="float">
            <text:p>0.003001</text:p>
          </table:table-cell>
          <table:table-cell table:number-columns-repeated="22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.079583" calcext:value-type="float">
            <text:p>3.079583</text:p>
          </table:table-cell>
          <table:table-cell office:value-type="float" office:value="6.360693" calcext:value-type="float">
            <text:p>6.360693</text:p>
          </table:table-cell>
          <table:table-cell office:value-type="float" office:value="1.456197" calcext:value-type="float">
            <text:p>1.456197</text:p>
          </table:table-cell>
          <table:table-cell office:value-type="float" office:value="1.44677" calcext:value-type="float">
            <text:p>1.44677</text:p>
          </table:table-cell>
          <table:table-cell office:value-type="float" office:value="0.004347" calcext:value-type="float">
            <text:p>0.004347</text:p>
          </table:table-cell>
          <table:table-cell table:number-columns-repeated="2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.021921" calcext:value-type="float">
            <text:p>4.021921</text:p>
          </table:table-cell>
          <table:table-cell office:value-type="float" office:value="8.486891" calcext:value-type="float">
            <text:p>8.486891</text:p>
          </table:table-cell>
          <table:table-cell office:value-type="float" office:value="1.906246" calcext:value-type="float">
            <text:p>1.906246</text:p>
          </table:table-cell>
          <table:table-cell office:value-type="float" office:value="1.891865" calcext:value-type="float">
            <text:p>1.891865</text:p>
          </table:table-cell>
          <table:table-cell office:value-type="float" office:value="0.004953" calcext:value-type="float">
            <text:p>0.004953</text:p>
          </table:table-cell>
          <table:table-cell table:number-columns-repeated="22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5.088258" calcext:value-type="float">
            <text:p>5.088258</text:p>
          </table:table-cell>
          <table:table-cell office:value-type="float" office:value="11.051536" calcext:value-type="float">
            <text:p>11.051536</text:p>
          </table:table-cell>
          <table:table-cell office:value-type="float" office:value="2.405881" calcext:value-type="float">
            <text:p>2.405881</text:p>
          </table:table-cell>
          <table:table-cell office:value-type="float" office:value="2.390965" calcext:value-type="float">
            <text:p>2.390965</text:p>
          </table:table-cell>
          <table:table-cell office:value-type="float" office:value="0.00574" calcext:value-type="float">
            <text:p>0.00574</text:p>
          </table:table-cell>
          <table:table-cell table:number-columns-repeated="2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.279591" calcext:value-type="float">
            <text:p>6.279591</text:p>
          </table:table-cell>
          <table:table-cell office:value-type="float" office:value="13.44856" calcext:value-type="float">
            <text:p>13.44856</text:p>
          </table:table-cell>
          <table:table-cell office:value-type="float" office:value="2.968864" calcext:value-type="float">
            <text:p>2.968864</text:p>
          </table:table-cell>
          <table:table-cell office:value-type="float" office:value="2.954667" calcext:value-type="float">
            <text:p>2.954667</text:p>
          </table:table-cell>
          <table:table-cell office:value-type="float" office:value="0.006416" calcext:value-type="float">
            <text:p>0.006416</text:p>
          </table:table-cell>
          <table:table-cell table:number-columns-repeated="22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7.601669" calcext:value-type="float">
            <text:p>7.601669</text:p>
          </table:table-cell>
          <table:table-cell office:value-type="float" office:value="16.028733" calcext:value-type="float">
            <text:p>16.028733</text:p>
          </table:table-cell>
          <table:table-cell office:value-type="float" office:value="3.592741" calcext:value-type="float">
            <text:p>3.592741</text:p>
          </table:table-cell>
          <table:table-cell office:value-type="float" office:value="3.57498" calcext:value-type="float">
            <text:p>3.57498</text:p>
          </table:table-cell>
          <table:table-cell office:value-type="float" office:value="0.007219" calcext:value-type="float">
            <text:p>0.007219</text:p>
          </table:table-cell>
          <table:table-cell table:number-columns-repeated="2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9.041052" calcext:value-type="float">
            <text:p>9.041052</text:p>
          </table:table-cell>
          <table:table-cell office:value-type="float" office:value="19.393372" calcext:value-type="float">
            <text:p>19.393372</text:p>
          </table:table-cell>
          <table:table-cell office:value-type="float" office:value="4.279532" calcext:value-type="float">
            <text:p>4.279532</text:p>
          </table:table-cell>
          <table:table-cell office:value-type="float" office:value="4.255069" calcext:value-type="float">
            <text:p>4.255069</text:p>
          </table:table-cell>
          <table:table-cell office:value-type="float" office:value="0.007885" calcext:value-type="float">
            <text:p>0.007885</text:p>
          </table:table-cell>
          <table:table-cell table:number-columns-repeated="22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0.608986" calcext:value-type="float">
            <text:p>10.608986</text:p>
          </table:table-cell>
          <table:table-cell office:value-type="float" office:value="22.453716" calcext:value-type="float">
            <text:p>22.453716</text:p>
          </table:table-cell>
          <table:table-cell office:value-type="float" office:value="4.999685" calcext:value-type="float">
            <text:p>4.999685</text:p>
          </table:table-cell>
          <table:table-cell office:value-type="float" office:value="4.997232" calcext:value-type="float">
            <text:p>4.997232</text:p>
          </table:table-cell>
          <table:table-cell office:value-type="float" office:value="0.00663" calcext:value-type="float">
            <text:p>0.00663</text:p>
          </table:table-cell>
          <table:table-cell table:number-columns-repeated="2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2.29743" calcext:value-type="float">
            <text:p>12.29743</text:p>
          </table:table-cell>
          <table:table-cell office:value-type="float" office:value="26.236926" calcext:value-type="float">
            <text:p>26.236926</text:p>
          </table:table-cell>
          <table:table-cell office:value-type="float" office:value="5.795743" calcext:value-type="float">
            <text:p>5.795743</text:p>
          </table:table-cell>
          <table:table-cell office:value-type="float" office:value="5.790198" calcext:value-type="float">
            <text:p>5.790198</text:p>
          </table:table-cell>
          <table:table-cell office:value-type="float" office:value="0.007258" calcext:value-type="float">
            <text:p>0.007258</text:p>
          </table:table-cell>
          <table:table-cell table:number-columns-repeated="22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4.120819" calcext:value-type="float">
            <text:p>14.120819</text:p>
          </table:table-cell>
          <table:table-cell office:value-type="float" office:value="30.731346" calcext:value-type="float">
            <text:p>30.731346</text:p>
          </table:table-cell>
          <table:table-cell office:value-type="float" office:value="6.653466" calcext:value-type="float">
            <text:p>6.653466</text:p>
          </table:table-cell>
          <table:table-cell office:value-type="float" office:value="6.641978" calcext:value-type="float">
            <text:p>6.641978</text:p>
          </table:table-cell>
          <table:table-cell office:value-type="float" office:value="0.007787" calcext:value-type="float">
            <text:p>0.007787</text:p>
          </table:table-cell>
          <table:table-cell table:number-columns-repeated="2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6.0522" calcext:value-type="float">
            <text:p>16.0522</text:p>
          </table:table-cell>
          <table:table-cell office:value-type="float" office:value="34.227518" calcext:value-type="float">
            <text:p>34.227518</text:p>
          </table:table-cell>
          <table:table-cell office:value-type="float" office:value="7.569343" calcext:value-type="float">
            <text:p>7.569343</text:p>
          </table:table-cell>
          <table:table-cell office:value-type="float" office:value="7.560972" calcext:value-type="float">
            <text:p>7.560972</text:p>
          </table:table-cell>
          <table:table-cell office:value-type="float" office:value="0.009726" calcext:value-type="float">
            <text:p>0.009726</text:p>
          </table:table-cell>
          <table:table-cell table:number-columns-repeated="22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8.115625" calcext:value-type="float">
            <text:p>18.115625</text:p>
          </table:table-cell>
          <table:table-cell office:value-type="float" office:value="38.663125" calcext:value-type="float">
            <text:p>38.663125</text:p>
          </table:table-cell>
          <table:table-cell office:value-type="float" office:value="8.550027" calcext:value-type="float">
            <text:p>8.550027</text:p>
          </table:table-cell>
          <table:table-cell office:value-type="float" office:value="8.527044" calcext:value-type="float">
            <text:p>8.527044</text:p>
          </table:table-cell>
          <table:table-cell office:value-type="float" office:value="0.008826" calcext:value-type="float">
            <text:p>0.008826</text:p>
          </table:table-cell>
          <table:table-cell table:number-columns-repeated="22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0.312059" calcext:value-type="float">
            <text:p>20.312059</text:p>
          </table:table-cell>
          <table:table-cell office:value-type="float" office:value="43.232425" calcext:value-type="float">
            <text:p>43.232425</text:p>
          </table:table-cell>
          <table:table-cell office:value-type="float" office:value="9.585462" calcext:value-type="float">
            <text:p>9.585462</text:p>
          </table:table-cell>
          <table:table-cell office:value-type="float" office:value="9.56069" calcext:value-type="float">
            <text:p>9.56069</text:p>
          </table:table-cell>
          <table:table-cell office:value-type="float" office:value="0.009516" calcext:value-type="float">
            <text:p>0.009516</text:p>
          </table:table-cell>
          <table:table-cell table:number-columns-repeated="22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2.627263" calcext:value-type="float">
            <text:p>22.627263</text:p>
          </table:table-cell>
          <table:table-cell office:value-type="float" office:value="47.21788" calcext:value-type="float">
            <text:p>47.21788</text:p>
          </table:table-cell>
          <table:table-cell office:value-type="float" office:value="10.684028" calcext:value-type="float">
            <text:p>10.684028</text:p>
          </table:table-cell>
          <table:table-cell office:value-type="float" office:value="10.650005" calcext:value-type="float">
            <text:p>10.650005</text:p>
          </table:table-cell>
          <table:table-cell office:value-type="float" office:value="0.010046" calcext:value-type="float">
            <text:p>0.010046</text:p>
          </table:table-cell>
          <table:table-cell table:number-columns-repeated="2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5.053228" calcext:value-type="float">
            <text:p>25.053228</text:p>
          </table:table-cell>
          <table:table-cell office:value-type="float" office:value="53.987157" calcext:value-type="float">
            <text:p>53.987157</text:p>
          </table:table-cell>
          <table:table-cell office:value-type="float" office:value="11.818751" calcext:value-type="float">
            <text:p>11.818751</text:p>
          </table:table-cell>
          <table:table-cell office:value-type="float" office:value="11.796242" calcext:value-type="float">
            <text:p>11.796242</text:p>
          </table:table-cell>
          <table:table-cell office:value-type="float" office:value="0.012058" calcext:value-type="float">
            <text:p>0.012058</text:p>
          </table:table-cell>
          <table:table-cell table:number-columns-repeated="22"/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78.199609" calcext:value-type="float">
            <text:p>78.199609</text:p>
          </table:table-cell>
          <table:table-cell/>
          <table:table-cell office:value-type="float" office:value="18.280126" calcext:value-type="float">
            <text:p>18.280126</text:p>
          </table:table-cell>
          <table:table-cell/>
          <table:table-cell office:value-type="float" office:value="0.015792" calcext:value-type="float">
            <text:p>0.015792</text:p>
          </table:table-cell>
          <table:table-cell table:number-columns-repeated="22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15.681547" calcext:value-type="float">
            <text:p>115.681547</text:p>
          </table:table-cell>
          <table:table-cell/>
          <table:table-cell office:value-type="float" office:value="26.325574" calcext:value-type="float">
            <text:p>26.325574</text:p>
          </table:table-cell>
          <table:table-cell/>
          <table:table-cell office:value-type="float" office:value="0.019648" calcext:value-type="float">
            <text:p>0.019648</text:p>
          </table:table-cell>
          <table:table-cell table:number-columns-repeated="22"/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159.951234" calcext:value-type="float">
            <text:p>159.951234</text:p>
          </table:table-cell>
          <table:table-cell/>
          <table:table-cell office:value-type="float" office:value="35.822236" calcext:value-type="float">
            <text:p>35.822236</text:p>
          </table:table-cell>
          <table:table-cell/>
          <table:table-cell office:value-type="float" office:value="0.021063" calcext:value-type="float">
            <text:p>0.021063</text:p>
          </table:table-cell>
          <table:table-cell table:number-columns-repeated="2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10.980536" calcext:value-type="float">
            <text:p>210.980536</text:p>
          </table:table-cell>
          <table:table-cell/>
          <table:table-cell office:value-type="float" office:value="46.787042" calcext:value-type="float">
            <text:p>46.787042</text:p>
          </table:table-cell>
          <table:table-cell/>
          <table:table-cell office:value-type="float" office:value="0.025969" calcext:value-type="float">
            <text:p>0.025969</text:p>
          </table:table-cell>
          <table:table-cell table:number-columns-repeated="22"/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268.803613" calcext:value-type="float">
            <text:p>268.803613</text:p>
          </table:table-cell>
          <table:table-cell/>
          <table:table-cell office:value-type="float" office:value="59.213762" calcext:value-type="float">
            <text:p>59.213762</text:p>
          </table:table-cell>
          <table:table-cell/>
          <table:table-cell office:value-type="float" office:value="0.032164" calcext:value-type="float">
            <text:p>0.032164</text:p>
          </table:table-cell>
          <table:table-cell table:number-columns-repeated="22"/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333.527516" calcext:value-type="float">
            <text:p>333.527516</text:p>
          </table:table-cell>
          <table:table-cell/>
          <table:table-cell office:value-type="float" office:value="73.121886" calcext:value-type="float">
            <text:p>73.121886</text:p>
          </table:table-cell>
          <table:table-cell/>
          <table:table-cell office:value-type="float" office:value="0.037244" calcext:value-type="float">
            <text:p>0.037244</text:p>
          </table:table-cell>
          <table:table-cell table:number-columns-repeated="22"/>
        </table:table-row>
        <table:table-row table:style-name="ro1">
          <table:table-cell office:value-type="float" office:value="275000" calcext:value-type="float">
            <text:p>275000</text:p>
          </table:table-cell>
          <table:table-cell office:value-type="float" office:value="404.994366" calcext:value-type="float">
            <text:p>404.994366</text:p>
          </table:table-cell>
          <table:table-cell/>
          <table:table-cell office:value-type="float" office:value="88.472379" calcext:value-type="float">
            <text:p>88.472379</text:p>
          </table:table-cell>
          <table:table-cell/>
          <table:table-cell office:value-type="float" office:value="0.039225" calcext:value-type="float">
            <text:p>0.039225</text:p>
          </table:table-cell>
          <table:table-cell table:number-columns-repeated="2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483.282726" calcext:value-type="float">
            <text:p>483.282726</text:p>
          </table:table-cell>
          <table:table-cell/>
          <table:table-cell office:value-type="float" office:value="105.28116" calcext:value-type="float">
            <text:p>105.28116</text:p>
          </table:table-cell>
          <table:table-cell/>
          <table:table-cell office:value-type="float" office:value="0.04289" calcext:value-type="float">
            <text:p>0.04289</text:p>
          </table:table-cell>
          <table:table-cell table:number-columns-repeated="22"/>
        </table:table-row>
        <table:table-row table:style-name="ro1">
          <table:table-cell office:value-type="float" office:value="325000" calcext:value-type="float">
            <text:p>325000</text:p>
          </table:table-cell>
          <table:table-cell office:value-type="float" office:value="568.349814" calcext:value-type="float">
            <text:p>568.349814</text:p>
          </table:table-cell>
          <table:table-cell/>
          <table:table-cell office:value-type="float" office:value="123.556029" calcext:value-type="float">
            <text:p>123.556029</text:p>
          </table:table-cell>
          <table:table-cell/>
          <table:table-cell office:value-type="float" office:value="0.045729" calcext:value-type="float">
            <text:p>0.045729</text:p>
          </table:table-cell>
          <table:table-cell table:number-columns-repeated="22"/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660.341302" calcext:value-type="float">
            <text:p>660.341302</text:p>
          </table:table-cell>
          <table:table-cell/>
          <table:table-cell office:value-type="float" office:value="143.286822" calcext:value-type="float">
            <text:p>143.286822</text:p>
          </table:table-cell>
          <table:table-cell/>
          <table:table-cell office:value-type="float" office:value="0.049014" calcext:value-type="float">
            <text:p>0.049014</text:p>
          </table:table-cell>
          <table:table-cell table:number-columns-repeated="22"/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759.08654" calcext:value-type="float">
            <text:p>759.08654</text:p>
          </table:table-cell>
          <table:table-cell/>
          <table:table-cell office:value-type="float" office:value="164.511088" calcext:value-type="float">
            <text:p>164.511088</text:p>
          </table:table-cell>
          <table:table-cell/>
          <table:table-cell office:value-type="float" office:value="0.056555" calcext:value-type="float">
            <text:p>0.056555</text:p>
          </table:table-cell>
          <table:table-cell table:number-columns-repeated="22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864.581715" calcext:value-type="float">
            <text:p>864.581715</text:p>
          </table:table-cell>
          <table:table-cell/>
          <table:table-cell office:value-type="float" office:value="187.170516" calcext:value-type="float">
            <text:p>187.170516</text:p>
          </table:table-cell>
          <table:table-cell/>
          <table:table-cell office:value-type="float" office:value="0.059728" calcext:value-type="float">
            <text:p>0.059728</text:p>
          </table:table-cell>
          <table:table-cell table:number-columns-repeated="22"/>
        </table:table-row>
        <table:table-row table:style-name="ro1">
          <table:table-cell office:value-type="float" office:value="425000" calcext:value-type="float">
            <text:p>425000</text:p>
          </table:table-cell>
          <table:table-cell office:value-type="float" office:value="976.864352" calcext:value-type="float">
            <text:p>976.864352</text:p>
          </table:table-cell>
          <table:table-cell/>
          <table:table-cell office:value-type="float" office:value="211.367798" calcext:value-type="float">
            <text:p>211.367798</text:p>
          </table:table-cell>
          <table:table-cell/>
          <table:table-cell office:value-type="float" office:value="0.064094" calcext:value-type="float">
            <text:p>0.064094</text:p>
          </table:table-cell>
          <table:table-cell table:number-columns-repeated="22"/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1096.126487" calcext:value-type="float">
            <text:p>1096.126487</text:p>
          </table:table-cell>
          <table:table-cell/>
          <table:table-cell office:value-type="float" office:value="237.01425" calcext:value-type="float">
            <text:p>237.01425</text:p>
          </table:table-cell>
          <table:table-cell/>
          <table:table-cell office:value-type="float" office:value="0.063554" calcext:value-type="float">
            <text:p>0.063554</text:p>
          </table:table-cell>
          <table:table-cell table:number-columns-repeated="22"/>
        </table:table-row>
        <table:table-row table:style-name="ro1">
          <table:table-cell office:value-type="float" office:value="475000" calcext:value-type="float">
            <text:p>475000</text:p>
          </table:table-cell>
          <table:table-cell office:value-type="float" office:value="1221.975983" calcext:value-type="float">
            <text:p>1221.975983</text:p>
          </table:table-cell>
          <table:table-cell/>
          <table:table-cell office:value-type="float" office:value="264.166573" calcext:value-type="float">
            <text:p>264.166573</text:p>
          </table:table-cell>
          <table:table-cell/>
          <table:table-cell office:value-type="float" office:value="0.066658" calcext:value-type="float">
            <text:p>0.066658</text:p>
          </table:table-cell>
          <table:table-cell table:number-columns-repeated="22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354.74222" calcext:value-type="float">
            <text:p>1354.74222</text:p>
          </table:table-cell>
          <table:table-cell/>
          <table:table-cell office:value-type="float" office:value="292.595526" calcext:value-type="float">
            <text:p>292.595526</text:p>
          </table:table-cell>
          <table:table-cell/>
          <table:table-cell office:value-type="float" office:value="0.071396" calcext:value-type="float">
            <text:p>0.071396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string" calcext:value-type="string">
            <text:p>insertion rec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selection rec</text:p>
          </table:table-cell>
          <table:table-cell office:value-type="string" calcext:value-type="string">
            <text:p>merge</text:p>
          </table:table-cell>
          <table:table-cell table:number-columns-repeated="23"/>
        </table:table-row>
        <table:table-row table:style-name="ro1">
          <table:table-cell table:formula="of:=COM.MICROSOFT.CONCAT(&quot;    &quot;;[.$A91];&quot;    &quot;; [.B91]; &quot;\\&quot;)" office:value-type="string" office:string-value="    25000    1.571726\\" calcext:value-type="string">
            <text:p><text:s text:c="4"/>25000 <text:s text:c="3"/>1.571726\\</text:p>
          </table:table-cell>
          <table:table-cell table:formula="of:=COM.MICROSOFT.CONCAT(&quot;    &quot;;[.$A91];&quot;    &quot;; [.C91]; &quot;\\&quot;)" office:value-type="string" office:string-value="    25000    3.125818\\" calcext:value-type="string">
            <text:p><text:s text:c="4"/>25000 <text:s text:c="3"/>3.125818\\</text:p>
          </table:table-cell>
          <table:table-cell table:formula="of:=COM.MICROSOFT.CONCAT(&quot;    &quot;;[.$A91];&quot;    &quot;; [.D91]; &quot;\\&quot;)" office:value-type="string" office:string-value="    25000    0.744849\\" calcext:value-type="string">
            <text:p><text:s text:c="4"/>25000 <text:s text:c="3"/>0.744849\\</text:p>
          </table:table-cell>
          <table:table-cell table:formula="of:=COM.MICROSOFT.CONCAT(&quot;    &quot;;[.$A91];&quot;    &quot;; [.E91]; &quot;\\&quot;)" office:value-type="string" office:string-value="    25000    0.738623\\" calcext:value-type="string">
            <text:p><text:s text:c="4"/>25000 <text:s text:c="3"/>0.738623\\</text:p>
          </table:table-cell>
          <table:table-cell table:formula="of:=COM.MICROSOFT.CONCAT(&quot;    &quot;;[.$A91];&quot;    &quot;; [.F91]; &quot;\\&quot;)" office:value-type="string" office:string-value="    25000    0.002808\\" calcext:value-type="string">
            <text:p><text:s text:c="4"/>25000 <text:s text:c="3"/>0.002808\\</text:p>
          </table:table-cell>
          <table:table-cell table:number-columns-repeated="23"/>
        </table:table-row>
        <table:table-row table:style-name="ro1">
          <table:table-cell table:formula="of:=COM.MICROSOFT.CONCAT(&quot;    &quot;;[.$A96];&quot;    &quot;; [.B96]; &quot;\\&quot;)" office:value-type="string" office:string-value="    50000    6.279591\\" calcext:value-type="string">
            <text:p><text:s text:c="4"/>50000 <text:s text:c="3"/>6.279591\\</text:p>
          </table:table-cell>
          <table:table-cell table:formula="of:=COM.MICROSOFT.CONCAT(&quot;    &quot;;[.$A96];&quot;    &quot;; [.C96]; &quot;\\&quot;)" office:value-type="string" office:string-value="    50000    13.44856\\" calcext:value-type="string">
            <text:p><text:s text:c="4"/>50000 <text:s text:c="3"/>13.44856\\</text:p>
          </table:table-cell>
          <table:table-cell table:formula="of:=COM.MICROSOFT.CONCAT(&quot;    &quot;;[.$A96];&quot;    &quot;; [.D96]; &quot;\\&quot;)" office:value-type="string" office:string-value="    50000    2.968864\\" calcext:value-type="string">
            <text:p><text:s text:c="4"/>50000 <text:s text:c="3"/>2.968864\\</text:p>
          </table:table-cell>
          <table:table-cell table:formula="of:=COM.MICROSOFT.CONCAT(&quot;    &quot;;[.$A96];&quot;    &quot;; [.E96]; &quot;\\&quot;)" office:value-type="string" office:string-value="    50000    2.954667\\" calcext:value-type="string">
            <text:p><text:s text:c="4"/>50000 <text:s text:c="3"/>2.954667\\</text:p>
          </table:table-cell>
          <table:table-cell table:formula="of:=COM.MICROSOFT.CONCAT(&quot;    &quot;;[.$A96];&quot;    &quot;; [.F96]; &quot;\\&quot;)" office:value-type="string" office:string-value="    50000    0.006416\\" calcext:value-type="string">
            <text:p><text:s text:c="4"/>50000 <text:s text:c="3"/>0.006416\\</text:p>
          </table:table-cell>
          <table:table-cell table:number-columns-repeated="23"/>
        </table:table-row>
        <table:table-row table:style-name="ro1">
          <table:table-cell table:formula="of:=COM.MICROSOFT.CONCAT(&quot;    &quot;;[.$A101];&quot;    &quot;; [.B101]; &quot;\\&quot;)" office:value-type="string" office:string-value="    75000    14.120819\\" calcext:value-type="string">
            <text:p><text:s text:c="4"/>75000 <text:s text:c="3"/>14.120819\\</text:p>
          </table:table-cell>
          <table:table-cell table:formula="of:=COM.MICROSOFT.CONCAT(&quot;    &quot;;[.$A101];&quot;    &quot;; [.C101]; &quot;\\&quot;)" office:value-type="string" office:string-value="    75000    30.731346\\" calcext:value-type="string">
            <text:p><text:s text:c="4"/>75000 <text:s text:c="3"/>30.731346\\</text:p>
          </table:table-cell>
          <table:table-cell table:formula="of:=COM.MICROSOFT.CONCAT(&quot;    &quot;;[.$A101];&quot;    &quot;; [.D101]; &quot;\\&quot;)" office:value-type="string" office:string-value="    75000    6.653466\\" calcext:value-type="string">
            <text:p><text:s text:c="4"/>75000 <text:s text:c="3"/>6.653466\\</text:p>
          </table:table-cell>
          <table:table-cell table:formula="of:=COM.MICROSOFT.CONCAT(&quot;    &quot;;[.$A101];&quot;    &quot;; [.E101]; &quot;\\&quot;)" office:value-type="string" office:string-value="    75000    6.641978\\" calcext:value-type="string">
            <text:p><text:s text:c="4"/>75000 <text:s text:c="3"/>6.641978\\</text:p>
          </table:table-cell>
          <table:table-cell table:formula="of:=COM.MICROSOFT.CONCAT(&quot;    &quot;;[.$A101];&quot;    &quot;; [.F101]; &quot;\\&quot;)" office:value-type="string" office:string-value="    75000    0.007787\\" calcext:value-type="string">
            <text:p><text:s text:c="4"/>75000 <text:s text:c="3"/>0.007787\\</text:p>
          </table:table-cell>
          <table:table-cell table:number-columns-repeated="23"/>
        </table:table-row>
        <table:table-row table:style-name="ro1">
          <table:table-cell table:formula="of:=COM.MICROSOFT.CONCAT(&quot;    &quot;;[.$A106];&quot;    &quot;; [.B106]; &quot;\\&quot;)" office:value-type="string" office:string-value="    100000    25.053228\\" calcext:value-type="string">
            <text:p><text:s text:c="4"/>100000 <text:s text:c="3"/>25.053228\\</text:p>
          </table:table-cell>
          <table:table-cell table:formula="of:=COM.MICROSOFT.CONCAT(&quot;    &quot;;[.$A106];&quot;    &quot;; [.C106]; &quot;\\&quot;)" office:value-type="string" office:string-value="    100000    53.987157\\" calcext:value-type="string">
            <text:p><text:s text:c="4"/>100000 <text:s text:c="3"/>53.987157\\</text:p>
          </table:table-cell>
          <table:table-cell table:formula="of:=COM.MICROSOFT.CONCAT(&quot;    &quot;;[.$A106];&quot;    &quot;; [.D106]; &quot;\\&quot;)" office:value-type="string" office:string-value="    100000    11.818751\\" calcext:value-type="string">
            <text:p><text:s text:c="4"/>100000 <text:s text:c="3"/>11.818751\\</text:p>
          </table:table-cell>
          <table:table-cell table:formula="of:=COM.MICROSOFT.CONCAT(&quot;    &quot;;[.$A106];&quot;    &quot;; [.E106]; &quot;\\&quot;)" office:value-type="string" office:string-value="    100000    11.796242\\" calcext:value-type="string">
            <text:p><text:s text:c="4"/>100000 <text:s text:c="3"/>11.796242\\</text:p>
          </table:table-cell>
          <table:table-cell table:formula="of:=COM.MICROSOFT.CONCAT(&quot;    &quot;;[.$A106];&quot;    &quot;; [.F106]; &quot;\\&quot;)" office:value-type="string" office:string-value="    100000    0.012058\\" calcext:value-type="string">
            <text:p><text:s text:c="4"/>100000 <text:s text:c="3"/>0.012058\\</text:p>
          </table:table-cell>
          <table:table-cell table:number-columns-repeated="23"/>
        </table:table-row>
        <table:table-row table:style-name="ro1">
          <table:table-cell table:formula="of:=COM.MICROSOFT.CONCAT(&quot;    &quot;;[.$A107];&quot;    &quot;; [.B107]; &quot;\\&quot;)" office:value-type="string" office:string-value="    125000    78.199609\\" calcext:value-type="string">
            <text:p><text:s text:c="4"/>125000 <text:s text:c="3"/>78.199609\\</text:p>
          </table:table-cell>
          <table:table-cell table:formula="of:=COM.MICROSOFT.CONCAT(&quot;    &quot;;[.$A107];&quot;    &quot;; [.C107]; &quot;\\&quot;)" office:value-type="string" office:string-value="    125000    \\" calcext:value-type="string">
            <text:p><text:s text:c="4"/>125000 <text:s text:c="3"/>\\</text:p>
          </table:table-cell>
          <table:table-cell table:formula="of:=COM.MICROSOFT.CONCAT(&quot;    &quot;;[.$A107];&quot;    &quot;; [.D107]; &quot;\\&quot;)" office:value-type="string" office:string-value="    125000    18.280126\\" calcext:value-type="string">
            <text:p><text:s text:c="4"/>125000 <text:s text:c="3"/>18.280126\\</text:p>
          </table:table-cell>
          <table:table-cell table:formula="of:=COM.MICROSOFT.CONCAT(&quot;    &quot;;[.$A107];&quot;    &quot;; [.E107]; &quot;\\&quot;)" office:value-type="string" office:string-value="    125000    \\" calcext:value-type="string">
            <text:p><text:s text:c="4"/>125000 <text:s text:c="3"/>\\</text:p>
          </table:table-cell>
          <table:table-cell table:formula="of:=COM.MICROSOFT.CONCAT(&quot;    &quot;;[.$A107];&quot;    &quot;; [.F107]; &quot;\\&quot;)" office:value-type="string" office:string-value="    125000    0.015792\\" calcext:value-type="string">
            <text:p><text:s text:c="4"/>125000 <text:s text:c="3"/>0.015792\\</text:p>
          </table:table-cell>
          <table:table-cell table:number-columns-repeated="23"/>
        </table:table-row>
        <table:table-row table:style-name="ro1">
          <table:table-cell table:formula="of:=COM.MICROSOFT.CONCAT(&quot;    &quot;;[.$A108];&quot;    &quot;; [.B108]; &quot;\\&quot;)" office:value-type="string" office:string-value="    150000    115.681547\\" calcext:value-type="string">
            <text:p><text:s text:c="4"/>150000 <text:s text:c="3"/>115.681547\\</text:p>
          </table:table-cell>
          <table:table-cell table:formula="of:=COM.MICROSOFT.CONCAT(&quot;    &quot;;[.$A108];&quot;    &quot;; [.C108]; &quot;\\&quot;)" office:value-type="string" office:string-value="    150000    \\" calcext:value-type="string">
            <text:p><text:s text:c="4"/>150000 <text:s text:c="3"/>\\</text:p>
          </table:table-cell>
          <table:table-cell table:formula="of:=COM.MICROSOFT.CONCAT(&quot;    &quot;;[.$A108];&quot;    &quot;; [.D108]; &quot;\\&quot;)" office:value-type="string" office:string-value="    150000    26.325574\\" calcext:value-type="string">
            <text:p><text:s text:c="4"/>150000 <text:s text:c="3"/>26.325574\\</text:p>
          </table:table-cell>
          <table:table-cell table:formula="of:=COM.MICROSOFT.CONCAT(&quot;    &quot;;[.$A108];&quot;    &quot;; [.E108]; &quot;\\&quot;)" office:value-type="string" office:string-value="    150000    \\" calcext:value-type="string">
            <text:p><text:s text:c="4"/>150000 <text:s text:c="3"/>\\</text:p>
          </table:table-cell>
          <table:table-cell table:formula="of:=COM.MICROSOFT.CONCAT(&quot;    &quot;;[.$A108];&quot;    &quot;; [.F108]; &quot;\\&quot;)" office:value-type="string" office:string-value="    150000    0.019648\\" calcext:value-type="string">
            <text:p><text:s text:c="4"/>150000 <text:s text:c="3"/>0.019648\\</text:p>
          </table:table-cell>
          <table:table-cell table:number-columns-repeated="23"/>
        </table:table-row>
        <table:table-row table:style-name="ro1">
          <table:table-cell table:formula="of:=COM.MICROSOFT.CONCAT(&quot;    &quot;;[.$A109];&quot;    &quot;; [.B109]; &quot;\\&quot;)" office:value-type="string" office:string-value="    175000    159.951234\\" calcext:value-type="string">
            <text:p><text:s text:c="4"/>175000 <text:s text:c="3"/>159.951234\\</text:p>
          </table:table-cell>
          <table:table-cell table:formula="of:=COM.MICROSOFT.CONCAT(&quot;    &quot;;[.$A109];&quot;    &quot;; [.C109]; &quot;\\&quot;)" office:value-type="string" office:string-value="    175000    \\" calcext:value-type="string">
            <text:p><text:s text:c="4"/>175000 <text:s text:c="3"/>\\</text:p>
          </table:table-cell>
          <table:table-cell table:formula="of:=COM.MICROSOFT.CONCAT(&quot;    &quot;;[.$A109];&quot;    &quot;; [.D109]; &quot;\\&quot;)" office:value-type="string" office:string-value="    175000    35.822236\\" calcext:value-type="string">
            <text:p><text:s text:c="4"/>175000 <text:s text:c="3"/>35.822236\\</text:p>
          </table:table-cell>
          <table:table-cell table:formula="of:=COM.MICROSOFT.CONCAT(&quot;    &quot;;[.$A109];&quot;    &quot;; [.E109]; &quot;\\&quot;)" office:value-type="string" office:string-value="    175000    \\" calcext:value-type="string">
            <text:p><text:s text:c="4"/>175000 <text:s text:c="3"/>\\</text:p>
          </table:table-cell>
          <table:table-cell table:formula="of:=COM.MICROSOFT.CONCAT(&quot;    &quot;;[.$A109];&quot;    &quot;; [.F109]; &quot;\\&quot;)" office:value-type="string" office:string-value="    175000    0.021063\\" calcext:value-type="string">
            <text:p><text:s text:c="4"/>175000 <text:s text:c="3"/>0.021063\\</text:p>
          </table:table-cell>
          <table:table-cell table:number-columns-repeated="23"/>
        </table:table-row>
        <table:table-row table:style-name="ro1">
          <table:table-cell table:formula="of:=COM.MICROSOFT.CONCAT(&quot;    &quot;;[.$A110];&quot;    &quot;; [.B110]; &quot;\\&quot;)" office:value-type="string" office:string-value="    200000    210.980536\\" calcext:value-type="string">
            <text:p><text:s text:c="4"/>200000 <text:s text:c="3"/>210.980536\\</text:p>
          </table:table-cell>
          <table:table-cell table:formula="of:=COM.MICROSOFT.CONCAT(&quot;    &quot;;[.$A110];&quot;    &quot;; [.C110]; &quot;\\&quot;)" office:value-type="string" office:string-value="    200000    \\" calcext:value-type="string">
            <text:p><text:s text:c="4"/>200000 <text:s text:c="3"/>\\</text:p>
          </table:table-cell>
          <table:table-cell table:formula="of:=COM.MICROSOFT.CONCAT(&quot;    &quot;;[.$A110];&quot;    &quot;; [.D110]; &quot;\\&quot;)" office:value-type="string" office:string-value="    200000    46.787042\\" calcext:value-type="string">
            <text:p><text:s text:c="4"/>200000 <text:s text:c="3"/>46.787042\\</text:p>
          </table:table-cell>
          <table:table-cell table:formula="of:=COM.MICROSOFT.CONCAT(&quot;    &quot;;[.$A110];&quot;    &quot;; [.E110]; &quot;\\&quot;)" office:value-type="string" office:string-value="    200000    \\" calcext:value-type="string">
            <text:p><text:s text:c="4"/>200000 <text:s text:c="3"/>\\</text:p>
          </table:table-cell>
          <table:table-cell table:formula="of:=COM.MICROSOFT.CONCAT(&quot;    &quot;;[.$A110];&quot;    &quot;; [.F110]; &quot;\\&quot;)" office:value-type="string" office:string-value="    200000    0.025969\\" calcext:value-type="string">
            <text:p><text:s text:c="4"/>200000 <text:s text:c="3"/>0.025969\\</text:p>
          </table:table-cell>
          <table:table-cell table:number-columns-repeated="23"/>
        </table:table-row>
        <table:table-row table:style-name="ro1">
          <table:table-cell table:formula="of:=COM.MICROSOFT.CONCAT(&quot;    &quot;;[.$A111];&quot;    &quot;; [.B111]; &quot;\\&quot;)" office:value-type="string" office:string-value="    225000    268.803613\\" calcext:value-type="string">
            <text:p><text:s text:c="4"/>225000 <text:s text:c="3"/>268.803613\\</text:p>
          </table:table-cell>
          <table:table-cell table:formula="of:=COM.MICROSOFT.CONCAT(&quot;    &quot;;[.$A111];&quot;    &quot;; [.C111]; &quot;\\&quot;)" office:value-type="string" office:string-value="    225000    \\" calcext:value-type="string">
            <text:p><text:s text:c="4"/>225000 <text:s text:c="3"/>\\</text:p>
          </table:table-cell>
          <table:table-cell table:formula="of:=COM.MICROSOFT.CONCAT(&quot;    &quot;;[.$A111];&quot;    &quot;; [.D111]; &quot;\\&quot;)" office:value-type="string" office:string-value="    225000    59.213762\\" calcext:value-type="string">
            <text:p><text:s text:c="4"/>225000 <text:s text:c="3"/>59.213762\\</text:p>
          </table:table-cell>
          <table:table-cell table:formula="of:=COM.MICROSOFT.CONCAT(&quot;    &quot;;[.$A111];&quot;    &quot;; [.E111]; &quot;\\&quot;)" office:value-type="string" office:string-value="    225000    \\" calcext:value-type="string">
            <text:p><text:s text:c="4"/>225000 <text:s text:c="3"/>\\</text:p>
          </table:table-cell>
          <table:table-cell table:formula="of:=COM.MICROSOFT.CONCAT(&quot;    &quot;;[.$A111];&quot;    &quot;; [.F111]; &quot;\\&quot;)" office:value-type="string" office:string-value="    225000    0.032164\\" calcext:value-type="string">
            <text:p><text:s text:c="4"/>225000 <text:s text:c="3"/>0.032164\\</text:p>
          </table:table-cell>
          <table:table-cell table:number-columns-repeated="23"/>
        </table:table-row>
        <table:table-row table:style-name="ro1">
          <table:table-cell table:formula="of:=COM.MICROSOFT.CONCAT(&quot;    &quot;;[.$A112];&quot;    &quot;; [.B112]; &quot;\\&quot;)" office:value-type="string" office:string-value="    250000    333.527516\\" calcext:value-type="string">
            <text:p><text:s text:c="4"/>250000 <text:s text:c="3"/>333.527516\\</text:p>
          </table:table-cell>
          <table:table-cell table:formula="of:=COM.MICROSOFT.CONCAT(&quot;    &quot;;[.$A112];&quot;    &quot;; [.C112]; &quot;\\&quot;)" office:value-type="string" office:string-value="    250000    \\" calcext:value-type="string">
            <text:p><text:s text:c="4"/>250000 <text:s text:c="3"/>\\</text:p>
          </table:table-cell>
          <table:table-cell table:formula="of:=COM.MICROSOFT.CONCAT(&quot;    &quot;;[.$A112];&quot;    &quot;; [.D112]; &quot;\\&quot;)" office:value-type="string" office:string-value="    250000    73.121886\\" calcext:value-type="string">
            <text:p><text:s text:c="4"/>250000 <text:s text:c="3"/>73.121886\\</text:p>
          </table:table-cell>
          <table:table-cell table:formula="of:=COM.MICROSOFT.CONCAT(&quot;    &quot;;[.$A112];&quot;    &quot;; [.E112]; &quot;\\&quot;)" office:value-type="string" office:string-value="    250000    \\" calcext:value-type="string">
            <text:p><text:s text:c="4"/>250000 <text:s text:c="3"/>\\</text:p>
          </table:table-cell>
          <table:table-cell table:formula="of:=COM.MICROSOFT.CONCAT(&quot;    &quot;;[.$A112];&quot;    &quot;; [.F112]; &quot;\\&quot;)" office:value-type="string" office:string-value="    250000    0.037244\\" calcext:value-type="string">
            <text:p><text:s text:c="4"/>250000 <text:s text:c="3"/>0.037244\\</text:p>
          </table:table-cell>
          <table:table-cell table:number-columns-repeated="23"/>
        </table:table-row>
        <table:table-row table:style-name="ro1">
          <table:table-cell table:formula="of:=COM.MICROSOFT.CONCAT(&quot;    &quot;;[.$A113];&quot;    &quot;; [.B113]; &quot;\\&quot;)" office:value-type="string" office:string-value="    275000    404.994366\\" calcext:value-type="string">
            <text:p><text:s text:c="4"/>275000 <text:s text:c="3"/>404.994366\\</text:p>
          </table:table-cell>
          <table:table-cell table:formula="of:=COM.MICROSOFT.CONCAT(&quot;    &quot;;[.$A113];&quot;    &quot;; [.C113]; &quot;\\&quot;)" office:value-type="string" office:string-value="    275000    \\" calcext:value-type="string">
            <text:p><text:s text:c="4"/>275000 <text:s text:c="3"/>\\</text:p>
          </table:table-cell>
          <table:table-cell table:formula="of:=COM.MICROSOFT.CONCAT(&quot;    &quot;;[.$A113];&quot;    &quot;; [.D113]; &quot;\\&quot;)" office:value-type="string" office:string-value="    275000    88.472379\\" calcext:value-type="string">
            <text:p><text:s text:c="4"/>275000 <text:s text:c="3"/>88.472379\\</text:p>
          </table:table-cell>
          <table:table-cell table:formula="of:=COM.MICROSOFT.CONCAT(&quot;    &quot;;[.$A113];&quot;    &quot;; [.E113]; &quot;\\&quot;)" office:value-type="string" office:string-value="    275000    \\" calcext:value-type="string">
            <text:p><text:s text:c="4"/>275000 <text:s text:c="3"/>\\</text:p>
          </table:table-cell>
          <table:table-cell table:formula="of:=COM.MICROSOFT.CONCAT(&quot;    &quot;;[.$A113];&quot;    &quot;; [.F113]; &quot;\\&quot;)" office:value-type="string" office:string-value="    275000    0.039225\\" calcext:value-type="string">
            <text:p><text:s text:c="4"/>275000 <text:s text:c="3"/>0.039225\\</text:p>
          </table:table-cell>
          <table:table-cell table:number-columns-repeated="23"/>
        </table:table-row>
        <table:table-row table:style-name="ro1">
          <table:table-cell table:formula="of:=COM.MICROSOFT.CONCAT(&quot;    &quot;;[.$A114];&quot;    &quot;; [.B114]; &quot;\\&quot;)" office:value-type="string" office:string-value="    300000    483.282726\\" calcext:value-type="string">
            <text:p><text:s text:c="4"/>300000 <text:s text:c="3"/>483.282726\\</text:p>
          </table:table-cell>
          <table:table-cell table:formula="of:=COM.MICROSOFT.CONCAT(&quot;    &quot;;[.$A114];&quot;    &quot;; [.C114]; &quot;\\&quot;)" office:value-type="string" office:string-value="    300000    \\" calcext:value-type="string">
            <text:p><text:s text:c="4"/>300000 <text:s text:c="3"/>\\</text:p>
          </table:table-cell>
          <table:table-cell table:formula="of:=COM.MICROSOFT.CONCAT(&quot;    &quot;;[.$A114];&quot;    &quot;; [.D114]; &quot;\\&quot;)" office:value-type="string" office:string-value="    300000    105.28116\\" calcext:value-type="string">
            <text:p><text:s text:c="4"/>300000 <text:s text:c="3"/>105.28116\\</text:p>
          </table:table-cell>
          <table:table-cell table:formula="of:=COM.MICROSOFT.CONCAT(&quot;    &quot;;[.$A114];&quot;    &quot;; [.E114]; &quot;\\&quot;)" office:value-type="string" office:string-value="    300000    \\" calcext:value-type="string">
            <text:p><text:s text:c="4"/>300000 <text:s text:c="3"/>\\</text:p>
          </table:table-cell>
          <table:table-cell table:formula="of:=COM.MICROSOFT.CONCAT(&quot;    &quot;;[.$A114];&quot;    &quot;; [.F114]; &quot;\\&quot;)" office:value-type="string" office:string-value="    300000    0.04289\\" calcext:value-type="string">
            <text:p><text:s text:c="4"/>300000 <text:s text:c="3"/>0.04289\\</text:p>
          </table:table-cell>
          <table:table-cell table:number-columns-repeated="23"/>
        </table:table-row>
        <table:table-row table:style-name="ro1">
          <table:table-cell table:formula="of:=COM.MICROSOFT.CONCAT(&quot;    &quot;;[.$A115];&quot;    &quot;; [.B115]; &quot;\\&quot;)" office:value-type="string" office:string-value="    325000    568.349814\\" calcext:value-type="string">
            <text:p><text:s text:c="4"/>325000 <text:s text:c="3"/>568.349814\\</text:p>
          </table:table-cell>
          <table:table-cell table:formula="of:=COM.MICROSOFT.CONCAT(&quot;    &quot;;[.$A115];&quot;    &quot;; [.C115]; &quot;\\&quot;)" office:value-type="string" office:string-value="    325000    \\" calcext:value-type="string">
            <text:p><text:s text:c="4"/>325000 <text:s text:c="3"/>\\</text:p>
          </table:table-cell>
          <table:table-cell table:formula="of:=COM.MICROSOFT.CONCAT(&quot;    &quot;;[.$A115];&quot;    &quot;; [.D115]; &quot;\\&quot;)" office:value-type="string" office:string-value="    325000    123.556029\\" calcext:value-type="string">
            <text:p><text:s text:c="4"/>325000 <text:s text:c="3"/>123.556029\\</text:p>
          </table:table-cell>
          <table:table-cell table:formula="of:=COM.MICROSOFT.CONCAT(&quot;    &quot;;[.$A115];&quot;    &quot;; [.E115]; &quot;\\&quot;)" office:value-type="string" office:string-value="    325000    \\" calcext:value-type="string">
            <text:p><text:s text:c="4"/>325000 <text:s text:c="3"/>\\</text:p>
          </table:table-cell>
          <table:table-cell table:formula="of:=COM.MICROSOFT.CONCAT(&quot;    &quot;;[.$A115];&quot;    &quot;; [.F115]; &quot;\\&quot;)" office:value-type="string" office:string-value="    325000    0.045729\\" calcext:value-type="string">
            <text:p><text:s text:c="4"/>325000 <text:s text:c="3"/>0.045729\\</text:p>
          </table:table-cell>
          <table:table-cell table:number-columns-repeated="23"/>
        </table:table-row>
        <table:table-row table:style-name="ro1">
          <table:table-cell table:formula="of:=COM.MICROSOFT.CONCAT(&quot;    &quot;;[.$A116];&quot;    &quot;; [.B116]; &quot;\\&quot;)" office:value-type="string" office:string-value="    350000    660.341302\\" calcext:value-type="string">
            <text:p><text:s text:c="4"/>350000 <text:s text:c="3"/>660.341302\\</text:p>
          </table:table-cell>
          <table:table-cell table:formula="of:=COM.MICROSOFT.CONCAT(&quot;    &quot;;[.$A116];&quot;    &quot;; [.C116]; &quot;\\&quot;)" office:value-type="string" office:string-value="    350000    \\" calcext:value-type="string">
            <text:p><text:s text:c="4"/>350000 <text:s text:c="3"/>\\</text:p>
          </table:table-cell>
          <table:table-cell table:formula="of:=COM.MICROSOFT.CONCAT(&quot;    &quot;;[.$A116];&quot;    &quot;; [.D116]; &quot;\\&quot;)" office:value-type="string" office:string-value="    350000    143.286822\\" calcext:value-type="string">
            <text:p><text:s text:c="4"/>350000 <text:s text:c="3"/>143.286822\\</text:p>
          </table:table-cell>
          <table:table-cell table:formula="of:=COM.MICROSOFT.CONCAT(&quot;    &quot;;[.$A116];&quot;    &quot;; [.E116]; &quot;\\&quot;)" office:value-type="string" office:string-value="    350000    \\" calcext:value-type="string">
            <text:p><text:s text:c="4"/>350000 <text:s text:c="3"/>\\</text:p>
          </table:table-cell>
          <table:table-cell table:formula="of:=COM.MICROSOFT.CONCAT(&quot;    &quot;;[.$A116];&quot;    &quot;; [.F116]; &quot;\\&quot;)" office:value-type="string" office:string-value="    350000    0.049014\\" calcext:value-type="string">
            <text:p><text:s text:c="4"/>350000 <text:s text:c="3"/>0.049014\\</text:p>
          </table:table-cell>
          <table:table-cell table:number-columns-repeated="23"/>
        </table:table-row>
        <table:table-row table:style-name="ro1">
          <table:table-cell table:formula="of:=COM.MICROSOFT.CONCAT(&quot;    &quot;;[.$A117];&quot;    &quot;; [.B117]; &quot;\\&quot;)" office:value-type="string" office:string-value="    375000    759.08654\\" calcext:value-type="string">
            <text:p><text:s text:c="4"/>375000 <text:s text:c="3"/>759.08654\\</text:p>
          </table:table-cell>
          <table:table-cell table:formula="of:=COM.MICROSOFT.CONCAT(&quot;    &quot;;[.$A117];&quot;    &quot;; [.C117]; &quot;\\&quot;)" office:value-type="string" office:string-value="    375000    \\" calcext:value-type="string">
            <text:p><text:s text:c="4"/>375000 <text:s text:c="3"/>\\</text:p>
          </table:table-cell>
          <table:table-cell table:formula="of:=COM.MICROSOFT.CONCAT(&quot;    &quot;;[.$A117];&quot;    &quot;; [.D117]; &quot;\\&quot;)" office:value-type="string" office:string-value="    375000    164.511088\\" calcext:value-type="string">
            <text:p><text:s text:c="4"/>375000 <text:s text:c="3"/>164.511088\\</text:p>
          </table:table-cell>
          <table:table-cell table:formula="of:=COM.MICROSOFT.CONCAT(&quot;    &quot;;[.$A117];&quot;    &quot;; [.E117]; &quot;\\&quot;)" office:value-type="string" office:string-value="    375000    \\" calcext:value-type="string">
            <text:p><text:s text:c="4"/>375000 <text:s text:c="3"/>\\</text:p>
          </table:table-cell>
          <table:table-cell table:formula="of:=COM.MICROSOFT.CONCAT(&quot;    &quot;;[.$A117];&quot;    &quot;; [.F117]; &quot;\\&quot;)" office:value-type="string" office:string-value="    375000    0.056555\\" calcext:value-type="string">
            <text:p><text:s text:c="4"/>375000 <text:s text:c="3"/>0.056555\\</text:p>
          </table:table-cell>
          <table:table-cell table:number-columns-repeated="23"/>
        </table:table-row>
        <table:table-row table:style-name="ro1">
          <table:table-cell table:formula="of:=COM.MICROSOFT.CONCAT(&quot;    &quot;;[.$A118];&quot;    &quot;; [.B118]; &quot;\\&quot;)" office:value-type="string" office:string-value="    400000    864.581715\\" calcext:value-type="string">
            <text:p><text:s text:c="4"/>400000 <text:s text:c="3"/>864.581715\\</text:p>
          </table:table-cell>
          <table:table-cell table:formula="of:=COM.MICROSOFT.CONCAT(&quot;    &quot;;[.$A118];&quot;    &quot;; [.C118]; &quot;\\&quot;)" office:value-type="string" office:string-value="    400000    \\" calcext:value-type="string">
            <text:p><text:s text:c="4"/>400000 <text:s text:c="3"/>\\</text:p>
          </table:table-cell>
          <table:table-cell table:formula="of:=COM.MICROSOFT.CONCAT(&quot;    &quot;;[.$A118];&quot;    &quot;; [.D118]; &quot;\\&quot;)" office:value-type="string" office:string-value="    400000    187.170516\\" calcext:value-type="string">
            <text:p><text:s text:c="4"/>400000 <text:s text:c="3"/>187.170516\\</text:p>
          </table:table-cell>
          <table:table-cell table:formula="of:=COM.MICROSOFT.CONCAT(&quot;    &quot;;[.$A118];&quot;    &quot;; [.E118]; &quot;\\&quot;)" office:value-type="string" office:string-value="    400000    \\" calcext:value-type="string">
            <text:p><text:s text:c="4"/>400000 <text:s text:c="3"/>\\</text:p>
          </table:table-cell>
          <table:table-cell table:formula="of:=COM.MICROSOFT.CONCAT(&quot;    &quot;;[.$A118];&quot;    &quot;; [.F118]; &quot;\\&quot;)" office:value-type="string" office:string-value="    400000    0.059728\\" calcext:value-type="string">
            <text:p><text:s text:c="4"/>400000 <text:s text:c="3"/>0.059728\\</text:p>
          </table:table-cell>
          <table:table-cell table:number-columns-repeated="23"/>
        </table:table-row>
        <table:table-row table:style-name="ro1">
          <table:table-cell table:formula="of:=COM.MICROSOFT.CONCAT(&quot;    &quot;;[.$A119];&quot;    &quot;; [.B119]; &quot;\\&quot;)" office:value-type="string" office:string-value="    425000    976.864352\\" calcext:value-type="string">
            <text:p><text:s text:c="4"/>425000 <text:s text:c="3"/>976.864352\\</text:p>
          </table:table-cell>
          <table:table-cell table:formula="of:=COM.MICROSOFT.CONCAT(&quot;    &quot;;[.$A119];&quot;    &quot;; [.C119]; &quot;\\&quot;)" office:value-type="string" office:string-value="    425000    \\" calcext:value-type="string">
            <text:p><text:s text:c="4"/>425000 <text:s text:c="3"/>\\</text:p>
          </table:table-cell>
          <table:table-cell table:formula="of:=COM.MICROSOFT.CONCAT(&quot;    &quot;;[.$A119];&quot;    &quot;; [.D119]; &quot;\\&quot;)" office:value-type="string" office:string-value="    425000    211.367798\\" calcext:value-type="string">
            <text:p><text:s text:c="4"/>425000 <text:s text:c="3"/>211.367798\\</text:p>
          </table:table-cell>
          <table:table-cell table:formula="of:=COM.MICROSOFT.CONCAT(&quot;    &quot;;[.$A119];&quot;    &quot;; [.E119]; &quot;\\&quot;)" office:value-type="string" office:string-value="    425000    \\" calcext:value-type="string">
            <text:p><text:s text:c="4"/>425000 <text:s text:c="3"/>\\</text:p>
          </table:table-cell>
          <table:table-cell table:formula="of:=COM.MICROSOFT.CONCAT(&quot;    &quot;;[.$A119];&quot;    &quot;; [.F119]; &quot;\\&quot;)" office:value-type="string" office:string-value="    425000    0.064094\\" calcext:value-type="string">
            <text:p><text:s text:c="4"/>425000 <text:s text:c="3"/>0.064094\\</text:p>
          </table:table-cell>
          <table:table-cell table:number-columns-repeated="23"/>
        </table:table-row>
        <table:table-row table:style-name="ro1">
          <table:table-cell table:formula="of:=COM.MICROSOFT.CONCAT(&quot;    &quot;;[.$A120];&quot;    &quot;; [.B120]; &quot;\\&quot;)" office:value-type="string" office:string-value="    450000    1096.126487\\" calcext:value-type="string">
            <text:p><text:s text:c="4"/>450000 <text:s text:c="3"/>1096.126487\\</text:p>
          </table:table-cell>
          <table:table-cell table:formula="of:=COM.MICROSOFT.CONCAT(&quot;    &quot;;[.$A120];&quot;    &quot;; [.C120]; &quot;\\&quot;)" office:value-type="string" office:string-value="    450000    \\" calcext:value-type="string">
            <text:p><text:s text:c="4"/>450000 <text:s text:c="3"/>\\</text:p>
          </table:table-cell>
          <table:table-cell table:formula="of:=COM.MICROSOFT.CONCAT(&quot;    &quot;;[.$A120];&quot;    &quot;; [.D120]; &quot;\\&quot;)" office:value-type="string" office:string-value="    450000    237.01425\\" calcext:value-type="string">
            <text:p><text:s text:c="4"/>450000 <text:s text:c="3"/>237.01425\\</text:p>
          </table:table-cell>
          <table:table-cell table:formula="of:=COM.MICROSOFT.CONCAT(&quot;    &quot;;[.$A120];&quot;    &quot;; [.E120]; &quot;\\&quot;)" office:value-type="string" office:string-value="    450000    \\" calcext:value-type="string">
            <text:p><text:s text:c="4"/>450000 <text:s text:c="3"/>\\</text:p>
          </table:table-cell>
          <table:table-cell table:formula="of:=COM.MICROSOFT.CONCAT(&quot;    &quot;;[.$A120];&quot;    &quot;; [.F120]; &quot;\\&quot;)" office:value-type="string" office:string-value="    450000    0.063554\\" calcext:value-type="string">
            <text:p><text:s text:c="4"/>450000 <text:s text:c="3"/>0.063554\\</text:p>
          </table:table-cell>
          <table:table-cell table:number-columns-repeated="23"/>
        </table:table-row>
        <table:table-row table:style-name="ro1">
          <table:table-cell table:formula="of:=COM.MICROSOFT.CONCAT(&quot;    &quot;;[.$A121];&quot;    &quot;; [.B121]; &quot;\\&quot;)" office:value-type="string" office:string-value="    475000    1221.975983\\" calcext:value-type="string">
            <text:p><text:s text:c="4"/>475000 <text:s text:c="3"/>1221.975983\\</text:p>
          </table:table-cell>
          <table:table-cell table:formula="of:=COM.MICROSOFT.CONCAT(&quot;    &quot;;[.$A121];&quot;    &quot;; [.C121]; &quot;\\&quot;)" office:value-type="string" office:string-value="    475000    \\" calcext:value-type="string">
            <text:p><text:s text:c="4"/>475000 <text:s text:c="3"/>\\</text:p>
          </table:table-cell>
          <table:table-cell table:formula="of:=COM.MICROSOFT.CONCAT(&quot;    &quot;;[.$A121];&quot;    &quot;; [.D121]; &quot;\\&quot;)" office:value-type="string" office:string-value="    475000    264.166573\\" calcext:value-type="string">
            <text:p><text:s text:c="4"/>475000 <text:s text:c="3"/>264.166573\\</text:p>
          </table:table-cell>
          <table:table-cell table:formula="of:=COM.MICROSOFT.CONCAT(&quot;    &quot;;[.$A121];&quot;    &quot;; [.E121]; &quot;\\&quot;)" office:value-type="string" office:string-value="    475000    \\" calcext:value-type="string">
            <text:p><text:s text:c="4"/>475000 <text:s text:c="3"/>\\</text:p>
          </table:table-cell>
          <table:table-cell table:formula="of:=COM.MICROSOFT.CONCAT(&quot;    &quot;;[.$A121];&quot;    &quot;; [.F121]; &quot;\\&quot;)" office:value-type="string" office:string-value="    475000    0.066658\\" calcext:value-type="string">
            <text:p><text:s text:c="4"/>475000 <text:s text:c="3"/>0.066658\\</text:p>
          </table:table-cell>
          <table:table-cell table:number-columns-repeated="23"/>
        </table:table-row>
        <table:table-row table:style-name="ro1">
          <table:table-cell table:formula="of:=COM.MICROSOFT.CONCAT(&quot;    &quot;;[.$A122];&quot;    &quot;; [.B122]; &quot;\\&quot;)" office:value-type="string" office:string-value="    500000    1354.74222\\" calcext:value-type="string">
            <text:p><text:s text:c="4"/>500000 <text:s text:c="3"/>1354.74222\\</text:p>
          </table:table-cell>
          <table:table-cell table:formula="of:=COM.MICROSOFT.CONCAT(&quot;    &quot;;[.$A122];&quot;    &quot;; [.C122]; &quot;\\&quot;)" office:value-type="string" office:string-value="    500000    \\" calcext:value-type="string">
            <text:p><text:s text:c="4"/>500000 <text:s text:c="3"/>\\</text:p>
          </table:table-cell>
          <table:table-cell table:formula="of:=COM.MICROSOFT.CONCAT(&quot;    &quot;;[.$A122];&quot;    &quot;; [.D122]; &quot;\\&quot;)" office:value-type="string" office:string-value="    500000    292.595526\\" calcext:value-type="string">
            <text:p><text:s text:c="4"/>500000 <text:s text:c="3"/>292.595526\\</text:p>
          </table:table-cell>
          <table:table-cell table:formula="of:=COM.MICROSOFT.CONCAT(&quot;    &quot;;[.$A122];&quot;    &quot;; [.E122]; &quot;\\&quot;)" office:value-type="string" office:string-value="    500000    \\" calcext:value-type="string">
            <text:p><text:s text:c="4"/>500000 <text:s text:c="3"/>\\</text:p>
          </table:table-cell>
          <table:table-cell table:formula="of:=COM.MICROSOFT.CONCAT(&quot;    &quot;;[.$A122];&quot;    &quot;; [.F122]; &quot;\\&quot;)" office:value-type="string" office:string-value="    500000    0.071396\\" calcext:value-type="string">
            <text:p><text:s text:c="4"/>500000 <text:s text:c="3"/>0.071396\\</text:p>
          </table:table-cell>
          <table:table-cell table:number-columns-repeated="23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string" calcext:value-type="string">
            <text:p>insertion rec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selection rec</text:p>
          </table:table-cell>
          <table:table-cell office:value-type="string" calcext:value-type="string">
            <text:p>merge</text:p>
          </table:table-cell>
          <table:table-cell table:number-columns-repeated="23"/>
        </table:table-row>
        <table:table-row table:style-name="ro1">
          <table:table-cell table:formula="of:=COM.MICROSOFT.CONCAT(&quot;    &quot;;[.$A87];&quot;    &quot;; [.B87]; &quot;\\&quot;)" office:value-type="string" office:string-value="    5000    0.118168\\" calcext:value-type="string">
            <text:p><text:s text:c="4"/>5000 <text:s text:c="3"/>0.118168\\</text:p>
          </table:table-cell>
          <table:table-cell table:formula="of:=COM.MICROSOFT.CONCAT(&quot;    &quot;;[.$A87];&quot;    &quot;; [.C87]; &quot;\\&quot;)" office:value-type="string" office:string-value="    5000    0.098027\\" calcext:value-type="string">
            <text:p><text:s text:c="4"/>5000 <text:s text:c="3"/>0.098027\\</text:p>
          </table:table-cell>
          <table:table-cell table:formula="of:=COM.MICROSOFT.CONCAT(&quot;    &quot;;[.$A87];&quot;    &quot;; [.D87]; &quot;\\&quot;)" office:value-type="string" office:string-value="    5000    0.029911\\" calcext:value-type="string">
            <text:p><text:s text:c="4"/>5000 <text:s text:c="3"/>0.029911\\</text:p>
          </table:table-cell>
          <table:table-cell table:formula="of:=COM.MICROSOFT.CONCAT(&quot;    &quot;;[.$A87];&quot;    &quot;; [.E87]; &quot;\\&quot;)" office:value-type="string" office:string-value="    5000    0.029717\\" calcext:value-type="string">
            <text:p><text:s text:c="4"/>5000 <text:s text:c="3"/>0.029717\\</text:p>
          </table:table-cell>
          <table:table-cell table:formula="of:=COM.MICROSOFT.CONCAT(&quot;    &quot;;[.$A87];&quot;    &quot;; [.F87]; &quot;\\&quot;)" office:value-type="string" office:string-value="    5000    0.00044\\" calcext:value-type="string">
            <text:p><text:s text:c="4"/>5000 <text:s text:c="3"/>0.00044\\</text:p>
          </table:table-cell>
          <table:table-cell table:number-columns-repeated="23"/>
        </table:table-row>
        <table:table-row table:style-name="ro1">
          <table:table-cell table:formula="of:=COM.MICROSOFT.CONCAT(&quot;    &quot;;[.$A88];&quot;    &quot;; [.B88]; &quot;\\&quot;)" office:value-type="string" office:string-value="    10000    0.252599\\" calcext:value-type="string">
            <text:p><text:s text:c="4"/>10000 <text:s text:c="3"/>0.252599\\</text:p>
          </table:table-cell>
          <table:table-cell table:formula="of:=COM.MICROSOFT.CONCAT(&quot;    &quot;;[.$A88];&quot;    &quot;; [.C88]; &quot;\\&quot;)" office:value-type="string" office:string-value="    10000    0.503795\\" calcext:value-type="string">
            <text:p><text:s text:c="4"/>10000 <text:s text:c="3"/>0.503795\\</text:p>
          </table:table-cell>
          <table:table-cell table:formula="of:=COM.MICROSOFT.CONCAT(&quot;    &quot;;[.$A88];&quot;    &quot;; [.D88]; &quot;\\&quot;)" office:value-type="string" office:string-value="    10000    0.119238\\" calcext:value-type="string">
            <text:p><text:s text:c="4"/>10000 <text:s text:c="3"/>0.119238\\</text:p>
          </table:table-cell>
          <table:table-cell table:formula="of:=COM.MICROSOFT.CONCAT(&quot;    &quot;;[.$A88];&quot;    &quot;; [.E88]; &quot;\\&quot;)" office:value-type="string" office:string-value="    10000    0.118908\\" calcext:value-type="string">
            <text:p><text:s text:c="4"/>10000 <text:s text:c="3"/>0.118908\\</text:p>
          </table:table-cell>
          <table:table-cell table:formula="of:=COM.MICROSOFT.CONCAT(&quot;    &quot;;[.$A88];&quot;    &quot;; [.F88]; &quot;\\&quot;)" office:value-type="string" office:string-value="    10000    0.000961\\" calcext:value-type="string">
            <text:p><text:s text:c="4"/>10000 <text:s text:c="3"/>0.000961\\</text:p>
          </table:table-cell>
          <table:table-cell table:number-columns-repeated="23"/>
        </table:table-row>
        <table:table-row table:style-name="ro1">
          <table:table-cell table:formula="of:=COM.MICROSOFT.CONCAT(&quot;    &quot;;[.$A89];&quot;    &quot;; [.B89]; &quot;\\&quot;)" office:value-type="string" office:string-value="    15000    0.568063\\" calcext:value-type="string">
            <text:p><text:s text:c="4"/>15000 <text:s text:c="3"/>0.568063\\</text:p>
          </table:table-cell>
          <table:table-cell table:formula="of:=COM.MICROSOFT.CONCAT(&quot;    &quot;;[.$A89];&quot;    &quot;; [.C89]; &quot;\\&quot;)" office:value-type="string" office:string-value="    15000    1.229309\\" calcext:value-type="string">
            <text:p><text:s text:c="4"/>15000 <text:s text:c="3"/>1.229309\\</text:p>
          </table:table-cell>
          <table:table-cell table:formula="of:=COM.MICROSOFT.CONCAT(&quot;    &quot;;[.$A89];&quot;    &quot;; [.D89]; &quot;\\&quot;)" office:value-type="string" office:string-value="    15000    0.268246\\" calcext:value-type="string">
            <text:p><text:s text:c="4"/>15000 <text:s text:c="3"/>0.268246\\</text:p>
          </table:table-cell>
          <table:table-cell table:formula="of:=COM.MICROSOFT.CONCAT(&quot;    &quot;;[.$A89];&quot;    &quot;; [.E89]; &quot;\\&quot;)" office:value-type="string" office:string-value="    15000    0.265534\\" calcext:value-type="string">
            <text:p><text:s text:c="4"/>15000 <text:s text:c="3"/>0.265534\\</text:p>
          </table:table-cell>
          <table:table-cell table:formula="of:=COM.MICROSOFT.CONCAT(&quot;    &quot;;[.$A89];&quot;    &quot;; [.F89]; &quot;\\&quot;)" office:value-type="string" office:string-value="    15000    0.001569\\" calcext:value-type="string">
            <text:p><text:s text:c="4"/>15000 <text:s text:c="3"/>0.001569\\</text:p>
          </table:table-cell>
          <table:table-cell table:number-columns-repeated="23"/>
        </table:table-row>
        <table:table-row table:style-name="ro1">
          <table:table-cell table:formula="of:=COM.MICROSOFT.CONCAT(&quot;    &quot;;[.$A90];&quot;    &quot;; [.B90]; &quot;\\&quot;)" office:value-type="string" office:string-value="    20000    1.007184\\" calcext:value-type="string">
            <text:p><text:s text:c="4"/>20000 <text:s text:c="3"/>1.007184\\</text:p>
          </table:table-cell>
          <table:table-cell table:formula="of:=COM.MICROSOFT.CONCAT(&quot;    &quot;;[.$A90];&quot;    &quot;; [.C90]; &quot;\\&quot;)" office:value-type="string" office:string-value="    20000    1.825658\\" calcext:value-type="string">
            <text:p><text:s text:c="4"/>20000 <text:s text:c="3"/>1.825658\\</text:p>
          </table:table-cell>
          <table:table-cell table:formula="of:=COM.MICROSOFT.CONCAT(&quot;    &quot;;[.$A90];&quot;    &quot;; [.D90]; &quot;\\&quot;)" office:value-type="string" office:string-value="    20000    0.477937\\" calcext:value-type="string">
            <text:p><text:s text:c="4"/>20000 <text:s text:c="3"/>0.477937\\</text:p>
          </table:table-cell>
          <table:table-cell table:formula="of:=COM.MICROSOFT.CONCAT(&quot;    &quot;;[.$A90];&quot;    &quot;; [.E90]; &quot;\\&quot;)" office:value-type="string" office:string-value="    20000    0.472452\\" calcext:value-type="string">
            <text:p><text:s text:c="4"/>20000 <text:s text:c="3"/>0.472452\\</text:p>
          </table:table-cell>
          <table:table-cell table:formula="of:=COM.MICROSOFT.CONCAT(&quot;    &quot;;[.$A90];&quot;    &quot;; [.F90]; &quot;\\&quot;)" office:value-type="string" office:string-value="    20000    0.00225\\" calcext:value-type="string">
            <text:p><text:s text:c="4"/>20000 <text:s text:c="3"/>0.00225\\</text:p>
          </table:table-cell>
          <table:table-cell table:number-columns-repeated="23"/>
        </table:table-row>
        <table:table-row table:style-name="ro1">
          <table:table-cell table:formula="of:=COM.MICROSOFT.CONCAT(&quot;    &quot;;[.$A91];&quot;    &quot;; [.B91]; &quot;\\&quot;)" office:value-type="string" office:string-value="    25000    1.571726\\" calcext:value-type="string">
            <text:p><text:s text:c="4"/>25000 <text:s text:c="3"/>1.571726\\</text:p>
          </table:table-cell>
          <table:table-cell table:formula="of:=COM.MICROSOFT.CONCAT(&quot;    &quot;;[.$A91];&quot;    &quot;; [.C91]; &quot;\\&quot;)" office:value-type="string" office:string-value="    25000    3.125818\\" calcext:value-type="string">
            <text:p><text:s text:c="4"/>25000 <text:s text:c="3"/>3.125818\\</text:p>
          </table:table-cell>
          <table:table-cell table:formula="of:=COM.MICROSOFT.CONCAT(&quot;    &quot;;[.$A91];&quot;    &quot;; [.D91]; &quot;\\&quot;)" office:value-type="string" office:string-value="    25000    0.744849\\" calcext:value-type="string">
            <text:p><text:s text:c="4"/>25000 <text:s text:c="3"/>0.744849\\</text:p>
          </table:table-cell>
          <table:table-cell table:formula="of:=COM.MICROSOFT.CONCAT(&quot;    &quot;;[.$A91];&quot;    &quot;; [.E91]; &quot;\\&quot;)" office:value-type="string" office:string-value="    25000    0.738623\\" calcext:value-type="string">
            <text:p><text:s text:c="4"/>25000 <text:s text:c="3"/>0.738623\\</text:p>
          </table:table-cell>
          <table:table-cell table:formula="of:=COM.MICROSOFT.CONCAT(&quot;    &quot;;[.$A91];&quot;    &quot;; [.F91]; &quot;\\&quot;)" office:value-type="string" office:string-value="    25000    0.002808\\" calcext:value-type="string">
            <text:p><text:s text:c="4"/>25000 <text:s text:c="3"/>0.002808\\</text:p>
          </table:table-cell>
          <table:table-cell table:number-columns-repeated="23"/>
        </table:table-row>
        <table:table-row table:style-name="ro1">
          <table:table-cell table:formula="of:=COM.MICROSOFT.CONCAT(&quot;    &quot;;[.$A92];&quot;    &quot;; [.B92]; &quot;\\&quot;)" office:value-type="string" office:string-value="    30000    2.263041\\" calcext:value-type="string">
            <text:p><text:s text:c="4"/>30000 <text:s text:c="3"/>2.263041\\</text:p>
          </table:table-cell>
          <table:table-cell table:formula="of:=COM.MICROSOFT.CONCAT(&quot;    &quot;;[.$A92];&quot;    &quot;; [.C92]; &quot;\\&quot;)" office:value-type="string" office:string-value="    30000    4.850871\\" calcext:value-type="string">
            <text:p><text:s text:c="4"/>30000 <text:s text:c="3"/>4.850871\\</text:p>
          </table:table-cell>
          <table:table-cell table:formula="of:=COM.MICROSOFT.CONCAT(&quot;    &quot;;[.$A92];&quot;    &quot;; [.D92]; &quot;\\&quot;)" office:value-type="string" office:string-value="    30000    1.072423\\" calcext:value-type="string">
            <text:p><text:s text:c="4"/>30000 <text:s text:c="3"/>1.072423\\</text:p>
          </table:table-cell>
          <table:table-cell table:formula="of:=COM.MICROSOFT.CONCAT(&quot;    &quot;;[.$A92];&quot;    &quot;; [.E92]; &quot;\\&quot;)" office:value-type="string" office:string-value="    30000    1.063283\\" calcext:value-type="string">
            <text:p><text:s text:c="4"/>30000 <text:s text:c="3"/>1.063283\\</text:p>
          </table:table-cell>
          <table:table-cell table:formula="of:=COM.MICROSOFT.CONCAT(&quot;    &quot;;[.$A92];&quot;    &quot;; [.F92]; &quot;\\&quot;)" office:value-type="string" office:string-value="    30000    0.003001\\" calcext:value-type="string">
            <text:p><text:s text:c="4"/>30000 <text:s text:c="3"/>0.003001\\</text:p>
          </table:table-cell>
          <table:table-cell table:number-columns-repeated="23"/>
        </table:table-row>
        <table:table-row table:style-name="ro1">
          <table:table-cell table:formula="of:=COM.MICROSOFT.CONCAT(&quot;    &quot;;[.$A93];&quot;    &quot;; [.B93]; &quot;\\&quot;)" office:value-type="string" office:string-value="    35000    3.079583\\" calcext:value-type="string">
            <text:p><text:s text:c="4"/>35000 <text:s text:c="3"/>3.079583\\</text:p>
          </table:table-cell>
          <table:table-cell table:formula="of:=COM.MICROSOFT.CONCAT(&quot;    &quot;;[.$A93];&quot;    &quot;; [.C93]; &quot;\\&quot;)" office:value-type="string" office:string-value="    35000    6.360693\\" calcext:value-type="string">
            <text:p><text:s text:c="4"/>35000 <text:s text:c="3"/>6.360693\\</text:p>
          </table:table-cell>
          <table:table-cell table:formula="of:=COM.MICROSOFT.CONCAT(&quot;    &quot;;[.$A93];&quot;    &quot;; [.D93]; &quot;\\&quot;)" office:value-type="string" office:string-value="    35000    1.456197\\" calcext:value-type="string">
            <text:p><text:s text:c="4"/>35000 <text:s text:c="3"/>1.456197\\</text:p>
          </table:table-cell>
          <table:table-cell table:formula="of:=COM.MICROSOFT.CONCAT(&quot;    &quot;;[.$A93];&quot;    &quot;; [.E93]; &quot;\\&quot;)" office:value-type="string" office:string-value="    35000    1.44677\\" calcext:value-type="string">
            <text:p><text:s text:c="4"/>35000 <text:s text:c="3"/>1.44677\\</text:p>
          </table:table-cell>
          <table:table-cell table:formula="of:=COM.MICROSOFT.CONCAT(&quot;    &quot;;[.$A93];&quot;    &quot;; [.F93]; &quot;\\&quot;)" office:value-type="string" office:string-value="    35000    0.004347\\" calcext:value-type="string">
            <text:p><text:s text:c="4"/>35000 <text:s text:c="3"/>0.004347\\</text:p>
          </table:table-cell>
          <table:table-cell table:number-columns-repeated="23"/>
        </table:table-row>
        <table:table-row table:style-name="ro1">
          <table:table-cell table:formula="of:=COM.MICROSOFT.CONCAT(&quot;    &quot;;[.$A94];&quot;    &quot;; [.B94]; &quot;\\&quot;)" office:value-type="string" office:string-value="    40000    4.021921\\" calcext:value-type="string">
            <text:p><text:s text:c="4"/>40000 <text:s text:c="3"/>4.021921\\</text:p>
          </table:table-cell>
          <table:table-cell table:formula="of:=COM.MICROSOFT.CONCAT(&quot;    &quot;;[.$A94];&quot;    &quot;; [.C94]; &quot;\\&quot;)" office:value-type="string" office:string-value="    40000    8.486891\\" calcext:value-type="string">
            <text:p><text:s text:c="4"/>40000 <text:s text:c="3"/>8.486891\\</text:p>
          </table:table-cell>
          <table:table-cell table:formula="of:=COM.MICROSOFT.CONCAT(&quot;    &quot;;[.$A94];&quot;    &quot;; [.D94]; &quot;\\&quot;)" office:value-type="string" office:string-value="    40000    1.906246\\" calcext:value-type="string">
            <text:p><text:s text:c="4"/>40000 <text:s text:c="3"/>1.906246\\</text:p>
          </table:table-cell>
          <table:table-cell table:formula="of:=COM.MICROSOFT.CONCAT(&quot;    &quot;;[.$A94];&quot;    &quot;; [.E94]; &quot;\\&quot;)" office:value-type="string" office:string-value="    40000    1.891865\\" calcext:value-type="string">
            <text:p><text:s text:c="4"/>40000 <text:s text:c="3"/>1.891865\\</text:p>
          </table:table-cell>
          <table:table-cell table:formula="of:=COM.MICROSOFT.CONCAT(&quot;    &quot;;[.$A94];&quot;    &quot;; [.F94]; &quot;\\&quot;)" office:value-type="string" office:string-value="    40000    0.004953\\" calcext:value-type="string">
            <text:p><text:s text:c="4"/>40000 <text:s text:c="3"/>0.004953\\</text:p>
          </table:table-cell>
          <table:table-cell table:number-columns-repeated="23"/>
        </table:table-row>
        <table:table-row table:style-name="ro1">
          <table:table-cell table:formula="of:=COM.MICROSOFT.CONCAT(&quot;    &quot;;[.$A95];&quot;    &quot;; [.B95]; &quot;\\&quot;)" office:value-type="string" office:string-value="    45000    5.088258\\" calcext:value-type="string">
            <text:p><text:s text:c="4"/>45000 <text:s text:c="3"/>5.088258\\</text:p>
          </table:table-cell>
          <table:table-cell table:formula="of:=COM.MICROSOFT.CONCAT(&quot;    &quot;;[.$A95];&quot;    &quot;; [.C95]; &quot;\\&quot;)" office:value-type="string" office:string-value="    45000    11.051536\\" calcext:value-type="string">
            <text:p><text:s text:c="4"/>45000 <text:s text:c="3"/>11.051536\\</text:p>
          </table:table-cell>
          <table:table-cell table:formula="of:=COM.MICROSOFT.CONCAT(&quot;    &quot;;[.$A95];&quot;    &quot;; [.D95]; &quot;\\&quot;)" office:value-type="string" office:string-value="    45000    2.405881\\" calcext:value-type="string">
            <text:p><text:s text:c="4"/>45000 <text:s text:c="3"/>2.405881\\</text:p>
          </table:table-cell>
          <table:table-cell table:formula="of:=COM.MICROSOFT.CONCAT(&quot;    &quot;;[.$A95];&quot;    &quot;; [.E95]; &quot;\\&quot;)" office:value-type="string" office:string-value="    45000    2.390965\\" calcext:value-type="string">
            <text:p><text:s text:c="4"/>45000 <text:s text:c="3"/>2.390965\\</text:p>
          </table:table-cell>
          <table:table-cell table:formula="of:=COM.MICROSOFT.CONCAT(&quot;    &quot;;[.$A95];&quot;    &quot;; [.F95]; &quot;\\&quot;)" office:value-type="string" office:string-value="    45000    0.00574\\" calcext:value-type="string">
            <text:p><text:s text:c="4"/>45000 <text:s text:c="3"/>0.00574\\</text:p>
          </table:table-cell>
          <table:table-cell table:number-columns-repeated="23"/>
        </table:table-row>
        <table:table-row table:style-name="ro1">
          <table:table-cell table:formula="of:=COM.MICROSOFT.CONCAT(&quot;    &quot;;[.$A96];&quot;    &quot;; [.B96]; &quot;\\&quot;)" office:value-type="string" office:string-value="    50000    6.279591\\" calcext:value-type="string">
            <text:p><text:s text:c="4"/>50000 <text:s text:c="3"/>6.279591\\</text:p>
          </table:table-cell>
          <table:table-cell table:formula="of:=COM.MICROSOFT.CONCAT(&quot;    &quot;;[.$A96];&quot;    &quot;; [.C96]; &quot;\\&quot;)" office:value-type="string" office:string-value="    50000    13.44856\\" calcext:value-type="string">
            <text:p><text:s text:c="4"/>50000 <text:s text:c="3"/>13.44856\\</text:p>
          </table:table-cell>
          <table:table-cell table:formula="of:=COM.MICROSOFT.CONCAT(&quot;    &quot;;[.$A96];&quot;    &quot;; [.D96]; &quot;\\&quot;)" office:value-type="string" office:string-value="    50000    2.968864\\" calcext:value-type="string">
            <text:p><text:s text:c="4"/>50000 <text:s text:c="3"/>2.968864\\</text:p>
          </table:table-cell>
          <table:table-cell table:formula="of:=COM.MICROSOFT.CONCAT(&quot;    &quot;;[.$A96];&quot;    &quot;; [.E96]; &quot;\\&quot;)" office:value-type="string" office:string-value="    50000    2.954667\\" calcext:value-type="string">
            <text:p><text:s text:c="4"/>50000 <text:s text:c="3"/>2.954667\\</text:p>
          </table:table-cell>
          <table:table-cell table:formula="of:=COM.MICROSOFT.CONCAT(&quot;    &quot;;[.$A96];&quot;    &quot;; [.F96]; &quot;\\&quot;)" office:value-type="string" office:string-value="    50000    0.006416\\" calcext:value-type="string">
            <text:p><text:s text:c="4"/>50000 <text:s text:c="3"/>0.006416\\</text:p>
          </table:table-cell>
          <table:table-cell table:number-columns-repeated="23"/>
        </table:table-row>
        <table:table-row table:style-name="ro1">
          <table:table-cell table:formula="of:=COM.MICROSOFT.CONCAT(&quot;    &quot;;[.$A97];&quot;    &quot;; [.B97]; &quot;\\&quot;)" office:value-type="string" office:string-value="    55000    7.601669\\" calcext:value-type="string">
            <text:p><text:s text:c="4"/>55000 <text:s text:c="3"/>7.601669\\</text:p>
          </table:table-cell>
          <table:table-cell table:formula="of:=COM.MICROSOFT.CONCAT(&quot;    &quot;;[.$A97];&quot;    &quot;; [.C97]; &quot;\\&quot;)" office:value-type="string" office:string-value="    55000    16.028733\\" calcext:value-type="string">
            <text:p><text:s text:c="4"/>55000 <text:s text:c="3"/>16.028733\\</text:p>
          </table:table-cell>
          <table:table-cell table:formula="of:=COM.MICROSOFT.CONCAT(&quot;    &quot;;[.$A97];&quot;    &quot;; [.D97]; &quot;\\&quot;)" office:value-type="string" office:string-value="    55000    3.592741\\" calcext:value-type="string">
            <text:p><text:s text:c="4"/>55000 <text:s text:c="3"/>3.592741\\</text:p>
          </table:table-cell>
          <table:table-cell table:formula="of:=COM.MICROSOFT.CONCAT(&quot;    &quot;;[.$A97];&quot;    &quot;; [.E97]; &quot;\\&quot;)" office:value-type="string" office:string-value="    55000    3.57498\\" calcext:value-type="string">
            <text:p><text:s text:c="4"/>55000 <text:s text:c="3"/>3.57498\\</text:p>
          </table:table-cell>
          <table:table-cell table:formula="of:=COM.MICROSOFT.CONCAT(&quot;    &quot;;[.$A97];&quot;    &quot;; [.F97]; &quot;\\&quot;)" office:value-type="string" office:string-value="    55000    0.007219\\" calcext:value-type="string">
            <text:p><text:s text:c="4"/>55000 <text:s text:c="3"/>0.007219\\</text:p>
          </table:table-cell>
          <table:table-cell table:number-columns-repeated="23"/>
        </table:table-row>
        <table:table-row table:style-name="ro1">
          <table:table-cell table:formula="of:=COM.MICROSOFT.CONCAT(&quot;    &quot;;[.$A98];&quot;    &quot;; [.B98]; &quot;\\&quot;)" office:value-type="string" office:string-value="    60000    9.041052\\" calcext:value-type="string">
            <text:p><text:s text:c="4"/>60000 <text:s text:c="3"/>9.041052\\</text:p>
          </table:table-cell>
          <table:table-cell table:formula="of:=COM.MICROSOFT.CONCAT(&quot;    &quot;;[.$A98];&quot;    &quot;; [.C98]; &quot;\\&quot;)" office:value-type="string" office:string-value="    60000    19.393372\\" calcext:value-type="string">
            <text:p><text:s text:c="4"/>60000 <text:s text:c="3"/>19.393372\\</text:p>
          </table:table-cell>
          <table:table-cell table:formula="of:=COM.MICROSOFT.CONCAT(&quot;    &quot;;[.$A98];&quot;    &quot;; [.D98]; &quot;\\&quot;)" office:value-type="string" office:string-value="    60000    4.279532\\" calcext:value-type="string">
            <text:p><text:s text:c="4"/>60000 <text:s text:c="3"/>4.279532\\</text:p>
          </table:table-cell>
          <table:table-cell table:formula="of:=COM.MICROSOFT.CONCAT(&quot;    &quot;;[.$A98];&quot;    &quot;; [.E98]; &quot;\\&quot;)" office:value-type="string" office:string-value="    60000    4.255069\\" calcext:value-type="string">
            <text:p><text:s text:c="4"/>60000 <text:s text:c="3"/>4.255069\\</text:p>
          </table:table-cell>
          <table:table-cell table:formula="of:=COM.MICROSOFT.CONCAT(&quot;    &quot;;[.$A98];&quot;    &quot;; [.F98]; &quot;\\&quot;)" office:value-type="string" office:string-value="    60000    0.007885\\" calcext:value-type="string">
            <text:p><text:s text:c="4"/>60000 <text:s text:c="3"/>0.007885\\</text:p>
          </table:table-cell>
          <table:table-cell table:number-columns-repeated="23"/>
        </table:table-row>
        <table:table-row table:style-name="ro1">
          <table:table-cell table:formula="of:=COM.MICROSOFT.CONCAT(&quot;    &quot;;[.$A99];&quot;    &quot;; [.B99]; &quot;\\&quot;)" office:value-type="string" office:string-value="    65000    10.608986\\" calcext:value-type="string">
            <text:p><text:s text:c="4"/>65000 <text:s text:c="3"/>10.608986\\</text:p>
          </table:table-cell>
          <table:table-cell table:formula="of:=COM.MICROSOFT.CONCAT(&quot;    &quot;;[.$A99];&quot;    &quot;; [.C99]; &quot;\\&quot;)" office:value-type="string" office:string-value="    65000    22.453716\\" calcext:value-type="string">
            <text:p><text:s text:c="4"/>65000 <text:s text:c="3"/>22.453716\\</text:p>
          </table:table-cell>
          <table:table-cell table:formula="of:=COM.MICROSOFT.CONCAT(&quot;    &quot;;[.$A99];&quot;    &quot;; [.D99]; &quot;\\&quot;)" office:value-type="string" office:string-value="    65000    4.999685\\" calcext:value-type="string">
            <text:p><text:s text:c="4"/>65000 <text:s text:c="3"/>4.999685\\</text:p>
          </table:table-cell>
          <table:table-cell table:formula="of:=COM.MICROSOFT.CONCAT(&quot;    &quot;;[.$A99];&quot;    &quot;; [.E99]; &quot;\\&quot;)" office:value-type="string" office:string-value="    65000    4.997232\\" calcext:value-type="string">
            <text:p><text:s text:c="4"/>65000 <text:s text:c="3"/>4.997232\\</text:p>
          </table:table-cell>
          <table:table-cell table:formula="of:=COM.MICROSOFT.CONCAT(&quot;    &quot;;[.$A99];&quot;    &quot;; [.F99]; &quot;\\&quot;)" office:value-type="string" office:string-value="    65000    0.00663\\" calcext:value-type="string">
            <text:p><text:s text:c="4"/>65000 <text:s text:c="3"/>0.00663\\</text:p>
          </table:table-cell>
          <table:table-cell table:number-columns-repeated="23"/>
        </table:table-row>
        <table:table-row table:style-name="ro1">
          <table:table-cell table:formula="of:=COM.MICROSOFT.CONCAT(&quot;    &quot;;[.$A100];&quot;    &quot;; [.B100]; &quot;\\&quot;)" office:value-type="string" office:string-value="    70000    12.29743\\" calcext:value-type="string">
            <text:p><text:s text:c="4"/>70000 <text:s text:c="3"/>12.29743\\</text:p>
          </table:table-cell>
          <table:table-cell table:formula="of:=COM.MICROSOFT.CONCAT(&quot;    &quot;;[.$A100];&quot;    &quot;; [.C100]; &quot;\\&quot;)" office:value-type="string" office:string-value="    70000    26.236926\\" calcext:value-type="string">
            <text:p><text:s text:c="4"/>70000 <text:s text:c="3"/>26.236926\\</text:p>
          </table:table-cell>
          <table:table-cell table:formula="of:=COM.MICROSOFT.CONCAT(&quot;    &quot;;[.$A100];&quot;    &quot;; [.D100]; &quot;\\&quot;)" office:value-type="string" office:string-value="    70000    5.795743\\" calcext:value-type="string">
            <text:p><text:s text:c="4"/>70000 <text:s text:c="3"/>5.795743\\</text:p>
          </table:table-cell>
          <table:table-cell table:formula="of:=COM.MICROSOFT.CONCAT(&quot;    &quot;;[.$A100];&quot;    &quot;; [.E100]; &quot;\\&quot;)" office:value-type="string" office:string-value="    70000    5.790198\\" calcext:value-type="string">
            <text:p><text:s text:c="4"/>70000 <text:s text:c="3"/>5.790198\\</text:p>
          </table:table-cell>
          <table:table-cell table:formula="of:=COM.MICROSOFT.CONCAT(&quot;    &quot;;[.$A100];&quot;    &quot;; [.F100]; &quot;\\&quot;)" office:value-type="string" office:string-value="    70000    0.007258\\" calcext:value-type="string">
            <text:p><text:s text:c="4"/>70000 <text:s text:c="3"/>0.007258\\</text:p>
          </table:table-cell>
          <table:table-cell table:number-columns-repeated="23"/>
        </table:table-row>
        <table:table-row table:style-name="ro1">
          <table:table-cell table:formula="of:=COM.MICROSOFT.CONCAT(&quot;    &quot;;[.$A101];&quot;    &quot;; [.B101]; &quot;\\&quot;)" office:value-type="string" office:string-value="    75000    14.120819\\" calcext:value-type="string">
            <text:p><text:s text:c="4"/>75000 <text:s text:c="3"/>14.120819\\</text:p>
          </table:table-cell>
          <table:table-cell table:formula="of:=COM.MICROSOFT.CONCAT(&quot;    &quot;;[.$A101];&quot;    &quot;; [.C101]; &quot;\\&quot;)" office:value-type="string" office:string-value="    75000    30.731346\\" calcext:value-type="string">
            <text:p><text:s text:c="4"/>75000 <text:s text:c="3"/>30.731346\\</text:p>
          </table:table-cell>
          <table:table-cell table:formula="of:=COM.MICROSOFT.CONCAT(&quot;    &quot;;[.$A101];&quot;    &quot;; [.D101]; &quot;\\&quot;)" office:value-type="string" office:string-value="    75000    6.653466\\" calcext:value-type="string">
            <text:p><text:s text:c="4"/>75000 <text:s text:c="3"/>6.653466\\</text:p>
          </table:table-cell>
          <table:table-cell table:formula="of:=COM.MICROSOFT.CONCAT(&quot;    &quot;;[.$A101];&quot;    &quot;; [.E101]; &quot;\\&quot;)" office:value-type="string" office:string-value="    75000    6.641978\\" calcext:value-type="string">
            <text:p><text:s text:c="4"/>75000 <text:s text:c="3"/>6.641978\\</text:p>
          </table:table-cell>
          <table:table-cell table:formula="of:=COM.MICROSOFT.CONCAT(&quot;    &quot;;[.$A101];&quot;    &quot;; [.F101]; &quot;\\&quot;)" office:value-type="string" office:string-value="    75000    0.007787\\" calcext:value-type="string">
            <text:p><text:s text:c="4"/>75000 <text:s text:c="3"/>0.007787\\</text:p>
          </table:table-cell>
          <table:table-cell table:number-columns-repeated="23"/>
        </table:table-row>
        <table:table-row table:style-name="ro1">
          <table:table-cell table:formula="of:=COM.MICROSOFT.CONCAT(&quot;    &quot;;[.$A102];&quot;    &quot;; [.B102]; &quot;\\&quot;)" office:value-type="string" office:string-value="    80000    16.0522\\" calcext:value-type="string">
            <text:p><text:s text:c="4"/>80000 <text:s text:c="3"/>16.0522\\</text:p>
          </table:table-cell>
          <table:table-cell table:formula="of:=COM.MICROSOFT.CONCAT(&quot;    &quot;;[.$A102];&quot;    &quot;; [.C102]; &quot;\\&quot;)" office:value-type="string" office:string-value="    80000    34.227518\\" calcext:value-type="string">
            <text:p><text:s text:c="4"/>80000 <text:s text:c="3"/>34.227518\\</text:p>
          </table:table-cell>
          <table:table-cell table:formula="of:=COM.MICROSOFT.CONCAT(&quot;    &quot;;[.$A102];&quot;    &quot;; [.D102]; &quot;\\&quot;)" office:value-type="string" office:string-value="    80000    7.569343\\" calcext:value-type="string">
            <text:p><text:s text:c="4"/>80000 <text:s text:c="3"/>7.569343\\</text:p>
          </table:table-cell>
          <table:table-cell table:formula="of:=COM.MICROSOFT.CONCAT(&quot;    &quot;;[.$A102];&quot;    &quot;; [.E102]; &quot;\\&quot;)" office:value-type="string" office:string-value="    80000    7.560972\\" calcext:value-type="string">
            <text:p><text:s text:c="4"/>80000 <text:s text:c="3"/>7.560972\\</text:p>
          </table:table-cell>
          <table:table-cell table:formula="of:=COM.MICROSOFT.CONCAT(&quot;    &quot;;[.$A102];&quot;    &quot;; [.F102]; &quot;\\&quot;)" office:value-type="string" office:string-value="    80000    0.009726\\" calcext:value-type="string">
            <text:p><text:s text:c="4"/>80000 <text:s text:c="3"/>0.009726\\</text:p>
          </table:table-cell>
          <table:table-cell table:number-columns-repeated="23"/>
        </table:table-row>
        <table:table-row table:style-name="ro1">
          <table:table-cell table:formula="of:=COM.MICROSOFT.CONCAT(&quot;    &quot;;[.$A103];&quot;    &quot;; [.B103]; &quot;\\&quot;)" office:value-type="string" office:string-value="    85000    18.115625\\" calcext:value-type="string">
            <text:p><text:s text:c="4"/>85000 <text:s text:c="3"/>18.115625\\</text:p>
          </table:table-cell>
          <table:table-cell table:formula="of:=COM.MICROSOFT.CONCAT(&quot;    &quot;;[.$A103];&quot;    &quot;; [.C103]; &quot;\\&quot;)" office:value-type="string" office:string-value="    85000    38.663125\\" calcext:value-type="string">
            <text:p><text:s text:c="4"/>85000 <text:s text:c="3"/>38.663125\\</text:p>
          </table:table-cell>
          <table:table-cell table:formula="of:=COM.MICROSOFT.CONCAT(&quot;    &quot;;[.$A103];&quot;    &quot;; [.D103]; &quot;\\&quot;)" office:value-type="string" office:string-value="    85000    8.550027\\" calcext:value-type="string">
            <text:p><text:s text:c="4"/>85000 <text:s text:c="3"/>8.550027\\</text:p>
          </table:table-cell>
          <table:table-cell table:formula="of:=COM.MICROSOFT.CONCAT(&quot;    &quot;;[.$A103];&quot;    &quot;; [.E103]; &quot;\\&quot;)" office:value-type="string" office:string-value="    85000    8.527044\\" calcext:value-type="string">
            <text:p><text:s text:c="4"/>85000 <text:s text:c="3"/>8.527044\\</text:p>
          </table:table-cell>
          <table:table-cell table:formula="of:=COM.MICROSOFT.CONCAT(&quot;    &quot;;[.$A103];&quot;    &quot;; [.F103]; &quot;\\&quot;)" office:value-type="string" office:string-value="    85000    0.008826\\" calcext:value-type="string">
            <text:p><text:s text:c="4"/>85000 <text:s text:c="3"/>0.008826\\</text:p>
          </table:table-cell>
          <table:table-cell table:number-columns-repeated="23"/>
        </table:table-row>
        <table:table-row table:style-name="ro1">
          <table:table-cell table:formula="of:=COM.MICROSOFT.CONCAT(&quot;    &quot;;[.$A104];&quot;    &quot;; [.B104]; &quot;\\&quot;)" office:value-type="string" office:string-value="    90000    20.312059\\" calcext:value-type="string">
            <text:p><text:s text:c="4"/>90000 <text:s text:c="3"/>20.312059\\</text:p>
          </table:table-cell>
          <table:table-cell table:formula="of:=COM.MICROSOFT.CONCAT(&quot;    &quot;;[.$A104];&quot;    &quot;; [.C104]; &quot;\\&quot;)" office:value-type="string" office:string-value="    90000    43.232425\\" calcext:value-type="string">
            <text:p><text:s text:c="4"/>90000 <text:s text:c="3"/>43.232425\\</text:p>
          </table:table-cell>
          <table:table-cell table:formula="of:=COM.MICROSOFT.CONCAT(&quot;    &quot;;[.$A104];&quot;    &quot;; [.D104]; &quot;\\&quot;)" office:value-type="string" office:string-value="    90000    9.585462\\" calcext:value-type="string">
            <text:p><text:s text:c="4"/>90000 <text:s text:c="3"/>9.585462\\</text:p>
          </table:table-cell>
          <table:table-cell table:formula="of:=COM.MICROSOFT.CONCAT(&quot;    &quot;;[.$A104];&quot;    &quot;; [.E104]; &quot;\\&quot;)" office:value-type="string" office:string-value="    90000    9.56069\\" calcext:value-type="string">
            <text:p><text:s text:c="4"/>90000 <text:s text:c="3"/>9.56069\\</text:p>
          </table:table-cell>
          <table:table-cell table:formula="of:=COM.MICROSOFT.CONCAT(&quot;    &quot;;[.$A104];&quot;    &quot;; [.F104]; &quot;\\&quot;)" office:value-type="string" office:string-value="    90000    0.009516\\" calcext:value-type="string">
            <text:p><text:s text:c="4"/>90000 <text:s text:c="3"/>0.009516\\</text:p>
          </table:table-cell>
          <table:table-cell table:number-columns-repeated="23"/>
        </table:table-row>
        <table:table-row table:style-name="ro1">
          <table:table-cell table:formula="of:=COM.MICROSOFT.CONCAT(&quot;    &quot;;[.$A105];&quot;    &quot;; [.B105]; &quot;\\&quot;)" office:value-type="string" office:string-value="    95000    22.627263\\" calcext:value-type="string">
            <text:p><text:s text:c="4"/>95000 <text:s text:c="3"/>22.627263\\</text:p>
          </table:table-cell>
          <table:table-cell table:formula="of:=COM.MICROSOFT.CONCAT(&quot;    &quot;;[.$A105];&quot;    &quot;; [.C105]; &quot;\\&quot;)" office:value-type="string" office:string-value="    95000    47.21788\\" calcext:value-type="string">
            <text:p><text:s text:c="4"/>95000 <text:s text:c="3"/>47.21788\\</text:p>
          </table:table-cell>
          <table:table-cell table:formula="of:=COM.MICROSOFT.CONCAT(&quot;    &quot;;[.$A105];&quot;    &quot;; [.D105]; &quot;\\&quot;)" office:value-type="string" office:string-value="    95000    10.684028\\" calcext:value-type="string">
            <text:p><text:s text:c="4"/>95000 <text:s text:c="3"/>10.684028\\</text:p>
          </table:table-cell>
          <table:table-cell table:formula="of:=COM.MICROSOFT.CONCAT(&quot;    &quot;;[.$A105];&quot;    &quot;; [.E105]; &quot;\\&quot;)" office:value-type="string" office:string-value="    95000    10.650005\\" calcext:value-type="string">
            <text:p><text:s text:c="4"/>95000 <text:s text:c="3"/>10.650005\\</text:p>
          </table:table-cell>
          <table:table-cell table:formula="of:=COM.MICROSOFT.CONCAT(&quot;    &quot;;[.$A105];&quot;    &quot;; [.F105]; &quot;\\&quot;)" office:value-type="string" office:string-value="    95000    0.010046\\" calcext:value-type="string">
            <text:p><text:s text:c="4"/>95000 <text:s text:c="3"/>0.010046\\</text:p>
          </table:table-cell>
          <table:table-cell table:number-columns-repeated="23"/>
        </table:table-row>
        <table:table-row table:style-name="ro1">
          <table:table-cell table:formula="of:=COM.MICROSOFT.CONCAT(&quot;    &quot;;[.$A106];&quot;    &quot;; [.B106]; &quot;\\&quot;)" office:value-type="string" office:string-value="    100000    25.053228\\" calcext:value-type="string">
            <text:p><text:s text:c="4"/>100000 <text:s text:c="3"/>25.053228\\</text:p>
          </table:table-cell>
          <table:table-cell table:formula="of:=COM.MICROSOFT.CONCAT(&quot;    &quot;;[.$A106];&quot;    &quot;; [.C106]; &quot;\\&quot;)" office:value-type="string" office:string-value="    100000    53.987157\\" calcext:value-type="string">
            <text:p><text:s text:c="4"/>100000 <text:s text:c="3"/>53.987157\\</text:p>
          </table:table-cell>
          <table:table-cell table:formula="of:=COM.MICROSOFT.CONCAT(&quot;    &quot;;[.$A106];&quot;    &quot;; [.D106]; &quot;\\&quot;)" office:value-type="string" office:string-value="    100000    11.818751\\" calcext:value-type="string">
            <text:p><text:s text:c="4"/>100000 <text:s text:c="3"/>11.818751\\</text:p>
          </table:table-cell>
          <table:table-cell table:formula="of:=COM.MICROSOFT.CONCAT(&quot;    &quot;;[.$A106];&quot;    &quot;; [.E106]; &quot;\\&quot;)" office:value-type="string" office:string-value="    100000    11.796242\\" calcext:value-type="string">
            <text:p><text:s text:c="4"/>100000 <text:s text:c="3"/>11.796242\\</text:p>
          </table:table-cell>
          <table:table-cell table:formula="of:=COM.MICROSOFT.CONCAT(&quot;    &quot;;[.$A106];&quot;    &quot;; [.F106]; &quot;\\&quot;)" office:value-type="string" office:string-value="    100000    0.012058\\" calcext:value-type="string">
            <text:p><text:s text:c="4"/>100000 <text:s text:c="3"/>0.012058\\</text:p>
          </table:table-cell>
          <table:table-cell table:number-columns-repeated="23"/>
        </table:table-row>
      </table:table>
      <table:table table:name="Sheet1" table:style-name="ta1">
        <table:shapes>
          <draw:frame draw:z-index="0" draw:style-name="gr1" draw:text-style-name="P1" svg:width="5.7528in" svg:height="3.2358in" svg:x="7.3657in" svg:y="0.2921in">
            <draw:object draw:notify-on-update-of-ranges="Sheet1.A2:Sheet1.G2 Sheet1.A3:Sheet1.A3 Sheet1.A3:Sheet1.G3 Sheet1.A4:Sheet1.A4 Sheet1.A4:Sheet1.G4 Sheet1.A5:Sheet1.A5 Sheet1.A5:Sheet1.G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omparações em Ordenações" draw:style-name="gr1" draw:text-style-name="P1" svg:width="7.3224in" svg:height="4.1185in" svg:x="7.3437in" svg:y="4.4886in">
            <draw:object draw:notify-on-update-of-ranges="Sheet1.B9:Sheet1.G9 Sheet1.A10:Sheet1.A10 Sheet1.B10:Sheet1.G10 Sheet1.A11:Sheet1.A11 Sheet1.B11:Sheet1.G11 Sheet1.A12:Sheet1.A12 Sheet1.B12:Sheet1.G12 Sheet1.A13:Sheet1.A13 Sheet1.B13:Sheet1.G13 Sheet1.A14:Sheet1.A14 Sheet1.B14:Sheet1.G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3087in" svg:height="3.0193in" svg:x="0.4264in" svg:y="6.8035in">
            <draw:object draw:notify-on-update-of-ranges="Sheet1.B25:Sheet1.G25 Sheet1.A26:Sheet1.A26 Sheet1.B26:Sheet1.G26 Sheet1.A27:Sheet1.A27 Sheet1.B27:Sheet1.G27 Sheet1.A28:Sheet1.A28 Sheet1.B28:Sheet1.G28 Sheet1.A29:Sheet1.A29 Sheet1.B29:Sheet1.G29 Sheet1.A30:Sheet1.A30 Sheet1.B30:Sheet1.G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Comparações Buscas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Sequencial</text:p>
          </table:table-cell>
          <table:table-cell office:value-type="float" office:value="993" calcext:value-type="float">
            <text:p>993</text:p>
          </table:table-cell>
          <table:table-cell office:value-type="float" office:value="24993" calcext:value-type="float">
            <text:p>24993</text:p>
          </table:table-cell>
          <table:table-cell office:value-type="float" office:value="49993" calcext:value-type="float">
            <text:p>49993</text:p>
          </table:table-cell>
          <table:table-cell office:value-type="float" office:value="74993" calcext:value-type="float">
            <text:p>74993</text:p>
          </table:table-cell>
          <table:table-cell office:value-type="float" office:value="99993" calcext:value-type="float">
            <text:p>99993</text:p>
          </table:table-cell>
          <table:table-cell office:value-type="float" office:value="199993" calcext:value-type="float">
            <text:p>199993</text:p>
          </table:table-cell>
        </table:table-row>
        <table:table-row table:style-name="ro1">
          <table:table-cell office:value-type="string" calcext:value-type="string">
            <text:p>Binaria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inaria Rec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parações Ordenações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Insertion</text:p>
          </table:table-cell>
          <table:table-cell office:value-type="float" office:value="499500" calcext:value-type="float">
            <text:p>499500</text:p>
          </table:table-cell>
          <table:table-cell office:value-type="float" office:value="312487500" calcext:value-type="float">
            <text:p>312487500</text:p>
          </table:table-cell>
          <table:table-cell office:value-type="float" office:value="1249975000" calcext:value-type="float">
            <text:p>1249975000</text:p>
          </table:table-cell>
          <table:table-cell office:value-type="float" office:value="2812462500" calcext:value-type="float">
            <text:p>2812462500</text:p>
          </table:table-cell>
          <table:table-cell office:value-type="float" office:value="4999950000" calcext:value-type="float">
            <text:p>4999950000</text:p>
          </table:table-cell>
          <table:table-cell office:value-type="float" office:value="19999900000" calcext:value-type="float">
            <text:p>19999900000</text:p>
          </table:table-cell>
        </table:table-row>
        <table:table-row table:style-name="ro1">
          <table:table-cell office:value-type="string" calcext:value-type="string">
            <text:p>Insertion Rec</text:p>
          </table:table-cell>
          <table:table-cell office:value-type="float" office:value="499500" calcext:value-type="float">
            <text:p>499500</text:p>
          </table:table-cell>
          <table:table-cell office:value-type="float" office:value="312487500" calcext:value-type="float">
            <text:p>312487500</text:p>
          </table:table-cell>
          <table:table-cell office:value-type="float" office:value="1249975000" calcext:value-type="float">
            <text:p>1249975000</text:p>
          </table:table-cell>
          <table:table-cell office:value-type="float" office:value="2812462500" calcext:value-type="float">
            <text:p>2812462500</text:p>
          </table:table-cell>
          <table:table-cell office:value-type="float" office:value="4999950000" calcext:value-type="float">
            <text:p>4999950000</text:p>
          </table:table-cell>
          <table:table-cell/>
        </table:table-row>
        <table:table-row table:style-name="ro1">
          <table:table-cell office:value-type="string" calcext:value-type="string">
            <text:p>Selection</text:p>
          </table:table-cell>
          <table:table-cell office:value-type="float" office:value="499500" calcext:value-type="float">
            <text:p>499500</text:p>
          </table:table-cell>
          <table:table-cell office:value-type="float" office:value="312487500" calcext:value-type="float">
            <text:p>312487500</text:p>
          </table:table-cell>
          <table:table-cell office:value-type="float" office:value="1249975000" calcext:value-type="float">
            <text:p>1249975000</text:p>
          </table:table-cell>
          <table:table-cell office:value-type="float" office:value="2812462500" calcext:value-type="float">
            <text:p>2812462500</text:p>
          </table:table-cell>
          <table:table-cell office:value-type="float" office:value="4999950000" calcext:value-type="float">
            <text:p>4999950000</text:p>
          </table:table-cell>
          <table:table-cell office:value-type="float" office:value="19999900000" calcext:value-type="float">
            <text:p>19999900000</text:p>
          </table:table-cell>
        </table:table-row>
        <table:table-row table:style-name="ro1">
          <table:table-cell office:value-type="string" calcext:value-type="string">
            <text:p>Selection Rec</text:p>
          </table:table-cell>
          <table:table-cell office:value-type="float" office:value="499500" calcext:value-type="float">
            <text:p>499500</text:p>
          </table:table-cell>
          <table:table-cell office:value-type="float" office:value="312487500" calcext:value-type="float">
            <text:p>312487500</text:p>
          </table:table-cell>
          <table:table-cell office:value-type="float" office:value="1249975000" calcext:value-type="float">
            <text:p>1249975000</text:p>
          </table:table-cell>
          <table:table-cell office:value-type="float" office:value="2812462500" calcext:value-type="float">
            <text:p>2812462500</text:p>
          </table:table-cell>
          <table:table-cell office:value-type="float" office:value="4999950000" calcext:value-type="float">
            <text:p>4999950000</text:p>
          </table:table-cell>
          <table:table-cell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4932" calcext:value-type="float">
            <text:p>4932</text:p>
          </table:table-cell>
          <table:table-cell office:value-type="float" office:value="178756" calcext:value-type="float">
            <text:p>178756</text:p>
          </table:table-cell>
          <table:table-cell office:value-type="float" office:value="382512" calcext:value-type="float">
            <text:p>382512</text:p>
          </table:table-cell>
          <table:table-cell office:value-type="float" office:value="594612" calcext:value-type="float">
            <text:p>594612</text:p>
          </table:table-cell>
          <table:table-cell office:value-type="float" office:value="815024" calcext:value-type="float">
            <text:p>815024</text:p>
          </table:table-cell>
          <table:table-cell office:value-type="float" office:value="1730048" calcext:value-type="float">
            <text:p>173004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empo Busca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office:value-type="string" calcext:value-type="string">
            <text:p>Sequenci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nar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naria Rec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empo Ordenações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Insertion</text:p>
          </table:table-cell>
          <table:table-cell office:value-type="float" office:value="0.006889" calcext:value-type="float">
            <text:p>0.006889</text:p>
          </table:table-cell>
          <table:table-cell office:value-type="float" office:value="1.943531" calcext:value-type="float">
            <text:p>1.943531</text:p>
          </table:table-cell>
          <table:table-cell office:value-type="float" office:value="7.73966" calcext:value-type="float">
            <text:p>7.73966</text:p>
          </table:table-cell>
          <table:table-cell office:value-type="float" office:value="17.406981" calcext:value-type="float">
            <text:p>17.406981</text:p>
          </table:table-cell>
          <table:table-cell office:value-type="float" office:value="30.938649" calcext:value-type="float">
            <text:p>30.938649</text:p>
          </table:table-cell>
          <table:table-cell office:value-type="float" office:value="123.87381" calcext:value-type="float">
            <text:p>123.87381</text:p>
          </table:table-cell>
        </table:table-row>
        <table:table-row table:style-name="ro1">
          <table:table-cell office:value-type="string" calcext:value-type="string">
            <text:p>Insertion Rec</text:p>
          </table:table-cell>
          <table:table-cell office:value-type="float" office:value="0.004236" calcext:value-type="float">
            <text:p>0.004236</text:p>
          </table:table-cell>
          <table:table-cell office:value-type="float" office:value="3.509909" calcext:value-type="float">
            <text:p>3.509909</text:p>
          </table:table-cell>
          <table:table-cell office:value-type="float" office:value="14.012039" calcext:value-type="float">
            <text:p>14.012039</text:p>
          </table:table-cell>
          <table:table-cell office:value-type="float" office:value="31.589703" calcext:value-type="float">
            <text:p>31.589703</text:p>
          </table:table-cell>
          <table:table-cell office:value-type="float" office:value="56.164476" calcext:value-type="float">
            <text:p>56.164476</text:p>
          </table:table-cell>
          <table:table-cell/>
        </table:table-row>
        <table:table-row table:style-name="ro1">
          <table:table-cell office:value-type="string" calcext:value-type="string">
            <text:p>Selection</text:p>
          </table:table-cell>
          <table:table-cell office:value-type="float" office:value="0.003292" calcext:value-type="float">
            <text:p>0.003292</text:p>
          </table:table-cell>
          <table:table-cell office:value-type="float" office:value="0.737623" calcext:value-type="float">
            <text:p>0.737623</text:p>
          </table:table-cell>
          <table:table-cell office:value-type="float" office:value="2.9486" calcext:value-type="float">
            <text:p>2.9486</text:p>
          </table:table-cell>
          <table:table-cell office:value-type="float" office:value="6.636485" calcext:value-type="float">
            <text:p>6.636485</text:p>
          </table:table-cell>
          <table:table-cell office:value-type="float" office:value="11.815597" calcext:value-type="float">
            <text:p>11.815597</text:p>
          </table:table-cell>
          <table:table-cell office:value-type="float" office:value="47.255362" calcext:value-type="float">
            <text:p>47.255362</text:p>
          </table:table-cell>
        </table:table-row>
        <table:table-row table:style-name="ro1">
          <table:table-cell office:value-type="string" calcext:value-type="string">
            <text:p>Selection Rec</text:p>
          </table:table-cell>
          <table:table-cell office:value-type="float" office:value="0.003585" calcext:value-type="float">
            <text:p>0.003585</text:p>
          </table:table-cell>
          <table:table-cell office:value-type="float" office:value="0.736646" calcext:value-type="float">
            <text:p>0.736646</text:p>
          </table:table-cell>
          <table:table-cell office:value-type="float" office:value="2.953002" calcext:value-type="float">
            <text:p>2.953002</text:p>
          </table:table-cell>
          <table:table-cell office:value-type="float" office:value="6.649414" calcext:value-type="float">
            <text:p>6.649414</text:p>
          </table:table-cell>
          <table:table-cell office:value-type="float" office:value="11.819748" calcext:value-type="float">
            <text:p>11.819748</text:p>
          </table:table-cell>
          <table:table-cell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.004991" calcext:value-type="float">
            <text:p>0.004991</text:p>
          </table:table-cell>
          <table:table-cell office:value-type="float" office:value="0.007749" calcext:value-type="float">
            <text:p>0.007749</text:p>
          </table:table-cell>
          <table:table-cell office:value-type="float" office:value="0.011932" calcext:value-type="float">
            <text:p>0.011932</text:p>
          </table:table-cell>
          <table:table-cell office:value-type="float" office:value="0.023135" calcext:value-type="float">
            <text:p>0.0231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 style:data-style-name="N2" text:time-value="12:37:21.7916833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9:35:10.733122927</meta:creation-date>
    <dc:date>2024-04-24T12:45:24.333786222</dc:date>
    <meta:editing-duration>PT3H48M41S</meta:editing-duration>
    <meta:editing-cycles>6</meta:editing-cycles>
    <meta:generator>LibreOffice/7.6.5.2$Linux_X86_64 LibreOffice_project/60$Build-2</meta:generator>
    <meta:document-statistic meta:table-count="2" meta:cell-count="1214" meta:object-count="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13cm" svg:height="8.22cm" xlink:href=".." xlink:type="simple" chart:class="chart:line" chart:style-name="ch1">
        <chart:title svg:x="4.789cm" svg:y="0.3cm" chart:style-name="ch2">
          <text:p>Comparações em Busca</text:p>
        </chart:title>
        <chart:legend chart:legend-position="end" svg:x="11.496cm" svg:y="3.313cm" style:legend-expansion="high" chart:style-name="ch3"/>
        <chart:plot-area chart:style-name="ch4" table:cell-range-address="Sheet1.A2:Sheet1.G5" chart:data-source-has-labels="both" svg:x="1.303cm" svg:y="1.243cm" svg:width="9.901cm" svg:height="5.832cm">
          <chart:coordinate-region svg:x="2.665cm" svg:y="1.442cm" svg:width="7.982cm" svg:height="4.986cm"/>
          <chart:axis chart:dimension="x" chart:name="primary-x" chart:style-name="ch5" chartooo:axis-type="auto">
            <chartooo:date-scale/>
            <chart:title svg:x="5.032cm" svg:y="7.239cm" chart:style-name="ch6">
              <text:p>Elementos vetor</text:p>
            </chart:title>
            <chart:categories table:cell-range-address="Sheet1.A2:Sheet1.G2"/>
          </chart:axis>
          <chart:axis chart:dimension="y" chart:name="primary-y" chart:style-name="ch5">
            <chart:title svg:x="0.451cm" svg:y="5.235cm" chart:style-name="ch7">
              <text:p>Comparações</text:p>
            </chart:title>
            <chart:grid chart:style-name="ch8" chart:class="major"/>
          </chart:axis>
          <chart:series chart:style-name="ch9" chart:values-cell-range-address="Sheet1.A3:Sheet1.G3" chart:label-cell-address="Sheet1.A3:Sheet1.A3" chart:class="chart:line">
            <chart:data-point chart:repeated="7"/>
          </chart:series>
          <chart:series chart:style-name="ch10" chart:values-cell-range-address="Sheet1.A4:Sheet1.G4" chart:label-cell-address="Sheet1.A4:Sheet1.A4" chart:class="chart:line">
            <chart:data-point chart:repeated="7"/>
          </chart:series>
          <chart:series chart:style-name="ch11" chart:values-cell-range-address="Sheet1.A5:Sheet1.G5" chart:label-cell-address="Sheet1.A5:Sheet1.A5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A2:Sheet1.G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75000">
                <text:p>75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</table:table-row>
          </table:table-header-rows>
          <table:table-rows>
            <table:table-row>
              <table:table-cell office:value-type="string">
                <text:p>Sequencial</text:p>
                <draw:g>
                  <svg:desc>Sheet1.A3:Sheet1.A3</svg:desc>
                </draw:g>
              </table:table-cell>
              <table:table-cell office:value-type="float" office:value="NaN">
                <text:p>NaN</text:p>
                <draw:g>
                  <svg:desc>Sheet1.A3:Sheet1.G3</svg:desc>
                </draw:g>
              </table:table-cell>
              <table:table-cell office:value-type="float" office:value="993">
                <text:p>993</text:p>
              </table:table-cell>
              <table:table-cell office:value-type="float" office:value="24993">
                <text:p>24993</text:p>
              </table:table-cell>
              <table:table-cell office:value-type="float" office:value="49993">
                <text:p>49993</text:p>
              </table:table-cell>
              <table:table-cell office:value-type="float" office:value="74993">
                <text:p>74993</text:p>
              </table:table-cell>
              <table:table-cell office:value-type="float" office:value="99993">
                <text:p>99993</text:p>
              </table:table-cell>
              <table:table-cell office:value-type="float" office:value="199993">
                <text:p>199993</text:p>
              </table:table-cell>
            </table:table-row>
            <table:table-row>
              <table:table-cell office:value-type="string">
                <text:p>Binaria</text:p>
                <draw:g>
                  <svg:desc>Sheet1.A4:Sheet1.A4</svg:desc>
                </draw:g>
              </table:table-cell>
              <table:table-cell office:value-type="float" office:value="NaN">
                <text:p>NaN</text:p>
                <draw:g>
                  <svg:desc>Sheet1.A4:Sheet1.G4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Binaria Rec</text:p>
                <draw:g>
                  <svg:desc>Sheet1.A5:Sheet1.A5</svg:desc>
                </draw:g>
              </table:table-cell>
              <table:table-cell office:value-type="float" office:value="NaN">
                <text:p>NaN</text:p>
                <draw:g>
                  <svg:desc>Sheet1.A5:Sheet1.G5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6cm" svg:height="10.462cm" xlink:href=".." xlink:type="simple" chart:class="chart:line" chart:style-name="ch1">
        <chart:title svg:x="6.2cm" svg:y="0.345cm" chart:style-name="ch2">
          <text:p>Comparações em Ordenações</text:p>
        </chart:title>
        <chart:legend chart:legend-position="end" svg:x="15.113cm" svg:y="3.936cm" style:legend-expansion="high" chart:style-name="ch3"/>
        <chart:plot-area chart:style-name="ch4" table:cell-range-address="Sheet1.B9:Sheet1.G14 Sheet1.A10:Sheet1.A14" chart:data-source-has-labels="both" svg:x="1.383cm" svg:y="1.333cm" svg:width="13.358cm" svg:height="7.939cm">
          <chart:coordinate-region svg:x="3.671cm" svg:y="1.532cm" svg:width="10.514cm" svg:height="7.093cm"/>
          <chart:axis chart:dimension="x" chart:name="primary-x" chart:style-name="ch5" chartooo:axis-type="auto">
            <chartooo:date-scale/>
            <chart:title svg:x="6.616cm" svg:y="9.481cm" chart:style-name="ch6">
              <text:p>Elementos no vetor</text:p>
            </chart:title>
            <chart:categories table:cell-range-address="Sheet1.B9:Sheet1.G9"/>
          </chart:axis>
          <chart:axis chart:dimension="y" chart:name="primary-y" chart:style-name="ch5">
            <chart:title svg:x="0.451cm" svg:y="6.246cm" chart:style-name="ch7">
              <text:p>Ordenações</text:p>
            </chart:title>
            <chart:grid chart:style-name="ch8" chart:class="major"/>
          </chart:axis>
          <chart:series chart:style-name="ch9" chart:values-cell-range-address="Sheet1.B10:Sheet1.G10" chart:label-cell-address="Sheet1.A10:Sheet1.A10" chart:class="chart:line">
            <chart:data-point chart:repeated="6"/>
          </chart:series>
          <chart:series chart:style-name="ch10" chart:values-cell-range-address="Sheet1.B11:Sheet1.G11" chart:label-cell-address="Sheet1.A11:Sheet1.A11" chart:class="chart:line">
            <chart:data-point chart:repeated="6"/>
          </chart:series>
          <chart:series chart:style-name="ch11" chart:values-cell-range-address="Sheet1.B12:Sheet1.G12" chart:label-cell-address="Sheet1.A12:Sheet1.A12" chart:class="chart:line">
            <chart:data-point chart:repeated="6"/>
          </chart:series>
          <chart:series chart:style-name="ch12" chart:values-cell-range-address="Sheet1.B13:Sheet1.G13" chart:label-cell-address="Sheet1.A13:Sheet1.A13" chart:class="chart:line">
            <chart:data-point chart:repeated="6"/>
          </chart:series>
          <chart:series chart:style-name="ch13" chart:values-cell-range-address="Sheet1.B14:Sheet1.G14" chart:label-cell-address="Sheet1.A14:Sheet1.A14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B9:Sheet1.G9</svg:desc>
                </draw:g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75000">
                <text:p>75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</table:table-row>
          </table:table-header-rows>
          <table:table-rows>
            <table:table-row>
              <table:table-cell office:value-type="string">
                <text:p>Insertion</text:p>
                <draw:g>
                  <svg:desc>Sheet1.A10:Sheet1.A10</svg:desc>
                </draw:g>
              </table:table-cell>
              <table:table-cell office:value-type="float" office:value="499500">
                <text:p>499500</text:p>
                <draw:g>
                  <svg:desc>Sheet1.B10:Sheet1.G10</svg:desc>
                </draw:g>
              </table:table-cell>
              <table:table-cell office:value-type="float" office:value="312487500">
                <text:p>312487500</text:p>
              </table:table-cell>
              <table:table-cell office:value-type="float" office:value="1249975000">
                <text:p>1249975000</text:p>
              </table:table-cell>
              <table:table-cell office:value-type="float" office:value="2812462500">
                <text:p>2812462500</text:p>
              </table:table-cell>
              <table:table-cell office:value-type="float" office:value="4999950000">
                <text:p>4999950000</text:p>
              </table:table-cell>
              <table:table-cell office:value-type="float" office:value="19999900000">
                <text:p>19999900000</text:p>
              </table:table-cell>
            </table:table-row>
            <table:table-row>
              <table:table-cell office:value-type="string">
                <text:p>Insertion Rec</text:p>
                <draw:g>
                  <svg:desc>Sheet1.A11:Sheet1.A11</svg:desc>
                </draw:g>
              </table:table-cell>
              <table:table-cell office:value-type="float" office:value="499500">
                <text:p>499500</text:p>
                <draw:g>
                  <svg:desc>Sheet1.B11:Sheet1.G11</svg:desc>
                </draw:g>
              </table:table-cell>
              <table:table-cell office:value-type="float" office:value="312487500">
                <text:p>312487500</text:p>
              </table:table-cell>
              <table:table-cell office:value-type="float" office:value="1249975000">
                <text:p>1249975000</text:p>
              </table:table-cell>
              <table:table-cell office:value-type="float" office:value="2812462500">
                <text:p>2812462500</text:p>
              </table:table-cell>
              <table:table-cell office:value-type="float" office:value="4999950000">
                <text:p>49999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on</text:p>
                <draw:g>
                  <svg:desc>Sheet1.A12:Sheet1.A12</svg:desc>
                </draw:g>
              </table:table-cell>
              <table:table-cell office:value-type="float" office:value="499500">
                <text:p>499500</text:p>
                <draw:g>
                  <svg:desc>Sheet1.B12:Sheet1.G12</svg:desc>
                </draw:g>
              </table:table-cell>
              <table:table-cell office:value-type="float" office:value="312487500">
                <text:p>312487500</text:p>
              </table:table-cell>
              <table:table-cell office:value-type="float" office:value="1249975000">
                <text:p>1249975000</text:p>
              </table:table-cell>
              <table:table-cell office:value-type="float" office:value="2812462500">
                <text:p>2812462500</text:p>
              </table:table-cell>
              <table:table-cell office:value-type="float" office:value="4999950000">
                <text:p>4999950000</text:p>
              </table:table-cell>
              <table:table-cell office:value-type="float" office:value="19999900000">
                <text:p>19999900000</text:p>
              </table:table-cell>
            </table:table-row>
            <table:table-row>
              <table:table-cell office:value-type="string">
                <text:p>Selection Rec</text:p>
                <draw:g>
                  <svg:desc>Sheet1.A13:Sheet1.A13</svg:desc>
                </draw:g>
              </table:table-cell>
              <table:table-cell office:value-type="float" office:value="499500">
                <text:p>499500</text:p>
                <draw:g>
                  <svg:desc>Sheet1.B13:Sheet1.G13</svg:desc>
                </draw:g>
              </table:table-cell>
              <table:table-cell office:value-type="float" office:value="312487500">
                <text:p>312487500</text:p>
              </table:table-cell>
              <table:table-cell office:value-type="float" office:value="1249975000">
                <text:p>1249975000</text:p>
              </table:table-cell>
              <table:table-cell office:value-type="float" office:value="2812462500">
                <text:p>2812462500</text:p>
              </table:table-cell>
              <table:table-cell office:value-type="float" office:value="4999950000">
                <text:p>49999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ge</text:p>
                <draw:g>
                  <svg:desc>Sheet1.A14:Sheet1.A14</svg:desc>
                </draw:g>
              </table:table-cell>
              <table:table-cell office:value-type="float" office:value="4932">
                <text:p>4932</text:p>
                <draw:g>
                  <svg:desc>Sheet1.B14:Sheet1.G14</svg:desc>
                </draw:g>
              </table:table-cell>
              <table:table-cell office:value-type="float" office:value="178756">
                <text:p>178756</text:p>
              </table:table-cell>
              <table:table-cell office:value-type="float" office:value="382512">
                <text:p>382512</text:p>
              </table:table-cell>
              <table:table-cell office:value-type="float" office:value="594612">
                <text:p>594612</text:p>
              </table:table-cell>
              <table:table-cell office:value-type="float" office:value="815024">
                <text:p>815024</text:p>
              </table:table-cell>
              <table:table-cell office:value-type="float" office:value="1730048">
                <text:p>17300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485cm" svg:height="7.67cm" xlink:href=".." xlink:type="simple" chart:class="chart:line" chart:style-name="ch1">
        <chart:title svg:x="4.463cm" svg:y="0.289cm" chart:style-name="ch2">
          <text:p>Tempo em Ordenação</text:p>
        </chart:title>
        <chart:legend chart:legend-position="end" svg:x="9.998cm" svg:y="2.54cm" style:legend-expansion="high" chart:style-name="ch3"/>
        <chart:plot-area chart:style-name="ch4" table:cell-range-address="Sheet1.B25:Sheet1.G30 Sheet1.A26:Sheet1.A30" chart:data-source-has-labels="both" svg:x="1.28cm" svg:y="1.221cm" svg:width="8.449cm" svg:height="5.315cm">
          <chart:coordinate-region svg:x="2.087cm" svg:y="1.42cm" svg:width="7.085cm" svg:height="4.469cm"/>
          <chart:axis chart:dimension="x" chart:name="primary-x" chart:style-name="ch5" chartooo:axis-type="auto">
            <chartooo:date-scale/>
            <chart:title svg:x="4.058cm" svg:y="6.689cm" chart:style-name="ch6">
              <text:p>Elementos no vetor</text:p>
            </chart:title>
            <chart:categories table:cell-range-address="Sheet1.B25:Sheet1.G25"/>
          </chart:axis>
          <chart:axis chart:dimension="y" chart:name="primary-y" chart:style-name="ch5">
            <chart:title svg:x="0.451cm" svg:y="4.676cm" chart:style-name="ch7">
              <text:p>Segundos</text:p>
            </chart:title>
            <chart:grid chart:style-name="ch8" chart:class="major"/>
          </chart:axis>
          <chart:series chart:style-name="ch9" chart:values-cell-range-address="Sheet1.B26:Sheet1.G26" chart:label-cell-address="Sheet1.A26:Sheet1.A26" chart:class="chart:line">
            <chart:data-point chart:repeated="6"/>
          </chart:series>
          <chart:series chart:style-name="ch10" chart:values-cell-range-address="Sheet1.B27:Sheet1.G27" chart:label-cell-address="Sheet1.A27:Sheet1.A27" chart:class="chart:line">
            <chart:data-point chart:repeated="6"/>
          </chart:series>
          <chart:series chart:style-name="ch11" chart:values-cell-range-address="Sheet1.B28:Sheet1.G28" chart:label-cell-address="Sheet1.A28:Sheet1.A28" chart:class="chart:line">
            <chart:data-point chart:repeated="6"/>
          </chart:series>
          <chart:series chart:style-name="ch12" chart:values-cell-range-address="Sheet1.B29:Sheet1.G29" chart:label-cell-address="Sheet1.A29:Sheet1.A29" chart:class="chart:line">
            <chart:data-point chart:repeated="6"/>
          </chart:series>
          <chart:series chart:style-name="ch13" chart:values-cell-range-address="Sheet1.B30:Sheet1.G30" chart:label-cell-address="Sheet1.A30:Sheet1.A30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B25:Sheet1.G25</svg:desc>
                </draw:g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75000">
                <text:p>75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</table:table-row>
          </table:table-header-rows>
          <table:table-rows>
            <table:table-row>
              <table:table-cell office:value-type="string">
                <text:p>Insertion</text:p>
                <draw:g>
                  <svg:desc>Sheet1.A26:Sheet1.A26</svg:desc>
                </draw:g>
              </table:table-cell>
              <table:table-cell office:value-type="float" office:value="0.006889">
                <text:p>0.006889</text:p>
                <draw:g>
                  <svg:desc>Sheet1.B26:Sheet1.G26</svg:desc>
                </draw:g>
              </table:table-cell>
              <table:table-cell office:value-type="float" office:value="1.943531">
                <text:p>1.943531</text:p>
              </table:table-cell>
              <table:table-cell office:value-type="float" office:value="7.73966">
                <text:p>7.73966</text:p>
              </table:table-cell>
              <table:table-cell office:value-type="float" office:value="17.406981">
                <text:p>17.406981</text:p>
              </table:table-cell>
              <table:table-cell office:value-type="float" office:value="30.938649">
                <text:p>30.938649</text:p>
              </table:table-cell>
              <table:table-cell office:value-type="float" office:value="123.87381">
                <text:p>123.87381</text:p>
              </table:table-cell>
            </table:table-row>
            <table:table-row>
              <table:table-cell office:value-type="string">
                <text:p>Insertion Rec</text:p>
                <draw:g>
                  <svg:desc>Sheet1.A27:Sheet1.A27</svg:desc>
                </draw:g>
              </table:table-cell>
              <table:table-cell office:value-type="float" office:value="0.004236">
                <text:p>0.004236</text:p>
                <draw:g>
                  <svg:desc>Sheet1.B27:Sheet1.G27</svg:desc>
                </draw:g>
              </table:table-cell>
              <table:table-cell office:value-type="float" office:value="3.509909">
                <text:p>3.509909</text:p>
              </table:table-cell>
              <table:table-cell office:value-type="float" office:value="14.012039">
                <text:p>14.012039</text:p>
              </table:table-cell>
              <table:table-cell office:value-type="float" office:value="31.589703">
                <text:p>31.589703</text:p>
              </table:table-cell>
              <table:table-cell office:value-type="float" office:value="56.164476">
                <text:p>56.164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on</text:p>
                <draw:g>
                  <svg:desc>Sheet1.A28:Sheet1.A28</svg:desc>
                </draw:g>
              </table:table-cell>
              <table:table-cell office:value-type="float" office:value="0.003292">
                <text:p>0.003292</text:p>
                <draw:g>
                  <svg:desc>Sheet1.B28:Sheet1.G28</svg:desc>
                </draw:g>
              </table:table-cell>
              <table:table-cell office:value-type="float" office:value="0.737623">
                <text:p>0.737623</text:p>
              </table:table-cell>
              <table:table-cell office:value-type="float" office:value="2.9486">
                <text:p>2.9486</text:p>
              </table:table-cell>
              <table:table-cell office:value-type="float" office:value="6.636485">
                <text:p>6.636485</text:p>
              </table:table-cell>
              <table:table-cell office:value-type="float" office:value="11.815597">
                <text:p>11.815597</text:p>
              </table:table-cell>
              <table:table-cell office:value-type="float" office:value="47.255362">
                <text:p>47.255362</text:p>
              </table:table-cell>
            </table:table-row>
            <table:table-row>
              <table:table-cell office:value-type="string">
                <text:p>Selection Rec</text:p>
                <draw:g>
                  <svg:desc>Sheet1.A29:Sheet1.A29</svg:desc>
                </draw:g>
              </table:table-cell>
              <table:table-cell office:value-type="float" office:value="0.003585">
                <text:p>0.003585</text:p>
                <draw:g>
                  <svg:desc>Sheet1.B29:Sheet1.G29</svg:desc>
                </draw:g>
              </table:table-cell>
              <table:table-cell office:value-type="float" office:value="0.736646">
                <text:p>0.736646</text:p>
              </table:table-cell>
              <table:table-cell office:value-type="float" office:value="2.953002">
                <text:p>2.953002</text:p>
              </table:table-cell>
              <table:table-cell office:value-type="float" office:value="6.649414">
                <text:p>6.649414</text:p>
              </table:table-cell>
              <table:table-cell office:value-type="float" office:value="11.819748">
                <text:p>11.819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ge</text:p>
                <draw:g>
                  <svg:desc>Sheet1.A30:Sheet1.A30</svg:desc>
                </draw:g>
              </table:table-cell>
              <table:table-cell office:value-type="float" office:value="0.000209">
                <text:p>0.000209</text:p>
                <draw:g>
                  <svg:desc>Sheet1.B30:Sheet1.G30</svg:desc>
                </draw:g>
              </table:table-cell>
              <table:table-cell office:value-type="float" office:value="0.00237">
                <text:p>0.00237</text:p>
              </table:table-cell>
              <table:table-cell office:value-type="float" office:value="0.004991">
                <text:p>0.004991</text:p>
              </table:table-cell>
              <table:table-cell office:value-type="float" office:value="0.007749">
                <text:p>0.007749</text:p>
              </table:table-cell>
              <table:table-cell office:value-type="float" office:value="0.011932">
                <text:p>0.011932</text:p>
              </table:table-cell>
              <table:table-cell office:value-type="float" office:value="0.023135">
                <text:p>0.0231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67cm" svg:y="3.205cm" style:legend-expansion="high" chart:style-name="ch2"/>
        <chart:plot-area chart:style-name="ch3" table:cell-range-address="Sheet2.A2:Sheet2.F37 Sheet2.B1:Sheet2.F1" chart:data-source-has-labels="both" svg:x="0.32cm" svg:y="0.18cm" svg:width="10.127cm" svg:height="8.64cm">
          <chart:coordinate-region svg:x="2.794cm" svg:y="0.379cm" svg:width="7.653cm" svg:height="7.125cm"/>
          <chart:axis chart:dimension="x" chart:name="primary-x" chart:style-name="ch4" chartooo:axis-type="auto">
            <chartooo:date-scale/>
            <chart:categories table:cell-range-address="Sheet2.A2:Sheet2.A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37" chart:label-cell-address="Sheet2.B1:Sheet2.B1" chart:class="chart:line">
            <chart:data-point chart:repeated="36"/>
          </chart:series>
          <chart:series chart:style-name="ch7" chart:values-cell-range-address="Sheet2.C2:Sheet2.C37" chart:label-cell-address="Sheet2.C1:Sheet2.C1" chart:class="chart:line">
            <chart:data-point chart:repeated="36"/>
          </chart:series>
          <chart:series chart:style-name="ch8" chart:values-cell-range-address="Sheet2.D2:Sheet2.D37" chart:label-cell-address="Sheet2.D1:Sheet2.D1" chart:class="chart:line">
            <chart:data-point chart:repeated="36"/>
          </chart:series>
          <chart:series chart:style-name="ch9" chart:values-cell-range-address="Sheet2.E2:Sheet2.E37" chart:label-cell-address="Sheet2.E1:Sheet2.E1" chart:class="chart:line">
            <chart:data-point chart:repeated="36"/>
          </chart:series>
          <chart:series chart:style-name="ch10" chart:values-cell-range-address="Sheet2.F2:Sheet2.F37" chart:label-cell-address="Sheet2.F1:Sheet2.F1" chart:class="chart:line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 Sort Comp</text:p>
                <draw:g>
                  <svg:desc>Sheet2.B1:Sheet2.B1</svg:desc>
                </draw:g>
              </table:table-cell>
              <table:table-cell office:value-type="string">
                <text:p>Insertion Sort Rec Comp</text:p>
                <draw:g>
                  <svg:desc>Sheet2.C1:Sheet2.C1</svg:desc>
                </draw:g>
              </table:table-cell>
              <table:table-cell office:value-type="string">
                <text:p>Selection Sort Comp</text:p>
                <draw:g>
                  <svg:desc>Sheet2.D1:Sheet2.D1</svg:desc>
                </draw:g>
              </table:table-cell>
              <table:table-cell office:value-type="string">
                <text:p>Selection Sort Rec Comp</text:p>
                <draw:g>
                  <svg:desc>Sheet2.E1:Sheet2.E1</svg:desc>
                </draw:g>
              </table:table-cell>
              <table:table-cell office:value-type="string">
                <text:p>Merge Sort Rec Comp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Sheet2.A2:Sheet2.A37</svg:desc>
                </draw:g>
              </table:table-cell>
              <table:table-cell office:value-type="float" office:value="51833">
                <text:p>51833</text:p>
                <draw:g>
                  <svg:desc>Sheet2.B2:Sheet2.B37</svg:desc>
                </draw:g>
              </table:table-cell>
              <table:table-cell office:value-type="float" office:value="51833">
                <text:p>51833</text:p>
                <draw:g>
                  <svg:desc>Sheet2.C2:Sheet2.C37</svg:desc>
                </draw:g>
              </table:table-cell>
              <table:table-cell office:value-type="float" office:value="12497500">
                <text:p>12497500</text:p>
                <draw:g>
                  <svg:desc>Sheet2.D2:Sheet2.D37</svg:desc>
                </draw:g>
              </table:table-cell>
              <table:table-cell office:value-type="float" office:value="12497500">
                <text:p>12497500</text:p>
                <draw:g>
                  <svg:desc>Sheet2.E2:Sheet2.E37</svg:desc>
                </draw:g>
              </table:table-cell>
              <table:table-cell office:value-type="float" office:value="29804">
                <text:p>29804</text:p>
                <draw:g>
                  <svg:desc>Sheet2.F2:Sheet2.F3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3643">
                <text:p>113643</text:p>
              </table:table-cell>
              <table:table-cell office:value-type="float" office:value="113643">
                <text:p>113643</text:p>
              </table:table-cell>
              <table:table-cell office:value-type="float" office:value="49995000">
                <text:p>49995000</text:p>
              </table:table-cell>
              <table:table-cell office:value-type="float" office:value="49995000">
                <text:p>49995000</text:p>
              </table:table-cell>
              <table:table-cell office:value-type="float" office:value="64608">
                <text:p>6460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78643">
                <text:p>178643</text:p>
              </table:table-cell>
              <table:table-cell office:value-type="float" office:value="178643">
                <text:p>178643</text:p>
              </table:table-cell>
              <table:table-cell office:value-type="float" office:value="112492500">
                <text:p>112492500</text:p>
              </table:table-cell>
              <table:table-cell office:value-type="float" office:value="112492500">
                <text:p>112492500</text:p>
              </table:table-cell>
              <table:table-cell office:value-type="float" office:value="102252">
                <text:p>10225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47261">
                <text:p>247261</text:p>
              </table:table-cell>
              <table:table-cell office:value-type="float" office:value="247261">
                <text:p>247261</text:p>
              </table:table-cell>
              <table:table-cell office:value-type="float" office:value="199990000">
                <text:p>199990000</text:p>
              </table:table-cell>
              <table:table-cell office:value-type="float" office:value="199990000">
                <text:p>199990000</text:p>
              </table:table-cell>
              <table:table-cell office:value-type="float" office:value="139216">
                <text:p>13921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17261">
                <text:p>317261</text:p>
              </table:table-cell>
              <table:table-cell office:value-type="float" office:value="317261">
                <text:p>317261</text:p>
              </table:table-cell>
              <table:table-cell office:value-type="float" office:value="312487500">
                <text:p>312487500</text:p>
              </table:table-cell>
              <table:table-cell office:value-type="float" office:value="312487500">
                <text:p>312487500</text:p>
              </table:table-cell>
              <table:table-cell office:value-type="float" office:value="178756">
                <text:p>17875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87261">
                <text:p>387261</text:p>
              </table:table-cell>
              <table:table-cell office:value-type="float" office:value="387261">
                <text:p>387261</text:p>
              </table:table-cell>
              <table:table-cell office:value-type="float" office:value="449985000">
                <text:p>449985000</text:p>
              </table:table-cell>
              <table:table-cell office:value-type="float" office:value="449985000">
                <text:p>449985000</text:p>
              </table:table-cell>
              <table:table-cell office:value-type="float" office:value="219504">
                <text:p>219504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459495">
                <text:p>459495</text:p>
              </table:table-cell>
              <table:table-cell office:value-type="float" office:value="459495">
                <text:p>459495</text:p>
              </table:table-cell>
              <table:table-cell office:value-type="float" office:value="612482500">
                <text:p>612482500</text:p>
              </table:table-cell>
              <table:table-cell office:value-type="float" office:value="612482500">
                <text:p>612482500</text:p>
              </table:table-cell>
              <table:table-cell office:value-type="float" office:value="260100">
                <text:p>26010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534495">
                <text:p>534495</text:p>
              </table:table-cell>
              <table:table-cell office:value-type="float" office:value="534495">
                <text:p>534495</text:p>
              </table:table-cell>
              <table:table-cell office:value-type="float" office:value="799980000">
                <text:p>799980000</text:p>
              </table:table-cell>
              <table:table-cell office:value-type="float" office:value="799980000">
                <text:p>799980000</text:p>
              </table:table-cell>
              <table:table-cell office:value-type="float" office:value="298432">
                <text:p>298432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609495">
                <text:p>609495</text:p>
              </table:table-cell>
              <table:table-cell office:value-type="float" office:value="609495">
                <text:p>609495</text:p>
              </table:table-cell>
              <table:table-cell office:value-type="float" office:value="1012477500">
                <text:p>1012477500</text:p>
              </table:table-cell>
              <table:table-cell office:value-type="float" office:value="1012477500">
                <text:p>1012477500</text:p>
              </table:table-cell>
              <table:table-cell office:value-type="float" office:value="339340">
                <text:p>33934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684495">
                <text:p>684495</text:p>
              </table:table-cell>
              <table:table-cell office:value-type="float" office:value="684495">
                <text:p>684495</text:p>
              </table:table-cell>
              <table:table-cell office:value-type="float" office:value="1249975000">
                <text:p>1249975000</text:p>
              </table:table-cell>
              <table:table-cell office:value-type="float" office:value="1249975000">
                <text:p>1249975000</text:p>
              </table:table-cell>
              <table:table-cell office:value-type="float" office:value="382512">
                <text:p>382512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759495">
                <text:p>759495</text:p>
              </table:table-cell>
              <table:table-cell office:value-type="float" office:value="759495">
                <text:p>759495</text:p>
              </table:table-cell>
              <table:table-cell office:value-type="float" office:value="1512472500">
                <text:p>1512472500</text:p>
              </table:table-cell>
              <table:table-cell office:value-type="float" office:value="1512472500">
                <text:p>1512472500</text:p>
              </table:table-cell>
              <table:table-cell office:value-type="float" office:value="424028">
                <text:p>42402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834495">
                <text:p>834495</text:p>
              </table:table-cell>
              <table:table-cell office:value-type="float" office:value="834495">
                <text:p>834495</text:p>
              </table:table-cell>
              <table:table-cell office:value-type="float" office:value="1799970000">
                <text:p>1799970000</text:p>
              </table:table-cell>
              <table:table-cell office:value-type="float" office:value="1799970000">
                <text:p>1799970000</text:p>
              </table:table-cell>
              <table:table-cell office:value-type="float" office:value="469008">
                <text:p>469008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909495">
                <text:p>909495</text:p>
              </table:table-cell>
              <table:table-cell office:value-type="float" office:value="909495">
                <text:p>909495</text:p>
              </table:table-cell>
              <table:table-cell office:value-type="float" office:value="2112467500">
                <text:p>2112467500</text:p>
              </table:table-cell>
              <table:table-cell office:value-type="float" office:value="2112467500">
                <text:p>2112467500</text:p>
              </table:table-cell>
              <table:table-cell office:value-type="float" office:value="518092">
                <text:p>518092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988961">
                <text:p>988961</text:p>
              </table:table-cell>
              <table:table-cell office:value-type="float" office:value="988961">
                <text:p>988961</text:p>
              </table:table-cell>
              <table:table-cell office:value-type="float" office:value="2449965000">
                <text:p>2449965000</text:p>
              </table:table-cell>
              <table:table-cell office:value-type="float" office:value="2449965000">
                <text:p>2449965000</text:p>
              </table:table-cell>
              <table:table-cell office:value-type="float" office:value="555200">
                <text:p>555200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068961">
                <text:p>1068961</text:p>
              </table:table-cell>
              <table:table-cell office:value-type="float" office:value="1068961">
                <text:p>1068961</text:p>
              </table:table-cell>
              <table:table-cell office:value-type="float" office:value="2812462500">
                <text:p>2812462500</text:p>
              </table:table-cell>
              <table:table-cell office:value-type="float" office:value="2812462500">
                <text:p>2812462500</text:p>
              </table:table-cell>
              <table:table-cell office:value-type="float" office:value="594612">
                <text:p>594612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148961">
                <text:p>1148961</text:p>
              </table:table-cell>
              <table:table-cell office:value-type="float" office:value="1148961">
                <text:p>1148961</text:p>
              </table:table-cell>
              <table:table-cell office:value-type="float" office:value="3199960000">
                <text:p>3199960000</text:p>
              </table:table-cell>
              <table:table-cell office:value-type="float" office:value="3199960000">
                <text:p>3199960000</text:p>
              </table:table-cell>
              <table:table-cell office:value-type="float" office:value="636864">
                <text:p>636864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1228961">
                <text:p>1228961</text:p>
              </table:table-cell>
              <table:table-cell office:value-type="float" office:value="1228961">
                <text:p>1228961</text:p>
              </table:table-cell>
              <table:table-cell office:value-type="float" office:value="3612457500">
                <text:p>3612457500</text:p>
              </table:table-cell>
              <table:table-cell office:value-type="float" office:value="3612457500">
                <text:p>3612457500</text:p>
              </table:table-cell>
              <table:table-cell office:value-type="float" office:value="678956">
                <text:p>678956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308961">
                <text:p>1308961</text:p>
              </table:table-cell>
              <table:table-cell office:value-type="float" office:value="1308961">
                <text:p>1308961</text:p>
              </table:table-cell>
              <table:table-cell office:value-type="float" office:value="4049955000">
                <text:p>4049955000</text:p>
              </table:table-cell>
              <table:table-cell office:value-type="float" office:value="4049955000">
                <text:p>4049955000</text:p>
              </table:table-cell>
              <table:table-cell office:value-type="float" office:value="723680">
                <text:p>723680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1388961">
                <text:p>1388961</text:p>
              </table:table-cell>
              <table:table-cell office:value-type="float" office:value="1388961">
                <text:p>1388961</text:p>
              </table:table-cell>
              <table:table-cell office:value-type="float" office:value="4512452500">
                <text:p>4512452500</text:p>
              </table:table-cell>
              <table:table-cell office:value-type="float" office:value="4512452500">
                <text:p>4512452500</text:p>
              </table:table-cell>
              <table:table-cell office:value-type="float" office:value="768708">
                <text:p>76870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468961">
                <text:p>1468961</text:p>
              </table:table-cell>
              <table:table-cell office:value-type="float" office:value="1468961">
                <text:p>1468961</text:p>
              </table:table-cell>
              <table:table-cell office:value-type="float" office:value="4999950000">
                <text:p>4999950000</text:p>
              </table:table-cell>
              <table:table-cell office:value-type="float" office:value="4999950000">
                <text:p>4999950000</text:p>
              </table:table-cell>
              <table:table-cell office:value-type="float" office:value="815024">
                <text:p>815024</text:p>
              </table:table-cell>
            </table:table-row>
            <table:table-row>
              <table:table-cell office:value-type="float" office:value="125000">
                <text:p>125000</text:p>
              </table:table-cell>
              <table:table-cell office:value-type="float" office:value="1868961">
                <text:p>1868961</text:p>
              </table:table-cell>
              <table:table-cell office:value-type="float" office:value="NaN">
                <text:p>NaN</text:p>
              </table:table-cell>
              <table:table-cell office:value-type="float" office:value="7812437500">
                <text:p>7812437500</text:p>
              </table:table-cell>
              <table:table-cell office:value-type="float" office:value="NaN">
                <text:p>NaN</text:p>
              </table:table-cell>
              <table:table-cell office:value-type="float" office:value="1048124">
                <text:p>1048124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2287891">
                <text:p>2287891</text:p>
              </table:table-cell>
              <table:table-cell office:value-type="float" office:value="NaN">
                <text:p>NaN</text:p>
              </table:table-cell>
              <table:table-cell office:value-type="float" office:value="11249925000">
                <text:p>11249925000</text:p>
              </table:table-cell>
              <table:table-cell office:value-type="float" office:value="NaN">
                <text:p>NaN</text:p>
              </table:table-cell>
              <table:table-cell office:value-type="float" office:value="1264224">
                <text:p>1264224</text:p>
              </table:table-cell>
            </table:table-row>
            <table:table-row>
              <table:table-cell office:value-type="float" office:value="175000">
                <text:p>175000</text:p>
              </table:table-cell>
              <table:table-cell office:value-type="float" office:value="2712891">
                <text:p>2712891</text:p>
              </table:table-cell>
              <table:table-cell office:value-type="float" office:value="NaN">
                <text:p>NaN</text:p>
              </table:table-cell>
              <table:table-cell office:value-type="float" office:value="15312412500">
                <text:p>15312412500</text:p>
              </table:table-cell>
              <table:table-cell office:value-type="float" office:value="NaN">
                <text:p>NaN</text:p>
              </table:table-cell>
              <table:table-cell office:value-type="float" office:value="1487772">
                <text:p>148777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137891">
                <text:p>3137891</text:p>
              </table:table-cell>
              <table:table-cell office:value-type="float" office:value="NaN">
                <text:p>NaN</text:p>
              </table:table-cell>
              <table:table-cell office:value-type="float" office:value="19999900000">
                <text:p>19999900000</text:p>
              </table:table-cell>
              <table:table-cell office:value-type="float" office:value="NaN">
                <text:p>NaN</text:p>
              </table:table-cell>
              <table:table-cell office:value-type="float" office:value="1730048">
                <text:p>1730048</text:p>
              </table:table-cell>
            </table:table-row>
            <table:table-row>
              <table:table-cell office:value-type="float" office:value="225000">
                <text:p>225000</text:p>
              </table:table-cell>
              <table:table-cell office:value-type="float" office:value="3562891">
                <text:p>3562891</text:p>
              </table:table-cell>
              <table:table-cell office:value-type="float" office:value="NaN">
                <text:p>NaN</text:p>
              </table:table-cell>
              <table:table-cell office:value-type="float" office:value="25312387500">
                <text:p>25312387500</text:p>
              </table:table-cell>
              <table:table-cell office:value-type="float" office:value="NaN">
                <text:p>NaN</text:p>
              </table:table-cell>
              <table:table-cell office:value-type="float" office:value="1966796">
                <text:p>1966796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3987891">
                <text:p>3987891</text:p>
              </table:table-cell>
              <table:table-cell office:value-type="float" office:value="NaN">
                <text:p>NaN</text:p>
              </table:table-cell>
              <table:table-cell office:value-type="float" office:value="31249875000">
                <text:p>31249875000</text:p>
              </table:table-cell>
              <table:table-cell office:value-type="float" office:value="NaN">
                <text:p>NaN</text:p>
              </table:table-cell>
              <table:table-cell office:value-type="float" office:value="2221248">
                <text:p>2221248</text:p>
              </table:table-cell>
            </table:table-row>
            <table:table-row>
              <table:table-cell office:value-type="float" office:value="275000">
                <text:p>275000</text:p>
              </table:table-cell>
              <table:table-cell office:value-type="float" office:value="4425749">
                <text:p>4425749</text:p>
              </table:table-cell>
              <table:table-cell office:value-type="float" office:value="NaN">
                <text:p>NaN</text:p>
              </table:table-cell>
              <table:table-cell office:value-type="float" office:value="37812362500">
                <text:p>37812362500</text:p>
              </table:table-cell>
              <table:table-cell office:value-type="float" office:value="NaN">
                <text:p>NaN</text:p>
              </table:table-cell>
              <table:table-cell office:value-type="float" office:value="2457724">
                <text:p>2457724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4875749">
                <text:p>4875749</text:p>
              </table:table-cell>
              <table:table-cell office:value-type="float" office:value="NaN">
                <text:p>NaN</text:p>
              </table:table-cell>
              <table:table-cell office:value-type="float" office:value="44999850000">
                <text:p>44999850000</text:p>
              </table:table-cell>
              <table:table-cell office:value-type="float" office:value="NaN">
                <text:p>NaN</text:p>
              </table:table-cell>
              <table:table-cell office:value-type="float" office:value="2678448">
                <text:p>2678448</text:p>
              </table:table-cell>
            </table:table-row>
            <table:table-row>
              <table:table-cell office:value-type="float" office:value="325000">
                <text:p>325000</text:p>
              </table:table-cell>
              <table:table-cell office:value-type="float" office:value="5325749">
                <text:p>5325749</text:p>
              </table:table-cell>
              <table:table-cell office:value-type="float" office:value="NaN">
                <text:p>NaN</text:p>
              </table:table-cell>
              <table:table-cell office:value-type="float" office:value="52812337500">
                <text:p>52812337500</text:p>
              </table:table-cell>
              <table:table-cell office:value-type="float" office:value="NaN">
                <text:p>NaN</text:p>
              </table:table-cell>
              <table:table-cell office:value-type="float" office:value="2918284">
                <text:p>2918284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5775749">
                <text:p>5775749</text:p>
              </table:table-cell>
              <table:table-cell office:value-type="float" office:value="NaN">
                <text:p>NaN</text:p>
              </table:table-cell>
              <table:table-cell office:value-type="float" office:value="61249825000">
                <text:p>61249825000</text:p>
              </table:table-cell>
              <table:table-cell office:value-type="float" office:value="NaN">
                <text:p>NaN</text:p>
              </table:table-cell>
              <table:table-cell office:value-type="float" office:value="3150544">
                <text:p>3150544</text:p>
              </table:table-cell>
            </table:table-row>
            <table:table-row>
              <table:table-cell office:value-type="float" office:value="375000">
                <text:p>375000</text:p>
              </table:table-cell>
              <table:table-cell office:value-type="float" office:value="6225749">
                <text:p>6225749</text:p>
              </table:table-cell>
              <table:table-cell office:value-type="float" office:value="NaN">
                <text:p>NaN</text:p>
              </table:table-cell>
              <table:table-cell office:value-type="float" office:value="70312312500">
                <text:p>70312312500</text:p>
              </table:table-cell>
              <table:table-cell office:value-type="float" office:value="NaN">
                <text:p>NaN</text:p>
              </table:table-cell>
              <table:table-cell office:value-type="float" office:value="3402804">
                <text:p>340280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6675749">
                <text:p>6675749</text:p>
              </table:table-cell>
              <table:table-cell office:value-type="float" office:value="NaN">
                <text:p>NaN</text:p>
              </table:table-cell>
              <table:table-cell office:value-type="float" office:value="79999800000">
                <text:p>79999800000</text:p>
              </table:table-cell>
              <table:table-cell office:value-type="float" office:value="NaN">
                <text:p>NaN</text:p>
              </table:table-cell>
              <table:table-cell office:value-type="float" office:value="3660096">
                <text:p>3660096</text:p>
              </table:table-cell>
            </table:table-row>
            <table:table-row>
              <table:table-cell office:value-type="float" office:value="425000">
                <text:p>425000</text:p>
              </table:table-cell>
              <table:table-cell office:value-type="float" office:value="7125749">
                <text:p>7125749</text:p>
              </table:table-cell>
              <table:table-cell office:value-type="float" office:value="NaN">
                <text:p>NaN</text:p>
              </table:table-cell>
              <table:table-cell office:value-type="float" office:value="90312287500">
                <text:p>90312287500</text:p>
              </table:table-cell>
              <table:table-cell office:value-type="float" office:value="NaN">
                <text:p>NaN</text:p>
              </table:table-cell>
              <table:table-cell office:value-type="float" office:value="3903868">
                <text:p>3903868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7575749">
                <text:p>7575749</text:p>
              </table:table-cell>
              <table:table-cell office:value-type="float" office:value="NaN">
                <text:p>NaN</text:p>
              </table:table-cell>
              <table:table-cell office:value-type="float" office:value="101249775000">
                <text:p>101249775000</text:p>
              </table:table-cell>
              <table:table-cell office:value-type="float" office:value="NaN">
                <text:p>NaN</text:p>
              </table:table-cell>
              <table:table-cell office:value-type="float" office:value="4158592">
                <text:p>4158592</text:p>
              </table:table-cell>
            </table:table-row>
            <table:table-row>
              <table:table-cell office:value-type="float" office:value="475000">
                <text:p>475000</text:p>
              </table:table-cell>
              <table:table-cell office:value-type="float" office:value="8025749">
                <text:p>8025749</text:p>
              </table:table-cell>
              <table:table-cell office:value-type="float" office:value="NaN">
                <text:p>NaN</text:p>
              </table:table-cell>
              <table:table-cell office:value-type="float" office:value="112812262500">
                <text:p>112812262500</text:p>
              </table:table-cell>
              <table:table-cell office:value-type="float" office:value="NaN">
                <text:p>NaN</text:p>
              </table:table-cell>
              <table:table-cell office:value-type="float" office:value="4421836">
                <text:p>4421836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8475749">
                <text:p>8475749</text:p>
              </table:table-cell>
              <table:table-cell office:value-type="float" office:value="NaN">
                <text:p>NaN</text:p>
              </table:table-cell>
              <table:table-cell office:value-type="float" office:value="124999750000">
                <text:p>124999750000</text:p>
              </table:table-cell>
              <table:table-cell office:value-type="float" office:value="NaN">
                <text:p>NaN</text:p>
              </table:table-cell>
              <table:table-cell office:value-type="float" office:value="4692496">
                <text:p>46924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872cm" svg:y="3.703cm" style:legend-expansion="high" chart:style-name="ch2"/>
        <chart:plot-area chart:style-name="ch3" table:cell-range-address="Sheet2.A2:Sheet2.C21 Sheet2.B1:Sheet2.C1 Sheet2.F1:Sheet2.F21" chart:data-source-has-labels="both" svg:x="0.32cm" svg:y="0.18cm" svg:width="10.232cm" svg:height="8.64cm">
          <chart:coordinate-region svg:x="1.867cm" svg:y="0.379cm" svg:width="8.685cm" svg:height="7.256cm"/>
          <chart:axis chart:dimension="x" chart:name="primary-x" chart:style-name="ch4" chartooo:axis-type="auto">
            <chartooo:date-scale/>
            <chart:categories table:cell-range-address="Sheet2.A2:Sheet2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21" chart:label-cell-address="Sheet2.B1:Sheet2.B1" chart:class="chart:line">
            <chart:data-point chart:repeated="20"/>
          </chart:series>
          <chart:series chart:style-name="ch7" chart:values-cell-range-address="Sheet2.C2:Sheet2.C21" chart:label-cell-address="Sheet2.C1:Sheet2.C1" chart:class="chart:line">
            <chart:data-point chart:repeated="20"/>
          </chart:series>
          <chart:series chart:style-name="ch8" chart:values-cell-range-address="Sheet2.F2:Sheet2.F21" chart:label-cell-address="Sheet2.F1:Sheet2.F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 Sort Comp</text:p>
                <draw:g>
                  <svg:desc>Sheet2.B1:Sheet2.B1</svg:desc>
                </draw:g>
              </table:table-cell>
              <table:table-cell office:value-type="string">
                <text:p>Insertion Sort Rec Comp</text:p>
                <draw:g>
                  <svg:desc>Sheet2.C1:Sheet2.C1</svg:desc>
                </draw:g>
              </table:table-cell>
              <table:table-cell office:value-type="string">
                <text:p>Merge Sort Rec Comp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Sheet2.A2:Sheet2.A21</svg:desc>
                </draw:g>
              </table:table-cell>
              <table:table-cell office:value-type="float" office:value="51833">
                <text:p>51833</text:p>
                <draw:g>
                  <svg:desc>Sheet2.B2:Sheet2.B21</svg:desc>
                </draw:g>
              </table:table-cell>
              <table:table-cell office:value-type="float" office:value="51833">
                <text:p>51833</text:p>
                <draw:g>
                  <svg:desc>Sheet2.C2:Sheet2.C21</svg:desc>
                </draw:g>
              </table:table-cell>
              <table:table-cell office:value-type="float" office:value="29804">
                <text:p>29804</text:p>
                <draw:g>
                  <svg:desc>Sheet2.F2:Sheet2.F21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3643">
                <text:p>113643</text:p>
              </table:table-cell>
              <table:table-cell office:value-type="float" office:value="113643">
                <text:p>113643</text:p>
              </table:table-cell>
              <table:table-cell office:value-type="float" office:value="64608">
                <text:p>6460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78643">
                <text:p>178643</text:p>
              </table:table-cell>
              <table:table-cell office:value-type="float" office:value="178643">
                <text:p>178643</text:p>
              </table:table-cell>
              <table:table-cell office:value-type="float" office:value="102252">
                <text:p>10225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47261">
                <text:p>247261</text:p>
              </table:table-cell>
              <table:table-cell office:value-type="float" office:value="247261">
                <text:p>247261</text:p>
              </table:table-cell>
              <table:table-cell office:value-type="float" office:value="139216">
                <text:p>13921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17261">
                <text:p>317261</text:p>
              </table:table-cell>
              <table:table-cell office:value-type="float" office:value="317261">
                <text:p>317261</text:p>
              </table:table-cell>
              <table:table-cell office:value-type="float" office:value="178756">
                <text:p>17875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87261">
                <text:p>387261</text:p>
              </table:table-cell>
              <table:table-cell office:value-type="float" office:value="387261">
                <text:p>387261</text:p>
              </table:table-cell>
              <table:table-cell office:value-type="float" office:value="219504">
                <text:p>219504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459495">
                <text:p>459495</text:p>
              </table:table-cell>
              <table:table-cell office:value-type="float" office:value="459495">
                <text:p>459495</text:p>
              </table:table-cell>
              <table:table-cell office:value-type="float" office:value="260100">
                <text:p>26010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534495">
                <text:p>534495</text:p>
              </table:table-cell>
              <table:table-cell office:value-type="float" office:value="534495">
                <text:p>534495</text:p>
              </table:table-cell>
              <table:table-cell office:value-type="float" office:value="298432">
                <text:p>298432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609495">
                <text:p>609495</text:p>
              </table:table-cell>
              <table:table-cell office:value-type="float" office:value="609495">
                <text:p>609495</text:p>
              </table:table-cell>
              <table:table-cell office:value-type="float" office:value="339340">
                <text:p>33934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684495">
                <text:p>684495</text:p>
              </table:table-cell>
              <table:table-cell office:value-type="float" office:value="684495">
                <text:p>684495</text:p>
              </table:table-cell>
              <table:table-cell office:value-type="float" office:value="382512">
                <text:p>382512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759495">
                <text:p>759495</text:p>
              </table:table-cell>
              <table:table-cell office:value-type="float" office:value="759495">
                <text:p>759495</text:p>
              </table:table-cell>
              <table:table-cell office:value-type="float" office:value="424028">
                <text:p>42402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834495">
                <text:p>834495</text:p>
              </table:table-cell>
              <table:table-cell office:value-type="float" office:value="834495">
                <text:p>834495</text:p>
              </table:table-cell>
              <table:table-cell office:value-type="float" office:value="469008">
                <text:p>469008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909495">
                <text:p>909495</text:p>
              </table:table-cell>
              <table:table-cell office:value-type="float" office:value="909495">
                <text:p>909495</text:p>
              </table:table-cell>
              <table:table-cell office:value-type="float" office:value="518092">
                <text:p>518092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988961">
                <text:p>988961</text:p>
              </table:table-cell>
              <table:table-cell office:value-type="float" office:value="988961">
                <text:p>988961</text:p>
              </table:table-cell>
              <table:table-cell office:value-type="float" office:value="555200">
                <text:p>555200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068961">
                <text:p>1068961</text:p>
              </table:table-cell>
              <table:table-cell office:value-type="float" office:value="1068961">
                <text:p>1068961</text:p>
              </table:table-cell>
              <table:table-cell office:value-type="float" office:value="594612">
                <text:p>594612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148961">
                <text:p>1148961</text:p>
              </table:table-cell>
              <table:table-cell office:value-type="float" office:value="1148961">
                <text:p>1148961</text:p>
              </table:table-cell>
              <table:table-cell office:value-type="float" office:value="636864">
                <text:p>636864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1228961">
                <text:p>1228961</text:p>
              </table:table-cell>
              <table:table-cell office:value-type="float" office:value="1228961">
                <text:p>1228961</text:p>
              </table:table-cell>
              <table:table-cell office:value-type="float" office:value="678956">
                <text:p>678956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308961">
                <text:p>1308961</text:p>
              </table:table-cell>
              <table:table-cell office:value-type="float" office:value="1308961">
                <text:p>1308961</text:p>
              </table:table-cell>
              <table:table-cell office:value-type="float" office:value="723680">
                <text:p>723680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1388961">
                <text:p>1388961</text:p>
              </table:table-cell>
              <table:table-cell office:value-type="float" office:value="1388961">
                <text:p>1388961</text:p>
              </table:table-cell>
              <table:table-cell office:value-type="float" office:value="768708">
                <text:p>76870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468961">
                <text:p>1468961</text:p>
              </table:table-cell>
              <table:table-cell office:value-type="float" office:value="1468961">
                <text:p>1468961</text:p>
              </table:table-cell>
              <table:table-cell office:value-type="float" office:value="815024">
                <text:p>8150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608cm" svg:y="3.205cm" style:legend-expansion="high" chart:style-name="ch2"/>
        <chart:plot-area chart:style-name="ch3" table:cell-range-address="Sheet2.A87:Sheet2.F122 Sheet2.B86:Sheet2.F86" chart:data-source-has-labels="both" svg:x="0.32cm" svg:y="0.18cm" svg:width="9.968cm" svg:height="8.64cm">
          <chart:coordinate-region svg:x="1.312cm" svg:y="0.379cm" svg:width="8.976cm" svg:height="7.125cm"/>
          <chart:axis chart:dimension="x" chart:name="primary-x" chart:style-name="ch4" chartooo:axis-type="auto">
            <chartooo:date-scale/>
            <chart:categories table:cell-range-address="Sheet2.A87:Sheet2.A1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87:Sheet2.B122" chart:label-cell-address="Sheet2.B86:Sheet2.B86" chart:class="chart:line">
            <chart:data-point chart:repeated="36"/>
          </chart:series>
          <chart:series chart:style-name="ch7" chart:values-cell-range-address="Sheet2.C87:Sheet2.C122" chart:label-cell-address="Sheet2.C86:Sheet2.C86" chart:class="chart:line">
            <chart:data-point chart:repeated="36"/>
          </chart:series>
          <chart:series chart:style-name="ch8" chart:values-cell-range-address="Sheet2.D87:Sheet2.D122" chart:label-cell-address="Sheet2.D86:Sheet2.D86" chart:class="chart:line">
            <chart:data-point chart:repeated="36"/>
          </chart:series>
          <chart:series chart:style-name="ch9" chart:values-cell-range-address="Sheet2.E87:Sheet2.E122" chart:label-cell-address="Sheet2.E86:Sheet2.E86" chart:class="chart:line">
            <chart:data-point chart:repeated="36"/>
          </chart:series>
          <chart:series chart:style-name="ch10" chart:values-cell-range-address="Sheet2.F87:Sheet2.F122" chart:label-cell-address="Sheet2.F86:Sheet2.F86" chart:class="chart:line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 Sort Tempo</text:p>
                <draw:g>
                  <svg:desc>Sheet2.B86:Sheet2.B86</svg:desc>
                </draw:g>
              </table:table-cell>
              <table:table-cell office:value-type="string">
                <text:p>Insertion Sort Rec Tempo</text:p>
                <draw:g>
                  <svg:desc>Sheet2.C86:Sheet2.C86</svg:desc>
                </draw:g>
              </table:table-cell>
              <table:table-cell office:value-type="string">
                <text:p>Selection Sort Tempo</text:p>
                <draw:g>
                  <svg:desc>Sheet2.D86:Sheet2.D86</svg:desc>
                </draw:g>
              </table:table-cell>
              <table:table-cell office:value-type="string">
                <text:p>Selection Sort Rec Tempo</text:p>
                <draw:g>
                  <svg:desc>Sheet2.E86:Sheet2.E86</svg:desc>
                </draw:g>
              </table:table-cell>
              <table:table-cell office:value-type="string">
                <text:p>Merge Sort Rec Tempo</text:p>
                <draw:g>
                  <svg:desc>Sheet2.F86:Sheet2.F86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Sheet2.A87:Sheet2.A122</svg:desc>
                </draw:g>
              </table:table-cell>
              <table:table-cell office:value-type="float" office:value="0.118168">
                <text:p>0.118168</text:p>
                <draw:g>
                  <svg:desc>Sheet2.B87:Sheet2.B122</svg:desc>
                </draw:g>
              </table:table-cell>
              <table:table-cell office:value-type="float" office:value="0.098027">
                <text:p>0.098027</text:p>
                <draw:g>
                  <svg:desc>Sheet2.C87:Sheet2.C122</svg:desc>
                </draw:g>
              </table:table-cell>
              <table:table-cell office:value-type="float" office:value="0.029911">
                <text:p>0.029911</text:p>
                <draw:g>
                  <svg:desc>Sheet2.D87:Sheet2.D122</svg:desc>
                </draw:g>
              </table:table-cell>
              <table:table-cell office:value-type="float" office:value="0.029717">
                <text:p>0.029717</text:p>
                <draw:g>
                  <svg:desc>Sheet2.E87:Sheet2.E122</svg:desc>
                </draw:g>
              </table:table-cell>
              <table:table-cell office:value-type="float" office:value="0.00044">
                <text:p>0.00044</text:p>
                <draw:g>
                  <svg:desc>Sheet2.F87:Sheet2.F122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252599">
                <text:p>0.252599</text:p>
              </table:table-cell>
              <table:table-cell office:value-type="float" office:value="0.503795">
                <text:p>0.503795</text:p>
              </table:table-cell>
              <table:table-cell office:value-type="float" office:value="0.119238">
                <text:p>0.119238</text:p>
              </table:table-cell>
              <table:table-cell office:value-type="float" office:value="0.118908">
                <text:p>0.118908</text:p>
              </table:table-cell>
              <table:table-cell office:value-type="float" office:value="0.000961">
                <text:p>0.00096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568063">
                <text:p>0.568063</text:p>
              </table:table-cell>
              <table:table-cell office:value-type="float" office:value="1.229309">
                <text:p>1.229309</text:p>
              </table:table-cell>
              <table:table-cell office:value-type="float" office:value="0.268246">
                <text:p>0.268246</text:p>
              </table:table-cell>
              <table:table-cell office:value-type="float" office:value="0.265534">
                <text:p>0.265534</text:p>
              </table:table-cell>
              <table:table-cell office:value-type="float" office:value="0.001569">
                <text:p>0.00156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007184">
                <text:p>1.007184</text:p>
              </table:table-cell>
              <table:table-cell office:value-type="float" office:value="1.825658">
                <text:p>1.825658</text:p>
              </table:table-cell>
              <table:table-cell office:value-type="float" office:value="0.477937">
                <text:p>0.477937</text:p>
              </table:table-cell>
              <table:table-cell office:value-type="float" office:value="0.472452">
                <text:p>0.472452</text:p>
              </table:table-cell>
              <table:table-cell office:value-type="float" office:value="0.00225">
                <text:p>0.00225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.571726">
                <text:p>1.571726</text:p>
              </table:table-cell>
              <table:table-cell office:value-type="float" office:value="3.125818">
                <text:p>3.125818</text:p>
              </table:table-cell>
              <table:table-cell office:value-type="float" office:value="0.744849">
                <text:p>0.744849</text:p>
              </table:table-cell>
              <table:table-cell office:value-type="float" office:value="0.738623">
                <text:p>0.738623</text:p>
              </table:table-cell>
              <table:table-cell office:value-type="float" office:value="0.002808">
                <text:p>0.00280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.263041">
                <text:p>2.263041</text:p>
              </table:table-cell>
              <table:table-cell office:value-type="float" office:value="4.850871">
                <text:p>4.850871</text:p>
              </table:table-cell>
              <table:table-cell office:value-type="float" office:value="1.072423">
                <text:p>1.072423</text:p>
              </table:table-cell>
              <table:table-cell office:value-type="float" office:value="1.063283">
                <text:p>1.063283</text:p>
              </table:table-cell>
              <table:table-cell office:value-type="float" office:value="0.003001">
                <text:p>0.003001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3.079583">
                <text:p>3.079583</text:p>
              </table:table-cell>
              <table:table-cell office:value-type="float" office:value="6.360693">
                <text:p>6.360693</text:p>
              </table:table-cell>
              <table:table-cell office:value-type="float" office:value="1.456197">
                <text:p>1.456197</text:p>
              </table:table-cell>
              <table:table-cell office:value-type="float" office:value="1.44677">
                <text:p>1.44677</text:p>
              </table:table-cell>
              <table:table-cell office:value-type="float" office:value="0.004347">
                <text:p>0.00434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.021921">
                <text:p>4.021921</text:p>
              </table:table-cell>
              <table:table-cell office:value-type="float" office:value="8.486891">
                <text:p>8.486891</text:p>
              </table:table-cell>
              <table:table-cell office:value-type="float" office:value="1.906246">
                <text:p>1.906246</text:p>
              </table:table-cell>
              <table:table-cell office:value-type="float" office:value="1.891865">
                <text:p>1.891865</text:p>
              </table:table-cell>
              <table:table-cell office:value-type="float" office:value="0.004953">
                <text:p>0.004953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5.088258">
                <text:p>5.088258</text:p>
              </table:table-cell>
              <table:table-cell office:value-type="float" office:value="11.051536">
                <text:p>11.051536</text:p>
              </table:table-cell>
              <table:table-cell office:value-type="float" office:value="2.405881">
                <text:p>2.405881</text:p>
              </table:table-cell>
              <table:table-cell office:value-type="float" office:value="2.390965">
                <text:p>2.390965</text:p>
              </table:table-cell>
              <table:table-cell office:value-type="float" office:value="0.00574">
                <text:p>0.0057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6.279591">
                <text:p>6.279591</text:p>
              </table:table-cell>
              <table:table-cell office:value-type="float" office:value="13.44856">
                <text:p>13.44856</text:p>
              </table:table-cell>
              <table:table-cell office:value-type="float" office:value="2.968864">
                <text:p>2.968864</text:p>
              </table:table-cell>
              <table:table-cell office:value-type="float" office:value="2.954667">
                <text:p>2.954667</text:p>
              </table:table-cell>
              <table:table-cell office:value-type="float" office:value="0.006416">
                <text:p>0.006416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7.601669">
                <text:p>7.601669</text:p>
              </table:table-cell>
              <table:table-cell office:value-type="float" office:value="16.028733">
                <text:p>16.028733</text:p>
              </table:table-cell>
              <table:table-cell office:value-type="float" office:value="3.592741">
                <text:p>3.592741</text:p>
              </table:table-cell>
              <table:table-cell office:value-type="float" office:value="3.57498">
                <text:p>3.57498</text:p>
              </table:table-cell>
              <table:table-cell office:value-type="float" office:value="0.007219">
                <text:p>0.007219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9.041052">
                <text:p>9.041052</text:p>
              </table:table-cell>
              <table:table-cell office:value-type="float" office:value="19.393372">
                <text:p>19.393372</text:p>
              </table:table-cell>
              <table:table-cell office:value-type="float" office:value="4.279532">
                <text:p>4.279532</text:p>
              </table:table-cell>
              <table:table-cell office:value-type="float" office:value="4.255069">
                <text:p>4.255069</text:p>
              </table:table-cell>
              <table:table-cell office:value-type="float" office:value="0.007885">
                <text:p>0.007885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10.608986">
                <text:p>10.608986</text:p>
              </table:table-cell>
              <table:table-cell office:value-type="float" office:value="22.453716">
                <text:p>22.453716</text:p>
              </table:table-cell>
              <table:table-cell office:value-type="float" office:value="4.999685">
                <text:p>4.999685</text:p>
              </table:table-cell>
              <table:table-cell office:value-type="float" office:value="4.997232">
                <text:p>4.997232</text:p>
              </table:table-cell>
              <table:table-cell office:value-type="float" office:value="0.00663">
                <text:p>0.0066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2.29743">
                <text:p>12.29743</text:p>
              </table:table-cell>
              <table:table-cell office:value-type="float" office:value="26.236926">
                <text:p>26.236926</text:p>
              </table:table-cell>
              <table:table-cell office:value-type="float" office:value="5.795743">
                <text:p>5.795743</text:p>
              </table:table-cell>
              <table:table-cell office:value-type="float" office:value="5.790198">
                <text:p>5.790198</text:p>
              </table:table-cell>
              <table:table-cell office:value-type="float" office:value="0.007258">
                <text:p>0.007258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4.120819">
                <text:p>14.120819</text:p>
              </table:table-cell>
              <table:table-cell office:value-type="float" office:value="30.731346">
                <text:p>30.731346</text:p>
              </table:table-cell>
              <table:table-cell office:value-type="float" office:value="6.653466">
                <text:p>6.653466</text:p>
              </table:table-cell>
              <table:table-cell office:value-type="float" office:value="6.641978">
                <text:p>6.641978</text:p>
              </table:table-cell>
              <table:table-cell office:value-type="float" office:value="0.007787">
                <text:p>0.00778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6.0522">
                <text:p>16.0522</text:p>
              </table:table-cell>
              <table:table-cell office:value-type="float" office:value="34.227518">
                <text:p>34.227518</text:p>
              </table:table-cell>
              <table:table-cell office:value-type="float" office:value="7.569343">
                <text:p>7.569343</text:p>
              </table:table-cell>
              <table:table-cell office:value-type="float" office:value="7.560972">
                <text:p>7.560972</text:p>
              </table:table-cell>
              <table:table-cell office:value-type="float" office:value="0.009726">
                <text:p>0.009726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18.115625">
                <text:p>18.115625</text:p>
              </table:table-cell>
              <table:table-cell office:value-type="float" office:value="38.663125">
                <text:p>38.663125</text:p>
              </table:table-cell>
              <table:table-cell office:value-type="float" office:value="8.550027">
                <text:p>8.550027</text:p>
              </table:table-cell>
              <table:table-cell office:value-type="float" office:value="8.527044">
                <text:p>8.527044</text:p>
              </table:table-cell>
              <table:table-cell office:value-type="float" office:value="0.008826">
                <text:p>0.008826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0.312059">
                <text:p>20.312059</text:p>
              </table:table-cell>
              <table:table-cell office:value-type="float" office:value="43.232425">
                <text:p>43.232425</text:p>
              </table:table-cell>
              <table:table-cell office:value-type="float" office:value="9.585462">
                <text:p>9.585462</text:p>
              </table:table-cell>
              <table:table-cell office:value-type="float" office:value="9.56069">
                <text:p>9.56069</text:p>
              </table:table-cell>
              <table:table-cell office:value-type="float" office:value="0.009516">
                <text:p>0.009516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22.627263">
                <text:p>22.627263</text:p>
              </table:table-cell>
              <table:table-cell office:value-type="float" office:value="47.21788">
                <text:p>47.21788</text:p>
              </table:table-cell>
              <table:table-cell office:value-type="float" office:value="10.684028">
                <text:p>10.684028</text:p>
              </table:table-cell>
              <table:table-cell office:value-type="float" office:value="10.650005">
                <text:p>10.650005</text:p>
              </table:table-cell>
              <table:table-cell office:value-type="float" office:value="0.010046">
                <text:p>0.01004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5.053228">
                <text:p>25.053228</text:p>
              </table:table-cell>
              <table:table-cell office:value-type="float" office:value="53.987157">
                <text:p>53.987157</text:p>
              </table:table-cell>
              <table:table-cell office:value-type="float" office:value="11.818751">
                <text:p>11.818751</text:p>
              </table:table-cell>
              <table:table-cell office:value-type="float" office:value="11.796242">
                <text:p>11.796242</text:p>
              </table:table-cell>
              <table:table-cell office:value-type="float" office:value="0.012058">
                <text:p>0.012058</text:p>
              </table:table-cell>
            </table:table-row>
            <table:table-row>
              <table:table-cell office:value-type="float" office:value="125000">
                <text:p>125000</text:p>
              </table:table-cell>
              <table:table-cell office:value-type="float" office:value="78.199609">
                <text:p>78.199609</text:p>
              </table:table-cell>
              <table:table-cell office:value-type="float" office:value="NaN">
                <text:p>NaN</text:p>
              </table:table-cell>
              <table:table-cell office:value-type="float" office:value="18.280126">
                <text:p>18.280126</text:p>
              </table:table-cell>
              <table:table-cell office:value-type="float" office:value="NaN">
                <text:p>NaN</text:p>
              </table:table-cell>
              <table:table-cell office:value-type="float" office:value="0.015792">
                <text:p>0.015792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15.681547">
                <text:p>115.681547</text:p>
              </table:table-cell>
              <table:table-cell office:value-type="float" office:value="NaN">
                <text:p>NaN</text:p>
              </table:table-cell>
              <table:table-cell office:value-type="float" office:value="26.325574">
                <text:p>26.325574</text:p>
              </table:table-cell>
              <table:table-cell office:value-type="float" office:value="NaN">
                <text:p>NaN</text:p>
              </table:table-cell>
              <table:table-cell office:value-type="float" office:value="0.019648">
                <text:p>0.019648</text:p>
              </table:table-cell>
            </table:table-row>
            <table:table-row>
              <table:table-cell office:value-type="float" office:value="175000">
                <text:p>175000</text:p>
              </table:table-cell>
              <table:table-cell office:value-type="float" office:value="159.951234">
                <text:p>159.951234</text:p>
              </table:table-cell>
              <table:table-cell office:value-type="float" office:value="NaN">
                <text:p>NaN</text:p>
              </table:table-cell>
              <table:table-cell office:value-type="float" office:value="35.822236">
                <text:p>35.822236</text:p>
              </table:table-cell>
              <table:table-cell office:value-type="float" office:value="NaN">
                <text:p>NaN</text:p>
              </table:table-cell>
              <table:table-cell office:value-type="float" office:value="0.021063">
                <text:p>0.02106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10.980536">
                <text:p>210.980536</text:p>
              </table:table-cell>
              <table:table-cell office:value-type="float" office:value="NaN">
                <text:p>NaN</text:p>
              </table:table-cell>
              <table:table-cell office:value-type="float" office:value="46.787042">
                <text:p>46.787042</text:p>
              </table:table-cell>
              <table:table-cell office:value-type="float" office:value="NaN">
                <text:p>NaN</text:p>
              </table:table-cell>
              <table:table-cell office:value-type="float" office:value="0.025969">
                <text:p>0.025969</text:p>
              </table:table-cell>
            </table:table-row>
            <table:table-row>
              <table:table-cell office:value-type="float" office:value="225000">
                <text:p>225000</text:p>
              </table:table-cell>
              <table:table-cell office:value-type="float" office:value="268.803613">
                <text:p>268.803613</text:p>
              </table:table-cell>
              <table:table-cell office:value-type="float" office:value="NaN">
                <text:p>NaN</text:p>
              </table:table-cell>
              <table:table-cell office:value-type="float" office:value="59.213762">
                <text:p>59.213762</text:p>
              </table:table-cell>
              <table:table-cell office:value-type="float" office:value="NaN">
                <text:p>NaN</text:p>
              </table:table-cell>
              <table:table-cell office:value-type="float" office:value="0.032164">
                <text:p>0.032164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333.527516">
                <text:p>333.527516</text:p>
              </table:table-cell>
              <table:table-cell office:value-type="float" office:value="NaN">
                <text:p>NaN</text:p>
              </table:table-cell>
              <table:table-cell office:value-type="float" office:value="73.121886">
                <text:p>73.121886</text:p>
              </table:table-cell>
              <table:table-cell office:value-type="float" office:value="NaN">
                <text:p>NaN</text:p>
              </table:table-cell>
              <table:table-cell office:value-type="float" office:value="0.037244">
                <text:p>0.037244</text:p>
              </table:table-cell>
            </table:table-row>
            <table:table-row>
              <table:table-cell office:value-type="float" office:value="275000">
                <text:p>275000</text:p>
              </table:table-cell>
              <table:table-cell office:value-type="float" office:value="404.994366">
                <text:p>404.994366</text:p>
              </table:table-cell>
              <table:table-cell office:value-type="float" office:value="NaN">
                <text:p>NaN</text:p>
              </table:table-cell>
              <table:table-cell office:value-type="float" office:value="88.472379">
                <text:p>88.472379</text:p>
              </table:table-cell>
              <table:table-cell office:value-type="float" office:value="NaN">
                <text:p>NaN</text:p>
              </table:table-cell>
              <table:table-cell office:value-type="float" office:value="0.039225">
                <text:p>0.039225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483.282726">
                <text:p>483.282726</text:p>
              </table:table-cell>
              <table:table-cell office:value-type="float" office:value="NaN">
                <text:p>NaN</text:p>
              </table:table-cell>
              <table:table-cell office:value-type="float" office:value="105.28116">
                <text:p>105.28116</text:p>
              </table:table-cell>
              <table:table-cell office:value-type="float" office:value="NaN">
                <text:p>NaN</text:p>
              </table:table-cell>
              <table:table-cell office:value-type="float" office:value="0.04289">
                <text:p>0.04289</text:p>
              </table:table-cell>
            </table:table-row>
            <table:table-row>
              <table:table-cell office:value-type="float" office:value="325000">
                <text:p>325000</text:p>
              </table:table-cell>
              <table:table-cell office:value-type="float" office:value="568.349814">
                <text:p>568.349814</text:p>
              </table:table-cell>
              <table:table-cell office:value-type="float" office:value="NaN">
                <text:p>NaN</text:p>
              </table:table-cell>
              <table:table-cell office:value-type="float" office:value="123.556029">
                <text:p>123.556029</text:p>
              </table:table-cell>
              <table:table-cell office:value-type="float" office:value="NaN">
                <text:p>NaN</text:p>
              </table:table-cell>
              <table:table-cell office:value-type="float" office:value="0.045729">
                <text:p>0.045729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660.341302">
                <text:p>660.341302</text:p>
              </table:table-cell>
              <table:table-cell office:value-type="float" office:value="NaN">
                <text:p>NaN</text:p>
              </table:table-cell>
              <table:table-cell office:value-type="float" office:value="143.286822">
                <text:p>143.286822</text:p>
              </table:table-cell>
              <table:table-cell office:value-type="float" office:value="NaN">
                <text:p>NaN</text:p>
              </table:table-cell>
              <table:table-cell office:value-type="float" office:value="0.049014">
                <text:p>0.049014</text:p>
              </table:table-cell>
            </table:table-row>
            <table:table-row>
              <table:table-cell office:value-type="float" office:value="375000">
                <text:p>375000</text:p>
              </table:table-cell>
              <table:table-cell office:value-type="float" office:value="759.08654">
                <text:p>759.08654</text:p>
              </table:table-cell>
              <table:table-cell office:value-type="float" office:value="NaN">
                <text:p>NaN</text:p>
              </table:table-cell>
              <table:table-cell office:value-type="float" office:value="164.511088">
                <text:p>164.511088</text:p>
              </table:table-cell>
              <table:table-cell office:value-type="float" office:value="NaN">
                <text:p>NaN</text:p>
              </table:table-cell>
              <table:table-cell office:value-type="float" office:value="0.056555">
                <text:p>0.05655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864.581715">
                <text:p>864.581715</text:p>
              </table:table-cell>
              <table:table-cell office:value-type="float" office:value="NaN">
                <text:p>NaN</text:p>
              </table:table-cell>
              <table:table-cell office:value-type="float" office:value="187.170516">
                <text:p>187.170516</text:p>
              </table:table-cell>
              <table:table-cell office:value-type="float" office:value="NaN">
                <text:p>NaN</text:p>
              </table:table-cell>
              <table:table-cell office:value-type="float" office:value="0.059728">
                <text:p>0.059728</text:p>
              </table:table-cell>
            </table:table-row>
            <table:table-row>
              <table:table-cell office:value-type="float" office:value="425000">
                <text:p>425000</text:p>
              </table:table-cell>
              <table:table-cell office:value-type="float" office:value="976.864352">
                <text:p>976.864352</text:p>
              </table:table-cell>
              <table:table-cell office:value-type="float" office:value="NaN">
                <text:p>NaN</text:p>
              </table:table-cell>
              <table:table-cell office:value-type="float" office:value="211.367798">
                <text:p>211.367798</text:p>
              </table:table-cell>
              <table:table-cell office:value-type="float" office:value="NaN">
                <text:p>NaN</text:p>
              </table:table-cell>
              <table:table-cell office:value-type="float" office:value="0.064094">
                <text:p>0.064094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1096.126487">
                <text:p>1096.126487</text:p>
              </table:table-cell>
              <table:table-cell office:value-type="float" office:value="NaN">
                <text:p>NaN</text:p>
              </table:table-cell>
              <table:table-cell office:value-type="float" office:value="237.01425">
                <text:p>237.01425</text:p>
              </table:table-cell>
              <table:table-cell office:value-type="float" office:value="NaN">
                <text:p>NaN</text:p>
              </table:table-cell>
              <table:table-cell office:value-type="float" office:value="0.063554">
                <text:p>0.063554</text:p>
              </table:table-cell>
            </table:table-row>
            <table:table-row>
              <table:table-cell office:value-type="float" office:value="475000">
                <text:p>475000</text:p>
              </table:table-cell>
              <table:table-cell office:value-type="float" office:value="1221.975983">
                <text:p>1221.975983</text:p>
              </table:table-cell>
              <table:table-cell office:value-type="float" office:value="NaN">
                <text:p>NaN</text:p>
              </table:table-cell>
              <table:table-cell office:value-type="float" office:value="264.166573">
                <text:p>264.166573</text:p>
              </table:table-cell>
              <table:table-cell office:value-type="float" office:value="NaN">
                <text:p>NaN</text:p>
              </table:table-cell>
              <table:table-cell office:value-type="float" office:value="0.066658">
                <text:p>0.066658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354.74222">
                <text:p>1354.74222</text:p>
              </table:table-cell>
              <table:table-cell office:value-type="float" office:value="NaN">
                <text:p>NaN</text:p>
              </table:table-cell>
              <table:table-cell office:value-type="float" office:value="292.595526">
                <text:p>292.595526</text:p>
              </table:table-cell>
              <table:table-cell office:value-type="float" office:value="NaN">
                <text:p>NaN</text:p>
              </table:table-cell>
              <table:table-cell office:value-type="float" office:value="0.071396">
                <text:p>0.07139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2 3 0 1" chart:style-name="ch1">
        <chart:legend chart:legend-position="end" svg:x="9.867cm" svg:y="3.454cm" style:legend-expansion="high" chart:style-name="ch2"/>
        <chart:plot-area chart:style-name="ch3" table:cell-range-address="Sheet2.S2:Sheet2.U21 Sheet2.V1:Sheet2.W21 Sheet2.T1:Sheet2.U1" chart:data-source-has-labels="both" svg:x="0.32cm" svg:y="0.18cm" svg:width="9.227cm" svg:height="8.64cm">
          <chart:coordinate-region svg:x="2.423cm" svg:y="0.379cm" svg:width="7.124cm" svg:height="6.601cm"/>
          <chart:axis chart:dimension="x" chart:name="primary-x" chart:style-name="ch4" chartooo:axis-type="auto">
            <chartooo:date-scale/>
            <chart:categories table:cell-range-address="Sheet2.S2:Sheet2.S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V2:Sheet2.V21" chart:label-cell-address="Sheet2.V1:Sheet2.V1" chart:class="chart:line">
            <chart:data-point chart:repeated="20"/>
          </chart:series>
          <chart:series chart:style-name="ch7" chart:values-cell-range-address="Sheet2.W2:Sheet2.W21" chart:label-cell-address="Sheet2.W1:Sheet2.W1" chart:class="chart:line">
            <chart:data-point chart:repeated="20"/>
          </chart:series>
          <chart:series chart:style-name="ch8" chart:values-cell-range-address="Sheet2.T2:Sheet2.T21" chart:label-cell-address="Sheet2.T1:Sheet2.T1" chart:class="chart:line">
            <chart:data-point chart:repeated="20"/>
          </chart:series>
          <chart:series chart:style-name="ch9" chart:values-cell-range-address="Sheet2.U2:Sheet2.U21" chart:label-cell-address="Sheet2.U1:Sheet2.U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ca Linear Comp</text:p>
                <draw:g>
                  <svg:desc>Sheet2.V1:Sheet2.V1</svg:desc>
                </draw:g>
              </table:table-cell>
              <table:table-cell office:value-type="string">
                <text:p>Busca Linear Recursiva Comp</text:p>
                <draw:g>
                  <svg:desc>Sheet2.W1:Sheet2.W1</svg:desc>
                </draw:g>
              </table:table-cell>
              <table:table-cell office:value-type="string">
                <text:p>Busca Binaria Comp</text:p>
                <draw:g>
                  <svg:desc>Sheet2.T1:Sheet2.T1</svg:desc>
                </draw:g>
              </table:table-cell>
              <table:table-cell office:value-type="string">
                <text:p>Busca Binaria Recursiva Comp</text:p>
                <draw:g>
                  <svg:desc>Sheet2.U1:Sheet2.U1</svg:desc>
                </draw:g>
              </table:table-cell>
            </table:table-row>
          </table:table-header-rows>
          <table:table-rows>
            <table:table-row>
              <table:table-cell office:value-type="float" office:value="100000000">
                <text:p>100000000</text:p>
                <draw:g>
                  <svg:desc>Sheet2.S2:Sheet2.S21</svg:desc>
                </draw:g>
              </table:table-cell>
              <table:table-cell office:value-type="float" office:value="100000000">
                <text:p>100000000</text:p>
                <draw:g>
                  <svg:desc>Sheet2.V2:Sheet2.V21</svg:desc>
                </draw:g>
              </table:table-cell>
              <table:table-cell office:value-type="float" office:value="NaN">
                <text:p>NaN</text:p>
                <draw:g>
                  <svg:desc>Sheet2.W2:Sheet2.W21</svg:desc>
                </draw:g>
              </table:table-cell>
              <table:table-cell office:value-type="float" office:value="26">
                <text:p>26</text:p>
                <draw:g>
                  <svg:desc>Sheet2.T2:Sheet2.T21</svg:desc>
                </draw:g>
              </table:table-cell>
              <table:table-cell office:value-type="float" office:value="26">
                <text:p>26</text:p>
                <draw:g>
                  <svg:desc>Sheet2.U2:Sheet2.U21</svg:desc>
                </draw:g>
              </table:table-cell>
            </table:table-row>
            <table:table-row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00000000">
                <text:p>300000000</text:p>
              </table:table-cell>
              <table:table-cell office:value-type="float" office:value="300000000">
                <text:p>300000000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00000000">
                <text:p>400000000</text:p>
              </table:table-cell>
              <table:table-cell office:value-type="float" office:value="400000000">
                <text:p>400000000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00000000">
                <text:p>500000000</text:p>
              </table:table-cell>
              <table:table-cell office:value-type="float" office:value="500000000">
                <text:p>500000000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00000000">
                <text:p>600000000</text:p>
              </table:table-cell>
              <table:table-cell office:value-type="float" office:value="600000000">
                <text:p>600000000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700000000">
                <text:p>700000000</text:p>
              </table:table-cell>
              <table:table-cell office:value-type="float" office:value="700000000">
                <text:p>700000000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800000000">
                <text:p>800000000</text:p>
              </table:table-cell>
              <table:table-cell office:value-type="float" office:value="800000000">
                <text:p>800000000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900000000">
                <text:p>900000000</text:p>
              </table:table-cell>
              <table:table-cell office:value-type="float" office:value="900000000">
                <text:p>90000000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1000000000">
                <text:p>100000000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100000000">
                <text:p>1100000000</text:p>
              </table:table-cell>
              <table:table-cell office:value-type="float" office:value="1100000000">
                <text:p>110000000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200000000">
                <text:p>1200000000</text:p>
              </table:table-cell>
              <table:table-cell office:value-type="float" office:value="1200000000">
                <text:p>120000000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00000000">
                <text:p>1300000000</text:p>
              </table:table-cell>
              <table:table-cell office:value-type="float" office:value="1300000000">
                <text:p>130000000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400000000">
                <text:p>1400000000</text:p>
              </table:table-cell>
              <table:table-cell office:value-type="float" office:value="1400000000">
                <text:p>140000000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500000000">
                <text:p>1500000000</text:p>
              </table:table-cell>
              <table:table-cell office:value-type="float" office:value="1500000000">
                <text:p>150000000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600000000">
                <text:p>1600000000</text:p>
              </table:table-cell>
              <table:table-cell office:value-type="float" office:value="1600000000">
                <text:p>160000000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700000000">
                <text:p>1700000000</text:p>
              </table:table-cell>
              <table:table-cell office:value-type="float" office:value="1700000000">
                <text:p>1700000000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800000000">
                <text:p>1800000000</text:p>
              </table:table-cell>
              <table:table-cell office:value-type="float" office:value="1800000000">
                <text:p>1800000000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900000000">
                <text:p>1900000000</text:p>
              </table:table-cell>
              <table:table-cell office:value-type="float" office:value="1900000000">
                <text:p>1900000000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00000000">
                <text:p>2000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67cm" svg:y="3.952cm" style:legend-expansion="high" chart:style-name="ch2"/>
        <chart:plot-area chart:style-name="ch3" table:cell-range-address="Sheet2.S2:Sheet2.U21 Sheet2.T1:Sheet2.U1" chart:data-source-has-labels="both" svg:x="0.32cm" svg:y="0.18cm" svg:width="9.227cm" svg:height="8.64cm">
          <chart:coordinate-region svg:x="1.641cm" svg:y="0.379cm" svg:width="7.906cm" svg:height="6.601cm"/>
          <chart:axis chart:dimension="x" chart:name="primary-x" chart:style-name="ch4" chartooo:axis-type="auto">
            <chartooo:date-scale/>
            <chart:categories table:cell-range-address="Sheet2.S2:Sheet2.S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T2:Sheet2.T21" chart:label-cell-address="Sheet2.T1:Sheet2.T1" chart:class="chart:line">
            <chart:data-point chart:repeated="20"/>
          </chart:series>
          <chart:series chart:style-name="ch7" chart:values-cell-range-address="Sheet2.U2:Sheet2.U21" chart:label-cell-address="Sheet2.U1:Sheet2.U1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ca Binaria Comp</text:p>
                <draw:g>
                  <svg:desc>Sheet2.T1:Sheet2.T1</svg:desc>
                </draw:g>
              </table:table-cell>
              <table:table-cell office:value-type="string">
                <text:p>Busca Binaria Recursiva Comp</text:p>
                <draw:g>
                  <svg:desc>Sheet2.U1:Sheet2.U1</svg:desc>
                </draw:g>
              </table:table-cell>
            </table:table-row>
          </table:table-header-rows>
          <table:table-rows>
            <table:table-row>
              <table:table-cell office:value-type="float" office:value="100000000">
                <text:p>100000000</text:p>
                <draw:g>
                  <svg:desc>Sheet2.S2:Sheet2.S21</svg:desc>
                </draw:g>
              </table:table-cell>
              <table:table-cell office:value-type="float" office:value="26">
                <text:p>26</text:p>
                <draw:g>
                  <svg:desc>Sheet2.T2:Sheet2.T21</svg:desc>
                </draw:g>
              </table:table-cell>
              <table:table-cell office:value-type="float" office:value="26">
                <text:p>26</text:p>
                <draw:g>
                  <svg:desc>Sheet2.U2:Sheet2.U21</svg:desc>
                </draw:g>
              </table:table-cell>
            </table:table-row>
            <table:table-row>
              <table:table-cell office:value-type="float" office:value="200000000">
                <text:p>200000000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00000000">
                <text:p>30000000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00000000">
                <text:p>40000000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00000000">
                <text:p>50000000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00000000">
                <text:p>60000000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700000000">
                <text:p>70000000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800000000">
                <text:p>80000000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900000000">
                <text:p>90000000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100000000">
                <text:p>110000000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200000000">
                <text:p>120000000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00000000">
                <text:p>130000000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400000000">
                <text:p>140000000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500000000">
                <text:p>150000000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600000000">
                <text:p>160000000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700000000">
                <text:p>170000000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800000000">
                <text:p>180000000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900000000">
                <text:p>190000000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00000000">
                <text:p>200000000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872cm" svg:y="3.057cm" style:legend-expansion="high" chart:style-name="ch2"/>
        <chart:plot-area chart:style-name="ch3" table:cell-range-address="Sheet2.S25:Sheet2.V44 Sheet2.T24:Sheet2.W24" chart:data-source-has-labels="both" svg:x="0.32cm" svg:y="0.18cm" svg:width="10.232cm" svg:height="8.64cm">
          <chart:coordinate-region svg:x="1.641cm" svg:y="0.379cm" svg:width="8.911cm" svg:height="6.601cm"/>
          <chart:axis chart:dimension="x" chart:name="primary-x" chart:style-name="ch4" chartooo:axis-type="auto">
            <chartooo:date-scale/>
            <chart:categories table:cell-range-address="Sheet2.S25:Sheet2.S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T25:Sheet2.T44" chart:label-cell-address="Sheet2.T24:Sheet2.T24" chart:class="chart:line">
            <chart:data-point chart:repeated="20"/>
          </chart:series>
          <chart:series chart:style-name="ch7" chart:values-cell-range-address="Sheet2.U25:Sheet2.U44" chart:label-cell-address="Sheet2.W24:Sheet2.W24" chart:class="chart:line">
            <chart:data-point chart:repeated="20"/>
          </chart:series>
          <chart:series chart:style-name="ch8" chart:values-cell-range-address="Sheet2.U25:Sheet2.U44" chart:label-cell-address="Sheet2.U24:Sheet2.U24" chart:class="chart:line">
            <chart:data-point chart:repeated="20"/>
          </chart:series>
          <chart:series chart:style-name="ch9" chart:values-cell-range-address="Sheet2.V25:Sheet2.V44" chart:label-cell-address="Sheet2.V24:Sheet2.V24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ca Linear Tempo</text:p>
                <draw:g>
                  <svg:desc>Sheet2.T24:Sheet2.T24</svg:desc>
                </draw:g>
              </table:table-cell>
              <table:table-cell office:value-type="string">
                <text:p>Busca Linear Recursiva Tempo</text:p>
                <draw:g>
                  <svg:desc>Sheet2.W24:Sheet2.W24</svg:desc>
                </draw:g>
              </table:table-cell>
              <table:table-cell office:value-type="string">
                <text:p>Busca Binaria Tempo</text:p>
                <draw:g>
                  <svg:desc>Sheet2.U24:Sheet2.U24</svg:desc>
                </draw:g>
              </table:table-cell>
              <table:table-cell office:value-type="string">
                <text:p>Busca Binaria Recursiva Tempo</text:p>
                <draw:g>
                  <svg:desc>Sheet2.V24:Sheet2.V24</svg:desc>
                </draw:g>
              </table:table-cell>
            </table:table-row>
          </table:table-header-rows>
          <table:table-rows>
            <table:table-row>
              <table:table-cell office:value-type="float" office:value="100000000">
                <text:p>100000000</text:p>
                <draw:g>
                  <svg:desc>Sheet2.S25:Sheet2.S44</svg:desc>
                </draw:g>
              </table:table-cell>
              <table:table-cell office:value-type="float" office:value="0.225914">
                <text:p>0.225914</text:p>
                <draw:g>
                  <svg:desc>Sheet2.T25:Sheet2.T44</svg:desc>
                </draw:g>
              </table:table-cell>
              <table:table-cell office:value-type="float" office:value="0.000002">
                <text:p>0.000002</text:p>
                <draw:g>
                  <svg:desc>Sheet2.U25:Sheet2.U44</svg:desc>
                </draw:g>
              </table:table-cell>
              <table:table-cell office:value-type="float" office:value="0.000002">
                <text:p>0.000002</text:p>
                <draw:g>
                  <svg:desc>Sheet2.U25:Sheet2.U44</svg:desc>
                </draw:g>
              </table:table-cell>
              <table:table-cell office:value-type="float" office:value="0.000001">
                <text:p>0.000001</text:p>
                <draw:g>
                  <svg:desc>Sheet2.V25:Sheet2.V44</svg:desc>
                </draw:g>
              </table:table-cell>
            </table:table-row>
            <table:table-row>
              <table:table-cell office:value-type="float" office:value="200000000">
                <text:p>200000000</text:p>
              </table:table-cell>
              <table:table-cell office:value-type="float" office:value="0.504001">
                <text:p>0.50400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300000000">
                <text:p>300000000</text:p>
              </table:table-cell>
              <table:table-cell office:value-type="float" office:value="0.675962">
                <text:p>0.67596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400000000">
                <text:p>400000000</text:p>
              </table:table-cell>
              <table:table-cell office:value-type="float" office:value="0.90151">
                <text:p>0.9015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500000000">
                <text:p>500000000</text:p>
              </table:table-cell>
              <table:table-cell office:value-type="float" office:value="1.126248">
                <text:p>1.12624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600000000">
                <text:p>600000000</text:p>
              </table:table-cell>
              <table:table-cell office:value-type="float" office:value="1.351503">
                <text:p>1.35150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700000000">
                <text:p>700000000</text:p>
              </table:table-cell>
              <table:table-cell office:value-type="float" office:value="1.57692">
                <text:p>1.5769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800000000">
                <text:p>800000000</text:p>
              </table:table-cell>
              <table:table-cell office:value-type="float" office:value="1.801748">
                <text:p>1.80174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900000000">
                <text:p>900000000</text:p>
              </table:table-cell>
              <table:table-cell office:value-type="float" office:value="2.026609">
                <text:p>2.02660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2.251768">
                <text:p>2.25176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100000000">
                <text:p>1100000000</text:p>
              </table:table-cell>
              <table:table-cell office:value-type="float" office:value="2.475943">
                <text:p>2.47594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200000000">
                <text:p>1200000000</text:p>
              </table:table-cell>
              <table:table-cell office:value-type="float" office:value="2.701216">
                <text:p>2.70121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300000000">
                <text:p>1300000000</text:p>
              </table:table-cell>
              <table:table-cell office:value-type="float" office:value="2.926251">
                <text:p>2.92625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400000000">
                <text:p>1400000000</text:p>
              </table:table-cell>
              <table:table-cell office:value-type="float" office:value="3.150586">
                <text:p>3.15058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500000000">
                <text:p>1500000000</text:p>
              </table:table-cell>
              <table:table-cell office:value-type="float" office:value="3.376608">
                <text:p>3.37660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600000000">
                <text:p>1600000000</text:p>
              </table:table-cell>
              <table:table-cell office:value-type="float" office:value="3.601239">
                <text:p>3.60123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700000000">
                <text:p>1700000000</text:p>
              </table:table-cell>
              <table:table-cell office:value-type="float" office:value="3.826417">
                <text:p>3.82641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800000000">
                <text:p>1800000000</text:p>
              </table:table-cell>
              <table:table-cell office:value-type="float" office:value="4.050175">
                <text:p>4.05017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900000000">
                <text:p>1900000000</text:p>
              </table:table-cell>
              <table:table-cell office:value-type="float" office:value="4.276939">
                <text:p>4.27693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2000000000">
                <text:p>2000000000</text:p>
              </table:table-cell>
              <table:table-cell office:value-type="float" office:value="4.500762">
                <text:p>4.50076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